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9946b" officeooo:paragraph-rsid="002ad0ac" style:font-weight-asian="normal" style:font-weight-complex="normal"/>
    </style:style>
    <style:style style:name="P7" style:family="paragraph" style:parent-style-name="Text_20_body">
      <style:text-properties fo:language="en" fo:country="US" officeooo:rsid="0030a80c" officeooo:paragraph-rsid="0030a80c"/>
    </style:style>
    <style:style style:name="P8" style:family="paragraph" style:parent-style-name="Text_20_body">
      <style:text-properties fo:language="en" fo:country="US" officeooo:rsid="0030a80c" officeooo:paragraph-rsid="0032797d"/>
    </style:style>
    <style:style style:name="P9" style:family="paragraph" style:parent-style-name="Text_20_body">
      <style:text-properties fo:language="en" fo:country="US" officeooo:rsid="0030a80c" officeooo:paragraph-rsid="0032fc74"/>
    </style:style>
    <style:style style:name="P10" style:family="paragraph" style:parent-style-name="Text_20_body">
      <style:text-properties fo:language="en" fo:country="US" officeooo:rsid="0030a80c" officeooo:paragraph-rsid="005cb323"/>
    </style:style>
    <style:style style:name="P11" style:family="paragraph" style:parent-style-name="Text_20_body">
      <style:text-properties fo:language="en" fo:country="US" officeooo:rsid="0030a80c" officeooo:paragraph-rsid="005e6dfe"/>
    </style:style>
    <style:style style:name="P12" style:family="paragraph" style:parent-style-name="Text_20_body">
      <style:text-properties fo:language="en" fo:country="US" officeooo:rsid="0030a80c" officeooo:paragraph-rsid="0060b3f9"/>
    </style:style>
    <style:style style:name="P13" style:family="paragraph" style:parent-style-name="Text_20_body">
      <style:text-properties fo:language="en" fo:country="US" officeooo:rsid="0030a80c" officeooo:paragraph-rsid="0063ab76"/>
    </style:style>
    <style:style style:name="P14" style:family="paragraph" style:parent-style-name="Text_20_body">
      <style:text-properties fo:language="en" fo:country="US" officeooo:rsid="003e12af" officeooo:paragraph-rsid="0042a348"/>
    </style:style>
    <style:style style:name="P15" style:family="paragraph" style:parent-style-name="Text_20_body">
      <style:text-properties fo:language="en" fo:country="US" officeooo:rsid="00426b64" officeooo:paragraph-rsid="00426b64"/>
    </style:style>
    <style:style style:name="P16" style:family="paragraph" style:parent-style-name="Text_20_body">
      <style:text-properties fo:language="en" fo:country="US" officeooo:rsid="00426b64" officeooo:paragraph-rsid="009c3a7b"/>
    </style:style>
    <style:style style:name="P17" style:family="paragraph" style:parent-style-name="Text_20_body">
      <style:text-properties fo:language="en" fo:country="US" officeooo:paragraph-rsid="0042a348"/>
    </style:style>
    <style:style style:name="P18" style:family="paragraph" style:parent-style-name="Text_20_body">
      <style:text-properties fo:language="en" fo:country="US" officeooo:paragraph-rsid="004ab43e"/>
    </style:style>
    <style:style style:name="P19" style:family="paragraph" style:parent-style-name="Text_20_body">
      <style:text-properties fo:language="en" fo:country="US" officeooo:rsid="004ab43e" officeooo:paragraph-rsid="004ab43e"/>
    </style:style>
    <style:style style:name="P20" style:family="paragraph" style:parent-style-name="Text_20_body">
      <style:text-properties fo:language="en" fo:country="US" officeooo:rsid="004ab43e" officeooo:paragraph-rsid="004ac3ab"/>
    </style:style>
    <style:style style:name="P21" style:family="paragraph" style:parent-style-name="Text_20_body">
      <style:text-properties fo:language="en" fo:country="US" officeooo:rsid="004ab43e" officeooo:paragraph-rsid="004ce86f"/>
    </style:style>
    <style:style style:name="P22" style:family="paragraph" style:parent-style-name="Text_20_body">
      <style:text-properties fo:language="en" fo:country="US" officeooo:rsid="004ab43e" officeooo:paragraph-rsid="004f23c2"/>
    </style:style>
    <style:style style:name="P23" style:family="paragraph" style:parent-style-name="Text_20_body">
      <style:text-properties fo:language="en" fo:country="US" officeooo:paragraph-rsid="004ac3ab"/>
    </style:style>
    <style:style style:name="P24" style:family="paragraph" style:parent-style-name="Text_20_body">
      <style:text-properties fo:language="en" fo:country="US" officeooo:rsid="004f23c2" officeooo:paragraph-rsid="004f23c2"/>
    </style:style>
    <style:style style:name="P25" style:family="paragraph" style:parent-style-name="Text_20_body">
      <style:text-properties fo:language="en" fo:country="US" officeooo:rsid="004ce86f" officeooo:paragraph-rsid="004ce86f"/>
    </style:style>
    <style:style style:name="P26" style:family="paragraph" style:parent-style-name="Text_20_body">
      <style:text-properties fo:language="en" fo:country="US" officeooo:rsid="00245e25" officeooo:paragraph-rsid="0053e20e"/>
    </style:style>
    <style:style style:name="P27" style:family="paragraph" style:parent-style-name="Text_20_body">
      <style:text-properties fo:language="en" fo:country="US" officeooo:rsid="00245e25" officeooo:paragraph-rsid="00245e25"/>
    </style:style>
    <style:style style:name="P28" style:family="paragraph" style:parent-style-name="Text_20_body">
      <style:text-properties fo:language="en" fo:country="US" officeooo:paragraph-rsid="00245e25"/>
    </style:style>
    <style:style style:name="P29" style:family="paragraph" style:parent-style-name="Text_20_body">
      <style:text-properties fo:language="en" fo:country="US" officeooo:rsid="005cb323" officeooo:paragraph-rsid="005cb323"/>
    </style:style>
    <style:style style:name="P30" style:family="paragraph" style:parent-style-name="Text_20_body">
      <style:text-properties fo:language="en" fo:country="US" officeooo:rsid="005e6dfe" officeooo:paragraph-rsid="005e6dfe"/>
    </style:style>
    <style:style style:name="P31" style:family="paragraph" style:parent-style-name="Text_20_body">
      <style:text-properties fo:language="en" fo:country="US" officeooo:rsid="00612d00" officeooo:paragraph-rsid="00612d00"/>
    </style:style>
    <style:style style:name="P32" style:family="paragraph" style:parent-style-name="Text_20_body">
      <style:text-properties fo:language="en" fo:country="US" officeooo:rsid="001ee786" officeooo:paragraph-rsid="003d4ced"/>
    </style:style>
    <style:style style:name="P33" style:family="paragraph" style:parent-style-name="Text_20_body">
      <style:text-properties fo:language="en" fo:country="US" officeooo:paragraph-rsid="0063ab76"/>
    </style:style>
    <style:style style:name="P34"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5"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6" style:family="paragraph" style:parent-style-name="Text_20_body">
      <style:text-properties fo:language="en" fo:country="US" officeooo:paragraph-rsid="0072a359"/>
    </style:style>
    <style:style style:name="P37" style:family="paragraph" style:parent-style-name="Text_20_body">
      <style:text-properties fo:language="en" fo:country="US" officeooo:rsid="0072a359" officeooo:paragraph-rsid="0072a359"/>
    </style:style>
    <style:style style:name="P38" style:family="paragraph" style:parent-style-name="Text_20_body">
      <style:text-properties fo:language="en" fo:country="US" officeooo:rsid="0073fe64" officeooo:paragraph-rsid="0073fe64"/>
    </style:style>
    <style:style style:name="P39" style:family="paragraph" style:parent-style-name="Text_20_body">
      <style:text-properties fo:language="en" fo:country="US" officeooo:rsid="0073fe64" officeooo:paragraph-rsid="00804650"/>
    </style:style>
    <style:style style:name="P40" style:family="paragraph" style:parent-style-name="Text_20_body">
      <style:text-properties fo:language="en" fo:country="US" officeooo:rsid="0073fe64" officeooo:paragraph-rsid="00885c79"/>
    </style:style>
    <style:style style:name="P41" style:family="paragraph" style:parent-style-name="Text_20_body">
      <style:text-properties fo:language="en" fo:country="US" officeooo:rsid="0032797d" officeooo:paragraph-rsid="0078283a"/>
    </style:style>
    <style:style style:name="P42" style:family="paragraph" style:parent-style-name="Text_20_body">
      <style:text-properties fo:language="en" fo:country="US" officeooo:rsid="0032797d" officeooo:paragraph-rsid="0078f5e0"/>
    </style:style>
    <style:style style:name="P43" style:family="paragraph" style:parent-style-name="Text_20_body">
      <style:text-properties fo:language="en" fo:country="US" officeooo:rsid="0078f5e0" officeooo:paragraph-rsid="0078f5e0"/>
    </style:style>
    <style:style style:name="P44" style:family="paragraph" style:parent-style-name="Text_20_body">
      <style:text-properties fo:language="en" fo:country="US" officeooo:rsid="00804650" officeooo:paragraph-rsid="00804650"/>
    </style:style>
    <style:style style:name="P45" style:family="paragraph" style:parent-style-name="Text_20_body">
      <style:text-properties fo:language="en" fo:country="US" officeooo:rsid="00823344" officeooo:paragraph-rsid="00823344"/>
    </style:style>
    <style:style style:name="P46" style:family="paragraph" style:parent-style-name="Text_20_body">
      <style:text-properties fo:language="en" fo:country="US" officeooo:rsid="008a02ff" officeooo:paragraph-rsid="008a02ff"/>
    </style:style>
    <style:style style:name="P47" style:family="paragraph" style:parent-style-name="Text_20_body">
      <style:text-properties fo:language="en" fo:country="US" officeooo:paragraph-rsid="009a215c"/>
    </style:style>
    <style:style style:name="P48" style:family="paragraph" style:parent-style-name="Text_20_body">
      <style:text-properties officeooo:paragraph-rsid="001ee786"/>
    </style:style>
    <style:style style:name="P49" style:family="paragraph" style:parent-style-name="Text_20_body">
      <style:text-properties officeooo:rsid="0021689e" officeooo:paragraph-rsid="0053e20e"/>
    </style:style>
    <style:style style:name="P50" style:family="paragraph" style:parent-style-name="Text_20_body">
      <style:text-properties officeooo:paragraph-rsid="00245e25"/>
    </style:style>
    <style:style style:name="P51" style:family="paragraph" style:parent-style-name="Text_20_body">
      <style:text-properties officeooo:paragraph-rsid="0024c9bd"/>
    </style:style>
    <style:style style:name="P52" style:family="paragraph" style:parent-style-name="Text_20_body">
      <style:text-properties officeooo:rsid="0029946b" officeooo:paragraph-rsid="0029946b"/>
    </style:style>
    <style:style style:name="P53" style:family="paragraph" style:parent-style-name="Text_20_body">
      <style:text-properties officeooo:paragraph-rsid="002ad0ac"/>
    </style:style>
    <style:style style:name="P54" style:family="paragraph" style:parent-style-name="Text_20_body">
      <style:text-properties officeooo:rsid="002ad0ac" officeooo:paragraph-rsid="002ad0ac"/>
    </style:style>
    <style:style style:name="P55" style:family="paragraph" style:parent-style-name="Text_20_body">
      <style:text-properties officeooo:paragraph-rsid="002445b8"/>
    </style:style>
    <style:style style:name="P56" style:family="paragraph" style:parent-style-name="Text_20_body">
      <style:text-properties officeooo:paragraph-rsid="002c6630"/>
    </style:style>
    <style:style style:name="P57" style:family="paragraph" style:parent-style-name="Text_20_body">
      <style:text-properties officeooo:paragraph-rsid="002e1f6e"/>
    </style:style>
    <style:style style:name="P58" style:family="paragraph" style:parent-style-name="Text_20_body">
      <style:text-properties officeooo:rsid="002e1f6e" officeooo:paragraph-rsid="002e1f6e"/>
    </style:style>
    <style:style style:name="P59" style:family="paragraph" style:parent-style-name="Text_20_body">
      <style:text-properties officeooo:paragraph-rsid="0030a80c"/>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font-weight="normal" officeooo:rsid="0027e569" officeooo:paragraph-rsid="0030dd98" style:font-weight-asian="normal" style:font-weight-complex="normal"/>
    </style:style>
    <style:style style:name="P62" style:family="paragraph" style:parent-style-name="Text_20_body">
      <style:text-properties fo:font-weight="normal" officeooo:rsid="00207232" officeooo:paragraph-rsid="00207232" style:font-weight-asian="normal" style:font-weight-complex="normal"/>
    </style:style>
    <style:style style:name="P63" style:family="paragraph" style:parent-style-name="Text_20_body">
      <style:text-properties fo:font-weight="normal" officeooo:rsid="0025f58f" officeooo:paragraph-rsid="006eb2fb" style:font-weight-asian="normal" style:font-weight-complex="normal"/>
    </style:style>
    <style:style style:name="P64" style:family="paragraph" style:parent-style-name="Text_20_body">
      <style:text-properties fo:font-weight="normal" officeooo:rsid="0025f58f" officeooo:paragraph-rsid="00765772" style:font-weight-asian="normal" style:font-weight-complex="normal"/>
    </style:style>
    <style:style style:name="P65" style:family="paragraph" style:parent-style-name="Text_20_body">
      <style:text-properties fo:font-weight="normal" officeooo:paragraph-rsid="00765772" style:font-weight-asian="normal" style:font-weight-complex="normal"/>
    </style:style>
    <style:style style:name="P66" style:family="paragraph" style:parent-style-name="Text_20_body">
      <style:text-properties fo:font-weight="normal" officeooo:rsid="009c1898" officeooo:paragraph-rsid="009c1898" style:font-weight-asian="normal" style:font-weight-complex="normal"/>
    </style:style>
    <style:style style:name="P67"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68" style:family="paragraph" style:parent-style-name="Text_20_body">
      <style:text-properties fo:color="#000000" style:font-name="Consolas" fo:font-size="10pt" officeooo:rsid="0065cada" officeooo:paragraph-rsid="0065cada" fo:background-color="#e8f2fe" style:font-size-asian="10pt"/>
    </style:style>
    <style:style style:name="P69" style:family="paragraph" style:parent-style-name="Text_20_body">
      <style:text-properties officeooo:paragraph-rsid="0032797d"/>
    </style:style>
    <style:style style:name="P70" style:family="paragraph" style:parent-style-name="Text_20_body">
      <style:text-properties officeooo:rsid="0032fc74" officeooo:paragraph-rsid="0032fc74"/>
    </style:style>
    <style:style style:name="P71" style:family="paragraph" style:parent-style-name="Text_20_body">
      <style:text-properties officeooo:paragraph-rsid="0032fc74"/>
    </style:style>
    <style:style style:name="P72" style:family="paragraph" style:parent-style-name="Text_20_body">
      <style:text-properties officeooo:rsid="003415ff" officeooo:paragraph-rsid="003415ff"/>
    </style:style>
    <style:style style:name="P73" style:family="paragraph" style:parent-style-name="Text_20_body">
      <style:text-properties officeooo:paragraph-rsid="003415ff"/>
    </style:style>
    <style:style style:name="P74" style:family="paragraph" style:parent-style-name="Text_20_body">
      <style:text-properties officeooo:rsid="003608ea" officeooo:paragraph-rsid="003608ea"/>
    </style:style>
    <style:style style:name="P75" style:family="paragraph" style:parent-style-name="Text_20_body">
      <style:text-properties officeooo:rsid="003608ea" officeooo:paragraph-rsid="009f9702"/>
    </style:style>
    <style:style style:name="P76" style:family="paragraph" style:parent-style-name="Text_20_body">
      <style:text-properties officeooo:paragraph-rsid="003608ea"/>
    </style:style>
    <style:style style:name="P77" style:family="paragraph" style:parent-style-name="Text_20_body">
      <style:text-properties officeooo:paragraph-rsid="0037981a"/>
    </style:style>
    <style:style style:name="P78" style:family="paragraph" style:parent-style-name="Text_20_body">
      <style:text-properties officeooo:rsid="0037981a" officeooo:paragraph-rsid="0037981a"/>
    </style:style>
    <style:style style:name="P79" style:family="paragraph" style:parent-style-name="Text_20_body">
      <style:text-properties officeooo:paragraph-rsid="003a8846"/>
    </style:style>
    <style:style style:name="P80" style:family="paragraph" style:parent-style-name="Text_20_body">
      <style:text-properties officeooo:rsid="00245e25" officeooo:paragraph-rsid="003d4ced"/>
    </style:style>
    <style:style style:name="P81" style:family="paragraph" style:parent-style-name="Text_20_body">
      <style:text-properties officeooo:rsid="00245e25" officeooo:paragraph-rsid="006db2e6"/>
    </style:style>
    <style:style style:name="P82" style:family="paragraph" style:parent-style-name="Text_20_body">
      <style:text-properties officeooo:rsid="00245e25" officeooo:paragraph-rsid="006f69c2"/>
    </style:style>
    <style:style style:name="P83" style:family="paragraph" style:parent-style-name="Text_20_body">
      <style:text-properties officeooo:rsid="0024c9bd" officeooo:paragraph-rsid="003d4ced"/>
    </style:style>
    <style:style style:name="P84" style:family="paragraph" style:parent-style-name="Text_20_body">
      <style:text-properties officeooo:rsid="003e12af" officeooo:paragraph-rsid="003e12af"/>
    </style:style>
    <style:style style:name="P85" style:family="paragraph" style:parent-style-name="Text_20_body">
      <style:text-properties officeooo:paragraph-rsid="0042a348"/>
    </style:style>
    <style:style style:name="P86" style:family="paragraph" style:parent-style-name="Text_20_body">
      <style:text-properties officeooo:rsid="0042a348" officeooo:paragraph-rsid="0042a348"/>
    </style:style>
    <style:style style:name="P87" style:family="paragraph" style:parent-style-name="Text_20_body">
      <style:text-properties officeooo:paragraph-rsid="0043f36a"/>
    </style:style>
    <style:style style:name="P88" style:family="paragraph" style:parent-style-name="Text_20_body">
      <style:text-properties officeooo:paragraph-rsid="004940b9"/>
    </style:style>
    <style:style style:name="P89" style:family="paragraph" style:parent-style-name="Text_20_body">
      <style:text-properties officeooo:rsid="004ab43e" officeooo:paragraph-rsid="004ab43e"/>
    </style:style>
    <style:style style:name="P90" style:family="paragraph" style:parent-style-name="Text_20_body">
      <style:text-properties officeooo:rsid="004ac3ab" officeooo:paragraph-rsid="004ac3ab"/>
    </style:style>
    <style:style style:name="P91" style:family="paragraph" style:parent-style-name="Text_20_body">
      <style:text-properties officeooo:paragraph-rsid="004ce86f"/>
    </style:style>
    <style:style style:name="P92" style:family="paragraph" style:parent-style-name="Text_20_body">
      <style:text-properties officeooo:rsid="004ce86f" officeooo:paragraph-rsid="004ce86f"/>
    </style:style>
    <style:style style:name="P93" style:family="paragraph" style:parent-style-name="Text_20_body">
      <style:text-properties officeooo:paragraph-rsid="00532357"/>
    </style:style>
    <style:style style:name="P94" style:family="paragraph" style:parent-style-name="Text_20_body">
      <style:text-properties officeooo:paragraph-rsid="0050cba9"/>
    </style:style>
    <style:style style:name="P95" style:family="paragraph" style:parent-style-name="Text_20_body">
      <style:text-properties officeooo:rsid="0053e20e" officeooo:paragraph-rsid="0053e20e"/>
    </style:style>
    <style:style style:name="P96" style:family="paragraph" style:parent-style-name="Text_20_body">
      <style:text-properties officeooo:paragraph-rsid="00586679"/>
    </style:style>
    <style:style style:name="P97" style:family="paragraph" style:parent-style-name="Text_20_body">
      <style:text-properties officeooo:paragraph-rsid="005cb323"/>
    </style:style>
    <style:style style:name="P98" style:family="paragraph" style:parent-style-name="Text_20_body">
      <style:text-properties officeooo:rsid="005cb323" officeooo:paragraph-rsid="005cb323"/>
    </style:style>
    <style:style style:name="P99" style:family="paragraph" style:parent-style-name="Text_20_body">
      <style:text-properties officeooo:rsid="005e6dfe" officeooo:paragraph-rsid="005e6dfe"/>
    </style:style>
    <style:style style:name="P100" style:family="paragraph" style:parent-style-name="Text_20_body">
      <style:text-properties officeooo:paragraph-rsid="00612d00"/>
    </style:style>
    <style:style style:name="P101" style:family="paragraph" style:parent-style-name="Text_20_body">
      <style:text-properties officeooo:rsid="00612d00" officeooo:paragraph-rsid="00612d00"/>
    </style:style>
    <style:style style:name="P102" style:family="paragraph" style:parent-style-name="Text_20_body">
      <style:text-properties officeooo:paragraph-rsid="0062bbe3"/>
    </style:style>
    <style:style style:name="P103" style:family="paragraph" style:parent-style-name="Text_20_body">
      <style:text-properties officeooo:paragraph-rsid="0063ab76"/>
    </style:style>
    <style:style style:name="P104" style:family="paragraph" style:parent-style-name="Text_20_body">
      <style:text-properties officeooo:paragraph-rsid="0064f607"/>
    </style:style>
    <style:style style:name="P105" style:family="paragraph" style:parent-style-name="Text_20_body">
      <style:text-properties officeooo:rsid="0064f607" officeooo:paragraph-rsid="0064f607"/>
    </style:style>
    <style:style style:name="P106" style:family="paragraph" style:parent-style-name="Text_20_body">
      <style:text-properties officeooo:rsid="0064f607" officeooo:paragraph-rsid="0065cada"/>
    </style:style>
    <style:style style:name="P107" style:family="paragraph" style:parent-style-name="Text_20_body">
      <style:text-properties officeooo:rsid="0064f607" officeooo:paragraph-rsid="0072a359"/>
    </style:style>
    <style:style style:name="P108" style:family="paragraph" style:parent-style-name="Text_20_body">
      <style:text-properties officeooo:paragraph-rsid="0065cada"/>
    </style:style>
    <style:style style:name="P109" style:family="paragraph" style:parent-style-name="Text_20_body">
      <style:text-properties officeooo:rsid="0065cada" officeooo:paragraph-rsid="0065cada"/>
    </style:style>
    <style:style style:name="P110" style:family="paragraph" style:parent-style-name="Text_20_body">
      <style:text-properties officeooo:paragraph-rsid="00676bf0"/>
    </style:style>
    <style:style style:name="P111" style:family="paragraph" style:parent-style-name="Text_20_body">
      <style:text-properties officeooo:paragraph-rsid="00688e77"/>
    </style:style>
    <style:style style:name="P112" style:family="paragraph" style:parent-style-name="Text_20_body">
      <style:text-properties officeooo:rsid="00688e77" officeooo:paragraph-rsid="00688e77"/>
    </style:style>
    <style:style style:name="P113" style:family="paragraph" style:parent-style-name="Text_20_body">
      <style:text-properties officeooo:paragraph-rsid="006a03c7"/>
    </style:style>
    <style:style style:name="P114" style:family="paragraph" style:parent-style-name="Text_20_body">
      <style:text-properties officeooo:paragraph-rsid="006b6b11"/>
    </style:style>
    <style:style style:name="P115" style:family="paragraph" style:parent-style-name="Text_20_body">
      <style:text-properties officeooo:paragraph-rsid="006cbae1"/>
    </style:style>
    <style:style style:name="P116" style:family="paragraph" style:parent-style-name="Text_20_body">
      <style:text-properties officeooo:rsid="006cbae1" officeooo:paragraph-rsid="006cbae1"/>
    </style:style>
    <style:style style:name="P117" style:family="paragraph" style:parent-style-name="Text_20_body">
      <style:text-properties officeooo:paragraph-rsid="006db2e6"/>
    </style:style>
    <style:style style:name="P118" style:family="paragraph" style:parent-style-name="Text_20_body">
      <style:text-properties officeooo:rsid="006eb2fb" officeooo:paragraph-rsid="006eb2fb"/>
    </style:style>
    <style:style style:name="P119" style:family="paragraph" style:parent-style-name="Text_20_body">
      <style:text-properties officeooo:paragraph-rsid="006eb2fb"/>
    </style:style>
    <style:style style:name="P120" style:family="paragraph" style:parent-style-name="Text_20_body">
      <style:text-properties officeooo:paragraph-rsid="006f69c2"/>
    </style:style>
    <style:style style:name="P121" style:family="paragraph" style:parent-style-name="Text_20_body">
      <style:text-properties officeooo:rsid="006f69c2" officeooo:paragraph-rsid="006f69c2"/>
    </style:style>
    <style:style style:name="P122" style:family="paragraph" style:parent-style-name="Text_20_body">
      <style:text-properties officeooo:rsid="006fb9cf" officeooo:paragraph-rsid="006fb9cf"/>
    </style:style>
    <style:style style:name="P123" style:family="paragraph" style:parent-style-name="Text_20_body">
      <style:text-properties officeooo:paragraph-rsid="0072a359"/>
    </style:style>
    <style:style style:name="P124" style:family="paragraph" style:parent-style-name="Text_20_body">
      <style:text-properties officeooo:rsid="0072a359" officeooo:paragraph-rsid="0072a359"/>
    </style:style>
    <style:style style:name="P125" style:family="paragraph" style:parent-style-name="Text_20_body">
      <style:text-properties officeooo:rsid="0072a359" officeooo:paragraph-rsid="007364d8"/>
    </style:style>
    <style:style style:name="P126" style:family="paragraph" style:parent-style-name="Text_20_body">
      <style:text-properties officeooo:rsid="0072a359" officeooo:paragraph-rsid="0073fe64"/>
    </style:style>
    <style:style style:name="P127" style:family="paragraph" style:parent-style-name="Text_20_body">
      <style:text-properties officeooo:rsid="0073fe64" officeooo:paragraph-rsid="0073fe64"/>
    </style:style>
    <style:style style:name="P128" style:family="paragraph" style:parent-style-name="Text_20_body">
      <style:text-properties officeooo:paragraph-rsid="00765772"/>
    </style:style>
    <style:style style:name="P129" style:family="paragraph" style:parent-style-name="Text_20_body">
      <style:text-properties officeooo:rsid="0078f5e0" officeooo:paragraph-rsid="0078f5e0"/>
    </style:style>
    <style:style style:name="P130" style:family="paragraph" style:parent-style-name="Text_20_body">
      <style:text-properties officeooo:paragraph-rsid="0078f5e0"/>
    </style:style>
    <style:style style:name="P131" style:family="paragraph" style:parent-style-name="Text_20_body">
      <style:text-properties officeooo:paragraph-rsid="00804650"/>
    </style:style>
    <style:style style:name="P132" style:family="paragraph" style:parent-style-name="Text_20_body">
      <style:text-properties officeooo:rsid="00823344" officeooo:paragraph-rsid="00823344"/>
    </style:style>
    <style:style style:name="P133" style:family="paragraph" style:parent-style-name="Text_20_body">
      <style:text-properties officeooo:paragraph-rsid="00823344"/>
    </style:style>
    <style:style style:name="P134" style:family="paragraph" style:parent-style-name="Text_20_body">
      <style:text-properties officeooo:paragraph-rsid="00885c79"/>
    </style:style>
    <style:style style:name="P135" style:family="paragraph" style:parent-style-name="Text_20_body">
      <style:text-properties officeooo:rsid="00891ff5" officeooo:paragraph-rsid="00891ff5"/>
    </style:style>
    <style:style style:name="P136" style:family="paragraph" style:parent-style-name="Text_20_body">
      <style:text-properties officeooo:paragraph-rsid="00891ff5"/>
    </style:style>
    <style:style style:name="P137" style:family="paragraph" style:parent-style-name="Text_20_body">
      <style:text-properties officeooo:paragraph-rsid="008a02ff"/>
    </style:style>
    <style:style style:name="P138" style:family="paragraph" style:parent-style-name="Text_20_body">
      <style:text-properties officeooo:rsid="008a02ff" officeooo:paragraph-rsid="008a02ff"/>
    </style:style>
    <style:style style:name="P139" style:family="paragraph" style:parent-style-name="Text_20_body">
      <style:text-properties officeooo:paragraph-rsid="008adc93"/>
    </style:style>
    <style:style style:name="P140" style:family="paragraph" style:parent-style-name="Text_20_body">
      <style:text-properties officeooo:paragraph-rsid="008cfca4"/>
    </style:style>
    <style:style style:name="P141" style:family="paragraph" style:parent-style-name="Text_20_body">
      <style:text-properties officeooo:paragraph-rsid="008d6838"/>
    </style:style>
    <style:style style:name="P142" style:family="paragraph" style:parent-style-name="Text_20_body">
      <style:text-properties officeooo:paragraph-rsid="008f75ed"/>
    </style:style>
    <style:style style:name="P143" style:family="paragraph" style:parent-style-name="Text_20_body">
      <style:text-properties officeooo:paragraph-rsid="007c9412"/>
    </style:style>
    <style:style style:name="P144" style:family="paragraph" style:parent-style-name="Text_20_body">
      <style:text-properties officeooo:paragraph-rsid="009994c5"/>
    </style:style>
    <style:style style:name="P145" style:family="paragraph" style:parent-style-name="Text_20_body">
      <style:text-properties officeooo:paragraph-rsid="007ac1f9"/>
    </style:style>
    <style:style style:name="P146" style:family="paragraph" style:parent-style-name="Text_20_body">
      <style:text-properties officeooo:paragraph-rsid="009a6416"/>
    </style:style>
    <style:style style:name="P147" style:family="paragraph" style:parent-style-name="Text_20_body">
      <style:text-properties officeooo:paragraph-rsid="009c3a7b"/>
    </style:style>
    <style:style style:name="P148" style:family="paragraph" style:parent-style-name="Text_20_body">
      <style:text-properties officeooo:paragraph-rsid="009dd3be"/>
    </style:style>
    <style:style style:name="P149" style:family="paragraph" style:parent-style-name="Text_20_body">
      <style:text-properties officeooo:paragraph-rsid="009f9702"/>
    </style:style>
    <style:style style:name="P150" style:family="paragraph" style:parent-style-name="Text_20_body" style:master-page-name="">
      <style:paragraph-properties style:page-number="auto" fo:keep-with-next="always"/>
    </style:style>
    <style:style style:name="P151"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52"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53" style:family="paragraph" style:parent-style-name="Text_20_body" style:master-page-name="">
      <style:paragraph-properties style:page-number="auto" fo:keep-with-next="always"/>
      <style:text-properties fo:language="en" fo:country="US" officeooo:rsid="0021689e" officeooo:paragraph-rsid="0021689e"/>
    </style:style>
    <style:style style:name="P154" style:family="paragraph" style:parent-style-name="Standard">
      <style:text-properties fo:language="en" fo:country="US"/>
    </style:style>
    <style:style style:name="P155"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56" style:family="paragraph" style:parent-style-name="Standard">
      <style:text-properties officeooo:paragraph-rsid="0021689e"/>
    </style:style>
    <style:style style:name="P157" style:family="paragraph" style:parent-style-name="Standard">
      <style:text-properties officeooo:paragraph-rsid="00217b4b"/>
    </style:style>
    <style:style style:name="P158" style:family="paragraph" style:parent-style-name="Standard">
      <style:text-properties officeooo:paragraph-rsid="00229221"/>
    </style:style>
    <style:style style:name="P159" style:family="paragraph" style:parent-style-name="Standard">
      <style:text-properties officeooo:paragraph-rsid="0022a1c4"/>
    </style:style>
    <style:style style:name="P160" style:family="paragraph" style:parent-style-name="Standard">
      <style:text-properties officeooo:paragraph-rsid="0027e569"/>
    </style:style>
    <style:style style:name="P161" style:family="paragraph" style:parent-style-name="Standard">
      <style:text-properties fo:color="#000000" style:font-name="Consolas" fo:font-size="10pt" officeooo:rsid="0024c9bd" officeooo:paragraph-rsid="0024c9bd" style:font-size-asian="10pt"/>
    </style:style>
    <style:style style:name="P162" style:family="paragraph" style:parent-style-name="Standard">
      <style:text-properties fo:color="#000000" style:font-name="Consolas" fo:font-size="10pt" officeooo:paragraph-rsid="0024c9bd" style:font-size-asian="10pt"/>
    </style:style>
    <style:style style:name="P163" style:family="paragraph" style:parent-style-name="Standard">
      <style:text-properties fo:color="#000000" style:font-name="Consolas" fo:font-size="10pt" officeooo:rsid="00671244" officeooo:paragraph-rsid="00671244" fo:background-color="#e8f2fe" style:font-size-asian="10pt"/>
    </style:style>
    <style:style style:name="P164"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65" style:family="paragraph" style:parent-style-name="Standard">
      <style:text-properties fo:color="#000000" style:font-name="Consolas" fo:font-size="10pt" fo:language="en" fo:country="US" fo:background-color="#e8f2fe" style:font-size-asian="10pt"/>
    </style:style>
    <style:style style:name="P166"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67"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68" style:family="paragraph" style:parent-style-name="Standard">
      <style:text-properties fo:color="#000000" style:font-name="Consolas" fo:font-size="10pt" fo:language="en" fo:country="US" officeooo:paragraph-rsid="0072a359" fo:background-color="#e8f2fe" style:font-size-asian="10pt"/>
    </style:style>
    <style:style style:name="P169" style:family="paragraph" style:parent-style-name="Standard">
      <style:text-properties fo:font-weight="normal" officeooo:paragraph-rsid="0027e569" style:font-weight-asian="normal" style:font-weight-complex="normal"/>
    </style:style>
    <style:style style:name="P170" style:family="paragraph" style:parent-style-name="Standard">
      <style:text-properties fo:font-weight="normal" officeooo:rsid="0027e569" officeooo:paragraph-rsid="0027e569" style:font-weight-asian="normal" style:font-weight-complex="normal"/>
    </style:style>
    <style:style style:name="P171" style:family="paragraph" style:parent-style-name="Standard">
      <style:text-properties fo:font-weight="normal" officeooo:paragraph-rsid="0039cd33" style:font-weight-asian="normal" style:font-weight-complex="normal"/>
    </style:style>
    <style:style style:name="P172" style:family="paragraph" style:parent-style-name="Standard">
      <style:text-properties officeooo:rsid="0032fc74" officeooo:paragraph-rsid="0032fc74"/>
    </style:style>
    <style:style style:name="P173" style:family="paragraph" style:parent-style-name="Standard">
      <style:text-properties officeooo:paragraph-rsid="0039cd33"/>
    </style:style>
    <style:style style:name="P174" style:family="paragraph" style:parent-style-name="Standard">
      <style:text-properties officeooo:paragraph-rsid="00532357"/>
    </style:style>
    <style:style style:name="P175" style:family="paragraph" style:parent-style-name="Standard">
      <style:text-properties officeooo:paragraph-rsid="0063fb7e"/>
    </style:style>
    <style:style style:name="P176" style:family="paragraph" style:parent-style-name="Standard">
      <style:text-properties officeooo:paragraph-rsid="0072a359"/>
    </style:style>
    <style:style style:name="P177" style:family="paragraph" style:parent-style-name="Standard">
      <style:text-properties officeooo:paragraph-rsid="007d2776"/>
    </style:style>
    <style:style style:name="P178" style:family="paragraph" style:parent-style-name="Standard">
      <style:text-properties officeooo:paragraph-rsid="008ba4b2"/>
    </style:style>
    <style:style style:name="P179" style:family="paragraph" style:parent-style-name="Standard">
      <style:text-properties fo:font-weight="bold" officeooo:paragraph-rsid="009a6416" style:font-weight-asian="bold" style:font-weight-complex="bold"/>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officeooo:paragraph-rsid="0063ab76"/>
    </style:style>
    <style:style style:name="P18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185" style:family="paragraph" style:parent-style-name="Title">
      <style:text-properties fo:language="en" fo:country="US" officeooo:rsid="001db99f" officeooo:paragraph-rsid="001db99f"/>
    </style:style>
    <style:style style:name="P186" style:family="paragraph" style:parent-style-name="Subtitle">
      <style:text-properties fo:language="en" fo:country="US" officeooo:rsid="001db99f" officeooo:paragraph-rsid="001db99f"/>
    </style:style>
    <style:style style:name="P187" style:family="paragraph" style:parent-style-name="Contents_20_2">
      <style:paragraph-properties>
        <style:tab-stops>
          <style:tab-stop style:position="17.59cm" style:type="right" style:leader-style="dotted" style:leader-text="."/>
        </style:tab-stops>
      </style:paragraph-properties>
    </style:style>
    <style:style style:name="P188" style:family="paragraph" style:parent-style-name="Contents_20_1">
      <style:paragraph-properties>
        <style:tab-stops>
          <style:tab-stop style:position="17.59cm" style:type="right" style:leader-style="dotted" style:leader-text="."/>
        </style:tab-stops>
      </style:paragraph-properties>
    </style:style>
    <style:style style:name="P189" style:family="paragraph" style:parent-style-name="Contents_20_4">
      <style:paragraph-properties>
        <style:tab-stops>
          <style:tab-stop style:position="17.59cm" style:type="right" style:leader-style="dotted" style:leader-text="."/>
        </style:tab-stops>
      </style:paragraph-properties>
    </style:style>
    <style:style style:name="P190" style:family="paragraph" style:parent-style-name="Contents_20_3">
      <style:paragraph-properties>
        <style:tab-stops>
          <style:tab-stop style:position="17.59cm" style:type="right" style:leader-style="dotted" style:leader-text="."/>
        </style:tab-stops>
      </style:paragraph-properties>
    </style:style>
    <style:style style:name="P191" style:family="paragraph" style:parent-style-name="Heading_20_4">
      <style:text-properties fo:language="en" fo:country="US"/>
    </style:style>
    <style:style style:name="P192" style:family="paragraph" style:parent-style-name="Heading_20_4">
      <style:text-properties officeooo:paragraph-rsid="00891ff5"/>
    </style:style>
    <style:style style:name="P193" style:family="paragraph" style:parent-style-name="Heading_20_3">
      <style:text-properties officeooo:paragraph-rsid="0053e20e"/>
    </style:style>
    <style:style style:name="P194" style:family="paragraph" style:parent-style-name="Heading_20_3">
      <style:text-properties fo:language="en" fo:country="US"/>
    </style:style>
    <style:style style:name="P195" style:family="paragraph" style:parent-style-name="Heading_20_3">
      <style:text-properties fo:language="en" fo:country="US" officeooo:rsid="0032797d" officeooo:paragraph-rsid="0032797d"/>
    </style:style>
    <style:style style:name="P196" style:family="paragraph" style:parent-style-name="Heading_20_3">
      <style:text-properties fo:language="en" fo:country="US" officeooo:rsid="0032797d" officeooo:paragraph-rsid="0078283a"/>
    </style:style>
    <style:style style:name="P197" style:family="paragraph" style:parent-style-name="Heading_20_3">
      <style:text-properties fo:language="en" fo:country="US" officeooo:rsid="0073fe64" officeooo:paragraph-rsid="00885c79"/>
    </style:style>
    <style:style style:name="P198" style:family="paragraph" style:parent-style-name="Heading_20_3">
      <style:text-properties fo:language="en" fo:country="US" officeooo:rsid="0073fe64" officeooo:paragraph-rsid="00804650"/>
    </style:style>
    <style:style style:name="P199" style:family="paragraph" style:parent-style-name="Heading_20_3">
      <style:text-properties officeooo:paragraph-rsid="006eb2fb"/>
    </style:style>
    <style:style style:name="P200" style:family="paragraph" style:parent-style-name="Heading_20_3">
      <style:text-properties officeooo:paragraph-rsid="00765772"/>
    </style:style>
    <style:style style:name="P201" style:family="paragraph" style:parent-style-name="Heading_20_3">
      <style:text-properties officeooo:rsid="007c9412" officeooo:paragraph-rsid="007c9412"/>
    </style:style>
    <style:style style:name="P202" style:family="paragraph" style:parent-style-name="Heading_20_1" style:list-style-name="">
      <style:text-properties fo:language="en" fo:country="US" officeooo:rsid="001db99f" officeooo:paragraph-rsid="001db99f"/>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fo:language="en" fo:country="US" officeooo:rsid="001db99f" officeooo:paragraph-rsid="001db99f"/>
    </style:style>
    <style:style style:name="P205" style:family="paragraph" style:parent-style-name="Heading_20_1" style:master-page-name="">
      <style:paragraph-properties style:page-number="auto" fo:break-before="auto" fo:break-after="auto"/>
      <style:text-properties officeooo:rsid="001ee786" officeooo:paragraph-rsid="00207232"/>
    </style:style>
    <style:style style:name="P206" style:family="paragraph" style:parent-style-name="Text_20_body">
      <style:text-properties fo:language="en" fo:country="US" fo:font-style="italic" officeooo:rsid="009994c5" style:font-style-asian="italic" style:font-style-complex="italic"/>
    </style:style>
    <style:style style:name="P207" style:family="paragraph" style:parent-style-name="Text_20_body" style:list-style-name="L1"/>
    <style:style style:name="P208" style:family="paragraph" style:parent-style-name="Text_20_body" style:list-style-name="L1">
      <style:text-properties officeooo:paragraph-rsid="00207232"/>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officeooo:rsid="001db99f"/>
    </style:style>
    <style:style style:name="T11" style:family="text">
      <style:text-properties fo:color="#000000" style:font-name="Consolas" fo:font-size="10pt" fo:background-color="#e8f2fe" loext:char-shading-value="0" style:font-size-asian="10pt"/>
    </style:style>
    <style:style style:name="T12" style:family="text">
      <style:text-properties fo:color="#000000" style:font-name="Consolas" fo:font-size="10pt" officeooo:rsid="002e1f6e" fo:background-color="#e8f2fe" loext:char-shading-value="0" style:font-size-asian="10pt"/>
    </style:style>
    <style:style style:name="T13" style:family="text">
      <style:text-properties fo:color="#000000" style:font-name="Consolas" fo:font-size="10pt" officeooo:rsid="0032797d" fo:background-color="#e8f2fe" loext:char-shading-value="0" style:font-size-asian="10pt"/>
    </style:style>
    <style:style style:name="T14" style:family="text">
      <style:text-properties fo:color="#000000" style:font-name="Consolas" fo:font-size="10pt" officeooo:rsid="003e12af" fo:background-color="#e8f2fe" loext:char-shading-value="0" style:font-size-asian="10pt"/>
    </style:style>
    <style:style style:name="T15" style:family="text">
      <style:text-properties fo:color="#000000" style:font-name="Consolas" fo:font-size="10pt" officeooo:rsid="002f6090" fo:background-color="#e8f2fe" loext:char-shading-value="0" style:font-size-asian="10pt"/>
    </style:style>
    <style:style style:name="T16" style:family="text">
      <style:text-properties fo:color="#000000" style:font-name="Consolas" fo:font-size="10pt" officeooo:rsid="0042a348" fo:background-color="#e8f2fe" loext:char-shading-value="0" style:font-size-asian="10pt"/>
    </style:style>
    <style:style style:name="T17" style:family="text">
      <style:text-properties fo:color="#000000" style:font-name="Consolas" fo:font-size="10pt" officeooo:rsid="002ad0ac" fo:background-color="#e8f2fe" loext:char-shading-value="0" style:font-size-asian="10pt"/>
    </style:style>
    <style:style style:name="T18" style:family="text">
      <style:text-properties fo:color="#000000" style:font-name="Consolas" fo:font-size="10pt" officeooo:rsid="00612d00" fo:background-color="#e8f2fe" loext:char-shading-value="0" style:font-size-asian="10pt"/>
    </style:style>
    <style:style style:name="T19" style:family="text">
      <style:text-properties fo:color="#000000" style:font-name="Consolas" fo:font-size="10pt" officeooo:rsid="0063e7fa" fo:background-color="#e8f2fe" loext:char-shading-value="0" style:font-size-asian="10pt"/>
    </style:style>
    <style:style style:name="T20" style:family="text">
      <style:text-properties fo:color="#000000" style:font-name="Consolas" fo:font-size="10pt" officeooo:rsid="0064f607" fo:background-color="#e8f2fe" loext:char-shading-value="0" style:font-size-asian="10pt"/>
    </style:style>
    <style:style style:name="T21" style:family="text">
      <style:text-properties fo:color="#000000" style:font-name="Consolas" fo:font-size="10pt" officeooo:rsid="0065cada" fo:background-color="#e8f2fe" loext:char-shading-value="0" style:font-size-asian="10pt"/>
    </style:style>
    <style:style style:name="T22" style:family="text">
      <style:text-properties fo:color="#000000" style:font-name="Consolas" fo:font-size="10pt" officeooo:rsid="00671244" fo:background-color="#e8f2fe" loext:char-shading-value="0" style:font-size-asian="10pt"/>
    </style:style>
    <style:style style:name="T23" style:family="text">
      <style:text-properties fo:color="#000000" style:font-name="Consolas" fo:font-size="10pt" officeooo:rsid="00688e77" fo:background-color="#e8f2fe" loext:char-shading-value="0" style:font-size-asian="10pt"/>
    </style:style>
    <style:style style:name="T24" style:family="text">
      <style:text-properties fo:color="#000000" style:font-name="Consolas" fo:font-size="10pt" officeooo:rsid="006cbae1" fo:background-color="#e8f2fe" loext:char-shading-value="0" style:font-size-asian="10pt"/>
    </style:style>
    <style:style style:name="T25" style:family="text">
      <style:text-properties fo:color="#000000" style:font-name="Consolas" fo:font-size="10pt" officeooo:rsid="00823344" fo:background-color="#e8f2fe" loext:char-shading-value="0" style:font-size-asian="10pt"/>
    </style:style>
    <style:style style:name="T26" style:family="text">
      <style:text-properties fo:color="#000000" style:font-name="Consolas" fo:font-size="10pt" officeooo:rsid="00891ff5" fo:background-color="#e8f2fe" loext:char-shading-value="0" style:font-size-asian="10pt"/>
    </style:style>
    <style:style style:name="T27" style:family="text">
      <style:text-properties fo:color="#000000" style:font-name="Consolas" fo:font-size="10pt" officeooo:rsid="0037981a" fo:background-color="#e8f2fe" loext:char-shading-value="0" style:font-size-asian="10pt"/>
    </style:style>
    <style:style style:name="T28" style:family="text">
      <style:text-properties fo:color="#000000" style:font-name="Consolas" fo:font-size="10pt" fo:language="en" fo:country="US" fo:background-color="#e8f2fe" loext:char-shading-value="0" style:font-size-asian="10pt"/>
    </style:style>
    <style:style style:name="T29" style:family="text">
      <style:text-properties fo:color="#000000" style:font-name="Consolas" fo:font-size="10pt" fo:language="en" fo:country="US" officeooo:rsid="001ee786" fo:background-color="#e8f2fe" loext:char-shading-value="0" style:font-size-asian="10pt"/>
    </style:style>
    <style:style style:name="T30" style:family="text">
      <style:text-properties fo:color="#000000" style:font-name="Consolas" fo:font-size="10pt" fo:language="en" fo:country="US" officeooo:rsid="0032797d" fo:background-color="#e8f2fe" loext:char-shading-value="0" style:font-size-asian="10pt"/>
    </style:style>
    <style:style style:name="T31" style:family="text">
      <style:text-properties fo:color="#000000" style:font-name="Consolas" fo:font-size="10pt" fo:language="en" fo:country="US" officeooo:rsid="0042a348" fo:background-color="#e8f2fe" loext:char-shading-value="0" style:font-size-asian="10pt"/>
    </style:style>
    <style:style style:name="T32" style:family="text">
      <style:text-properties fo:color="#000000" style:font-name="Consolas" fo:font-size="10pt" fo:language="en" fo:country="US" officeooo:rsid="0030a80c" fo:background-color="#e8f2fe" loext:char-shading-value="0" style:font-size-asian="10pt"/>
    </style:style>
    <style:style style:name="T33" style:family="text">
      <style:text-properties fo:color="#000000" style:font-name="Consolas" fo:font-size="10pt" fo:language="en" fo:country="US" officeooo:rsid="00612d00" fo:background-color="#e8f2fe" loext:char-shading-value="0" style:font-size-asian="10pt"/>
    </style:style>
    <style:style style:name="T34" style:family="text">
      <style:text-properties fo:color="#000000" style:font-name="Consolas" fo:font-size="10pt" fo:language="en" fo:country="US" officeooo:rsid="0063fb7e" fo:background-color="#e8f2fe" loext:char-shading-value="0" style:font-size-asian="10pt"/>
    </style:style>
    <style:style style:name="T35"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36" style:family="text">
      <style:text-properties fo:color="#000000" style:font-name="Consolas" fo:font-size="10pt" fo:language="en" fo:country="US" fo:font-weight="normal" style:font-size-asian="10pt" style:font-weight-asian="normal" style:font-weight-complex="normal"/>
    </style:style>
    <style:style style:name="T37"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38" style:family="text">
      <style:text-properties fo:color="#000000" style:font-name="Consolas" fo:font-size="10pt" fo:font-weight="normal" style:font-size-asian="10pt" style:font-weight-asian="normal" style:font-weight-complex="normal"/>
    </style:style>
    <style:style style:name="T39" style:family="text">
      <style:text-properties fo:color="#000000" style:font-name="Consolas" fo:font-size="10pt" style:font-size-asian="10pt"/>
    </style:style>
    <style:style style:name="T40" style:family="text">
      <style:text-properties fo:color="#000000" style:font-name="Consolas" fo:font-size="10pt" officeooo:rsid="0024c9bd" style:font-size-asian="10pt"/>
    </style:style>
    <style:style style:name="T41" style:family="text">
      <style:text-properties fo:color="#000000" style:font-name="Consolas" fo:font-size="10pt" officeooo:rsid="003415ff" style:font-size-asian="10pt"/>
    </style:style>
    <style:style style:name="T42" style:family="text">
      <style:text-properties fo:color="#000000" style:font-name="Consolas" fo:font-size="10pt" fo:background-color="#d4d4d4" loext:char-shading-value="0" style:font-size-asian="10pt"/>
    </style:style>
    <style:style style:name="T43" style:family="text">
      <style:text-properties fo:color="#000000" style:font-name="Consolas" fo:font-size="10pt" fo:font-style="italic" fo:background-color="#e8f2fe" loext:char-shading-value="0" style:font-size-asian="10pt" style:font-style-asian="italic"/>
    </style:style>
    <style:style style:name="T44" style:family="text">
      <style:text-properties fo:color="#000000" style:font-name="Consolas" fo:font-size="10pt" fo:font-style="italic" officeooo:rsid="0032797d" fo:background-color="#e8f2fe" loext:char-shading-value="0" style:font-size-asian="10pt" style:font-style-asian="italic"/>
    </style:style>
    <style:style style:name="T45" style:family="text">
      <style:text-properties fo:color="#000000" style:font-name="Consolas" fo:font-size="10pt" fo:font-style="italic" officeooo:rsid="003e12af" fo:background-color="#e8f2fe" loext:char-shading-value="0" style:font-size-asian="10pt" style:font-style-asian="italic"/>
    </style:style>
    <style:style style:name="T46" style:family="text">
      <style:text-properties fo:color="#000000" style:font-name="Consolas" fo:font-size="10pt" fo:font-style="italic" officeooo:rsid="0042a348" fo:background-color="#e8f2fe" loext:char-shading-value="0" style:font-size-asian="10pt" style:font-style-asian="italic"/>
    </style:style>
    <style:style style:name="T47" style:family="text">
      <style:text-properties fo:color="#000000" style:font-name="Consolas" fo:font-size="10pt" fo:font-style="italic" officeooo:rsid="00612d00" fo:background-color="#e8f2fe" loext:char-shading-value="0" style:font-size-asian="10pt" style:font-style-asian="italic"/>
    </style:style>
    <style:style style:name="T48" style:family="text">
      <style:text-properties fo:color="#000000" style:font-name="Consolas" fo:font-size="10pt" fo:font-style="italic" officeooo:rsid="00823344" fo:background-color="#e8f2fe" loext:char-shading-value="0" style:font-size-asian="10pt" style:font-style-asian="italic"/>
    </style:style>
    <style:style style:name="T49" style:family="text">
      <style:text-properties fo:color="#000000" style:font-name="Consolas" fo:font-size="10pt" fo:font-style="italic" officeooo:rsid="00891ff5" fo:background-color="#e8f2fe" loext:char-shading-value="0" style:font-size-asian="10pt" style:font-style-asian="italic"/>
    </style:style>
    <style:style style:name="T50" style:family="text">
      <style:text-properties fo:color="#000000" style:font-name="Consolas" fo:font-size="10pt" fo:font-style="italic" style:font-size-asian="10pt" style:font-style-asian="italic"/>
    </style:style>
    <style:style style:name="T51" style:family="text">
      <style:text-properties fo:color="#000000" style:font-name="Consolas" fo:font-size="10pt" fo:font-style="italic" officeooo:rsid="003415ff" style:font-size-asian="10pt" style:font-style-asian="italic"/>
    </style:style>
    <style:style style:name="T52" style:family="text">
      <style:text-properties fo:color="#000000" style:font-name="Consolas" fo:font-size="10pt" fo:font-style="italic" fo:font-weight="bold" style:font-size-asian="10pt" style:font-style-asian="italic" style:font-weight-asian="bold" style:font-weight-complex="bold"/>
    </style:style>
    <style:style style:name="T53" style:family="text">
      <style:text-properties fo:color="#000000" style:font-name="Consolas" fo:font-size="10pt" fo:font-style="italic" fo:font-weight="bold" fo:background-color="#e8f2fe" loext:char-shading-value="0" style:font-size-asian="10pt" style:font-style-asian="italic" style:font-weight-asian="bold"/>
    </style:style>
    <style:style style:name="T54" style:family="text">
      <style:text-properties fo:color="#000000" style:font-name="Consolas" fo:font-size="10pt" fo:font-weight="bold" style:font-size-asian="10pt" style:font-weight-asian="bold" style:font-weight-complex="bold"/>
    </style:style>
    <style:style style:name="T55" style:family="text">
      <style:text-properties fo:color="#000000" style:font-name="Consolas" fo:font-size="10pt" fo:font-weight="bold" fo:background-color="#e8f2fe" loext:char-shading-value="0" style:font-size-asian="10pt" style:font-weight-asian="bold" style:font-weight-complex="bold"/>
    </style:style>
    <style:style style:name="T56" style:family="text">
      <style:text-properties fo:color="#000000" style:font-name="Consolas" fo:font-size="9pt" fo:background-color="#e8f2fe" loext:char-shading-value="0" style:font-size-asian="9pt" style:font-size-complex="9pt"/>
    </style:style>
    <style:style style:name="T57" style:family="text">
      <style:text-properties fo:color="#000000" style:font-name="Consolas" fo:font-size="9pt" officeooo:rsid="003e12af" fo:background-color="#e8f2fe" loext:char-shading-value="0" style:font-size-asian="9pt" style:font-size-complex="9pt"/>
    </style:style>
    <style:style style:name="T58" style:family="text">
      <style:text-properties fo:color="#000000" style:font-name="Consolas" fo:font-size="9pt" officeooo:rsid="004ac3ab" fo:background-color="#e8f2fe" loext:char-shading-value="0" style:font-size-asian="9pt" style:font-size-complex="9pt"/>
    </style:style>
    <style:style style:name="T59" style:family="text">
      <style:text-properties fo:color="#000000" style:font-name="Consolas" fo:font-size="9pt" fo:language="en" fo:country="US" fo:background-color="#e8f2fe" loext:char-shading-value="0" style:font-size-asian="9pt" style:font-size-complex="9pt"/>
    </style:style>
    <style:style style:name="T60" style:family="text">
      <style:text-properties fo:color="#000000" style:font-name="Consolas" fo:font-size="9pt" style:font-size-asian="9pt" style:font-size-complex="9pt"/>
    </style:style>
    <style:style style:name="T61" style:family="text">
      <style:text-properties fo:color="#000000" style:font-name="Consolas" fo:font-size="9pt" officeooo:rsid="004ce86f" style:font-size-asian="9pt" style:font-size-complex="9pt"/>
    </style:style>
    <style:style style:name="T62" style:family="text">
      <style:text-properties fo:language="en" fo:country="US"/>
    </style:style>
    <style:style style:name="T63" style:family="text">
      <style:text-properties fo:language="en" fo:country="US" officeooo:rsid="001db99f"/>
    </style:style>
    <style:style style:name="T64" style:family="text">
      <style:text-properties fo:language="en" fo:country="US" fo:font-weight="bold" style:font-weight-asian="bold" style:font-weight-complex="bold"/>
    </style:style>
    <style:style style:name="T65" style:family="text">
      <style:text-properties fo:language="en" fo:country="US" fo:font-weight="bold" officeooo:rsid="00245e25" style:font-weight-asian="bold" style:font-weight-complex="bold"/>
    </style:style>
    <style:style style:name="T66" style:family="text">
      <style:text-properties fo:language="en" fo:country="US" fo:font-weight="bold" officeooo:rsid="002d3040" style:font-weight-asian="bold" style:font-weight-complex="bold"/>
    </style:style>
    <style:style style:name="T67" style:family="text">
      <style:text-properties fo:language="en" fo:country="US" fo:font-weight="bold" officeooo:rsid="003b63d9" style:font-weight-asian="bold" style:font-weight-complex="bold"/>
    </style:style>
    <style:style style:name="T68" style:family="text">
      <style:text-properties fo:language="en" fo:country="US" fo:font-weight="bold" officeooo:rsid="007ac1f9" style:font-weight-asian="bold" style:font-weight-complex="bold"/>
    </style:style>
    <style:style style:name="T69" style:family="text">
      <style:text-properties fo:language="en" fo:country="US" officeooo:rsid="001ee786"/>
    </style:style>
    <style:style style:name="T70" style:family="text">
      <style:text-properties fo:language="en" fo:country="US" fo:font-weight="normal" style:font-weight-asian="normal" style:font-weight-complex="normal"/>
    </style:style>
    <style:style style:name="T71" style:family="text">
      <style:text-properties fo:language="en" fo:country="US" fo:font-weight="normal" officeooo:rsid="0027e569" style:font-weight-asian="normal" style:font-weight-complex="normal"/>
    </style:style>
    <style:style style:name="T72" style:family="text">
      <style:text-properties fo:language="en" fo:country="US" fo:font-weight="normal" officeooo:rsid="0029946b" style:font-weight-asian="normal" style:font-weight-complex="normal"/>
    </style:style>
    <style:style style:name="T73" style:family="text">
      <style:text-properties fo:language="en" fo:country="US" fo:font-weight="normal" officeooo:rsid="002ad0ac" style:font-weight-asian="normal" style:font-weight-complex="normal"/>
    </style:style>
    <style:style style:name="T74" style:family="text">
      <style:text-properties fo:language="en" fo:country="US" fo:font-weight="normal" officeooo:rsid="002c6630" style:font-weight-asian="normal" style:font-weight-complex="normal"/>
    </style:style>
    <style:style style:name="T75" style:family="text">
      <style:text-properties fo:language="en" fo:country="US" fo:font-weight="normal" officeooo:rsid="002e1f6e" style:font-weight-asian="normal" style:font-weight-complex="normal"/>
    </style:style>
    <style:style style:name="T76" style:family="text">
      <style:text-properties fo:language="en" fo:country="US" fo:font-weight="normal" officeooo:rsid="007ac1f9" style:font-weight-asian="normal" style:font-weight-complex="normal"/>
    </style:style>
    <style:style style:name="T77" style:family="text">
      <style:text-properties fo:language="en" fo:country="US" fo:font-weight="normal" officeooo:rsid="0073fe64" style:font-weight-asian="normal" style:font-weight-complex="normal"/>
    </style:style>
    <style:style style:name="T78" style:family="text">
      <style:text-properties fo:language="en" fo:country="US" officeooo:rsid="002445b8"/>
    </style:style>
    <style:style style:name="T79" style:family="text">
      <style:text-properties fo:language="en" fo:country="US" officeooo:rsid="00245e25"/>
    </style:style>
    <style:style style:name="T80" style:family="text">
      <style:text-properties fo:language="en" fo:country="US" fo:font-style="italic" fo:font-weight="normal" officeooo:rsid="002e1f6e" style:font-style-asian="italic" style:font-weight-asian="normal" style:font-style-complex="italic" style:font-weight-complex="normal"/>
    </style:style>
    <style:style style:name="T81" style:family="text">
      <style:text-properties fo:language="en" fo:country="US" fo:font-style="italic" fo:font-weight="normal" officeooo:rsid="002c6630" style:font-style-asian="italic" style:font-weight-asian="normal" style:font-style-complex="italic" style:font-weight-complex="normal"/>
    </style:style>
    <style:style style:name="T82" style:family="text">
      <style:text-properties fo:language="en" fo:country="US" fo:font-style="italic" fo:font-weight="normal" officeooo:rsid="006b6b11" style:font-style-asian="italic" style:font-weight-asian="normal" style:font-style-complex="italic" style:font-weight-complex="normal"/>
    </style:style>
    <style:style style:name="T83" style:family="text">
      <style:text-properties fo:language="en" fo:country="US" fo:font-style="italic" fo:font-weight="normal" officeooo:rsid="003a8846" style:font-style-asian="italic" style:font-weight-asian="normal" style:font-style-complex="italic" style:font-weight-complex="normal"/>
    </style:style>
    <style:style style:name="T84" style:family="text">
      <style:text-properties fo:language="en" fo:country="US" fo:font-style="italic" style:font-style-asian="italic" style:font-style-complex="italic"/>
    </style:style>
    <style:style style:name="T85" style:family="text">
      <style:text-properties fo:language="en" fo:country="US" fo:font-style="italic" officeooo:rsid="00245e25" style:font-style-asian="italic" style:font-style-complex="italic"/>
    </style:style>
    <style:style style:name="T86" style:family="text">
      <style:text-properties fo:language="en" fo:country="US" fo:font-style="italic" officeooo:rsid="002f6090" style:font-style-asian="italic" style:font-style-complex="italic"/>
    </style:style>
    <style:style style:name="T87" style:family="text">
      <style:text-properties fo:language="en" fo:country="US" fo:font-style="italic" officeooo:rsid="002f9b5f" style:font-style-asian="italic" style:font-style-complex="italic"/>
    </style:style>
    <style:style style:name="T88" style:family="text">
      <style:text-properties fo:language="en" fo:country="US" fo:font-style="italic" officeooo:rsid="002e1f6e" style:font-style-asian="italic" style:font-style-complex="italic"/>
    </style:style>
    <style:style style:name="T89" style:family="text">
      <style:text-properties fo:language="en" fo:country="US" fo:font-style="italic" officeooo:rsid="0029946b" style:font-style-asian="italic" style:font-style-complex="italic"/>
    </style:style>
    <style:style style:name="T90" style:family="text">
      <style:text-properties fo:language="en" fo:country="US" fo:font-style="italic" officeooo:rsid="0032797d" style:font-style-asian="italic" style:font-style-complex="italic"/>
    </style:style>
    <style:style style:name="T91" style:family="text">
      <style:text-properties fo:language="en" fo:country="US" fo:font-style="italic" officeooo:rsid="0030a80c" style:font-style-asian="italic" style:font-style-complex="italic"/>
    </style:style>
    <style:style style:name="T92" style:family="text">
      <style:text-properties fo:language="en" fo:country="US" fo:font-style="italic" officeooo:rsid="003e12af" style:font-style-asian="italic" style:font-style-complex="italic"/>
    </style:style>
    <style:style style:name="T93" style:family="text">
      <style:text-properties fo:language="en" fo:country="US" fo:font-style="italic" officeooo:rsid="003fd05f" style:font-style-asian="italic" style:font-style-complex="italic"/>
    </style:style>
    <style:style style:name="T94" style:family="text">
      <style:text-properties fo:language="en" fo:country="US" fo:font-style="italic" officeooo:rsid="0042a348" style:font-style-asian="italic" style:font-style-complex="italic"/>
    </style:style>
    <style:style style:name="T95" style:family="text">
      <style:text-properties fo:language="en" fo:country="US" fo:font-style="italic" officeooo:rsid="0045a1bb" style:font-style-asian="italic" style:font-style-complex="italic"/>
    </style:style>
    <style:style style:name="T96" style:family="text">
      <style:text-properties fo:language="en" fo:country="US" fo:font-style="italic" officeooo:rsid="004ab43e" style:font-style-asian="italic" style:font-style-complex="italic"/>
    </style:style>
    <style:style style:name="T97" style:family="text">
      <style:text-properties fo:language="en" fo:country="US" fo:font-style="italic" officeooo:rsid="004ac3ab" style:font-style-asian="italic" style:font-style-complex="italic"/>
    </style:style>
    <style:style style:name="T98" style:family="text">
      <style:text-properties fo:language="en" fo:country="US" fo:font-style="italic" officeooo:rsid="0050cba9" style:font-style-asian="italic" style:font-style-complex="italic"/>
    </style:style>
    <style:style style:name="T99" style:family="text">
      <style:text-properties fo:language="en" fo:country="US" fo:font-style="italic" officeooo:rsid="0051a73c" style:font-style-asian="italic" style:font-style-complex="italic"/>
    </style:style>
    <style:style style:name="T100" style:family="text">
      <style:text-properties fo:language="en" fo:country="US" fo:font-style="italic" officeooo:rsid="005cb323" style:font-style-asian="italic" style:font-style-complex="italic"/>
    </style:style>
    <style:style style:name="T101" style:family="text">
      <style:text-properties fo:language="en" fo:country="US" fo:font-style="italic" officeooo:rsid="0060b3f9" style:font-style-asian="italic" style:font-style-complex="italic"/>
    </style:style>
    <style:style style:name="T102" style:family="text">
      <style:text-properties fo:language="en" fo:country="US" fo:font-style="italic" officeooo:rsid="006b6b11" style:font-style-asian="italic" style:font-style-complex="italic"/>
    </style:style>
    <style:style style:name="T103" style:family="text">
      <style:text-properties fo:language="en" fo:country="US" fo:font-style="italic" officeooo:rsid="0072a359" style:font-style-asian="italic" style:font-style-complex="italic"/>
    </style:style>
    <style:style style:name="T104" style:family="text">
      <style:text-properties fo:language="en" fo:country="US" fo:font-style="italic" officeooo:rsid="0073fe64" style:font-style-asian="italic" style:font-style-complex="italic"/>
    </style:style>
    <style:style style:name="T105" style:family="text">
      <style:text-properties fo:language="en" fo:country="US" fo:font-style="italic" officeooo:rsid="0064f607" style:font-style-asian="italic" style:font-style-complex="italic"/>
    </style:style>
    <style:style style:name="T106" style:family="text">
      <style:text-properties fo:language="en" fo:country="US" fo:font-style="italic" officeooo:rsid="0078283a" style:font-style-asian="italic" style:font-style-complex="italic"/>
    </style:style>
    <style:style style:name="T107" style:family="text">
      <style:text-properties fo:language="en" fo:country="US" fo:font-style="italic" officeooo:rsid="0078f5e0" style:font-style-asian="italic" style:font-style-complex="italic"/>
    </style:style>
    <style:style style:name="T108" style:family="text">
      <style:text-properties fo:language="en" fo:country="US" fo:font-style="italic" officeooo:rsid="00804650" style:font-style-asian="italic" style:font-style-complex="italic"/>
    </style:style>
    <style:style style:name="T109" style:family="text">
      <style:text-properties fo:language="en" fo:country="US" fo:font-style="italic" officeooo:rsid="00823344" style:font-style-asian="italic" style:font-style-complex="italic"/>
    </style:style>
    <style:style style:name="T110" style:family="text">
      <style:text-properties fo:language="en" fo:country="US" fo:font-style="italic" officeooo:rsid="00891ff5" style:font-style-asian="italic" style:font-style-complex="italic"/>
    </style:style>
    <style:style style:name="T111" style:family="text">
      <style:text-properties fo:language="en" fo:country="US" fo:font-style="italic" officeooo:rsid="008adc93" style:font-style-asian="italic" style:font-style-complex="italic"/>
    </style:style>
    <style:style style:name="T112" style:family="text">
      <style:text-properties fo:language="en" fo:country="US" fo:font-style="italic" officeooo:rsid="008d6838" style:font-style-asian="italic" style:font-style-complex="italic"/>
    </style:style>
    <style:style style:name="T113" style:family="text">
      <style:text-properties fo:language="en" fo:country="US" fo:font-style="italic" officeooo:rsid="008f75ed" style:font-style-asian="italic" style:font-style-complex="italic"/>
    </style:style>
    <style:style style:name="T114" style:family="text">
      <style:text-properties fo:language="en" fo:country="US" fo:font-style="italic" officeooo:rsid="009994c5" style:font-style-asian="italic" style:font-style-complex="italic"/>
    </style:style>
    <style:style style:name="T115" style:family="text">
      <style:text-properties fo:language="en" fo:country="US" fo:font-style="italic" officeooo:rsid="009a215c" style:font-style-asian="italic" style:font-style-complex="italic"/>
    </style:style>
    <style:style style:name="T116" style:family="text">
      <style:text-properties fo:language="en" fo:country="US" fo:font-style="italic" officeooo:rsid="001ee786" style:font-style-asian="italic" style:font-style-complex="italic"/>
    </style:style>
    <style:style style:name="T117" style:family="text">
      <style:text-properties fo:language="en" fo:country="US" fo:font-style="italic" officeooo:rsid="0048c247" style:font-style-asian="italic" style:font-style-complex="italic"/>
    </style:style>
    <style:style style:name="T118" style:family="text">
      <style:text-properties fo:language="en" fo:country="US" fo:font-style="italic" officeooo:rsid="009c3a7b" style:font-style-asian="italic" style:font-style-complex="italic"/>
    </style:style>
    <style:style style:name="T119" style:family="text">
      <style:text-properties fo:language="en" fo:country="US" fo:font-style="italic" officeooo:rsid="009f8027" style:font-style-asian="italic" style:font-style-complex="italic"/>
    </style:style>
    <style:style style:name="T120" style:family="text">
      <style:text-properties fo:language="en" fo:country="US" fo:font-style="italic" fo:font-weight="bold" style:font-style-asian="italic" style:font-weight-asian="bold" style:font-style-complex="italic" style:font-weight-complex="bold"/>
    </style:style>
    <style:style style:name="T121" style:family="text">
      <style:text-properties fo:language="en" fo:country="US" fo:font-style="italic" fo:font-weight="bold" officeooo:rsid="0030dd98" style:font-style-asian="italic" style:font-weight-asian="bold" style:font-style-complex="italic" style:font-weight-complex="bold"/>
    </style:style>
    <style:style style:name="T122" style:family="text">
      <style:text-properties fo:language="en" fo:country="US" fo:font-style="italic" fo:font-weight="bold" officeooo:rsid="002e1f6e" style:font-style-asian="italic" style:font-weight-asian="bold" style:font-style-complex="italic" style:font-weight-complex="bold"/>
    </style:style>
    <style:style style:name="T123" style:family="text">
      <style:text-properties fo:language="en" fo:country="US" fo:font-style="italic" fo:font-weight="bold" officeooo:rsid="0029946b" style:font-style-asian="italic" style:font-weight-asian="bold" style:font-style-complex="italic" style:font-weight-complex="bold"/>
    </style:style>
    <style:style style:name="T124" style:family="text">
      <style:text-properties fo:language="en" fo:country="US" fo:font-style="italic" fo:font-weight="bold" officeooo:rsid="0032797d" style:font-style-asian="italic" style:font-weight-asian="bold" style:font-style-complex="italic" style:font-weight-complex="bold"/>
    </style:style>
    <style:style style:name="T125" style:family="text">
      <style:text-properties fo:language="en" fo:country="US" fo:font-style="italic" fo:font-weight="bold" officeooo:rsid="0030a80c" style:font-style-asian="italic" style:font-weight-asian="bold" style:font-style-complex="italic" style:font-weight-complex="bold"/>
    </style:style>
    <style:style style:name="T126" style:family="text">
      <style:text-properties fo:language="en" fo:country="US" fo:font-style="italic" fo:font-weight="bold" officeooo:rsid="0032fc74" style:font-style-asian="italic" style:font-weight-asian="bold" style:font-style-complex="italic" style:font-weight-complex="bold"/>
    </style:style>
    <style:style style:name="T127" style:family="text">
      <style:text-properties fo:language="en" fo:country="US" fo:font-style="italic" fo:font-weight="bold" officeooo:rsid="002f9b5f" style:font-style-asian="italic" style:font-weight-asian="bold" style:font-style-complex="italic" style:font-weight-complex="bold"/>
    </style:style>
    <style:style style:name="T128" style:family="text">
      <style:text-properties fo:language="en" fo:country="US" fo:font-style="italic" fo:font-weight="bold" officeooo:rsid="0045a1bb" style:font-style-asian="italic" style:font-weight-asian="bold" style:font-style-complex="italic" style:font-weight-complex="bold"/>
    </style:style>
    <style:style style:name="T129" style:family="text">
      <style:text-properties fo:language="en" fo:country="US" fo:font-style="italic" fo:font-weight="bold" officeooo:rsid="006b6b11" style:font-style-asian="italic" style:font-weight-asian="bold" style:font-style-complex="italic" style:font-weight-complex="bold"/>
    </style:style>
    <style:style style:name="T130" style:family="text">
      <style:text-properties fo:language="en" fo:country="US" officeooo:rsid="002ad0ac"/>
    </style:style>
    <style:style style:name="T131" style:family="text">
      <style:text-properties fo:language="en" fo:country="US" officeooo:rsid="002d3040"/>
    </style:style>
    <style:style style:name="T132" style:family="text">
      <style:text-properties fo:language="en" fo:country="US" officeooo:rsid="002f6090"/>
    </style:style>
    <style:style style:name="T133" style:family="text">
      <style:text-properties fo:language="en" fo:country="US" officeooo:rsid="0030a80c"/>
    </style:style>
    <style:style style:name="T134" style:family="text">
      <style:text-properties fo:language="en" fo:country="US" fo:font-style="normal" style:font-style-asian="normal" style:font-style-complex="normal"/>
    </style:style>
    <style:style style:name="T135" style:family="text">
      <style:text-properties fo:language="en" fo:country="US" fo:font-style="normal" fo:font-weight="normal" officeooo:rsid="003a8846" style:font-style-asian="normal" style:font-weight-asian="normal" style:font-style-complex="normal" style:font-weight-complex="normal"/>
    </style:style>
    <style:style style:name="T136" style:family="text">
      <style:text-properties fo:language="en" fo:country="US" fo:font-style="normal" fo:font-weight="normal" officeooo:rsid="006b6b11" style:font-style-asian="normal" style:font-weight-asian="normal" style:font-style-complex="normal" style:font-weight-complex="normal"/>
    </style:style>
    <style:style style:name="T137" style:family="text">
      <style:text-properties fo:language="en" fo:country="US" fo:font-style="normal" fo:font-weight="normal" officeooo:rsid="006cbae1" style:font-style-asian="normal" style:font-weight-asian="normal" style:font-style-complex="normal" style:font-weight-complex="normal"/>
    </style:style>
    <style:style style:name="T138" style:family="text">
      <style:text-properties fo:language="en" fo:country="US" officeooo:rsid="002c6630"/>
    </style:style>
    <style:style style:name="T139" style:family="text">
      <style:text-properties fo:language="en" fo:country="US" officeooo:rsid="0029946b"/>
    </style:style>
    <style:style style:name="T140" style:family="text">
      <style:text-properties fo:language="en" fo:country="US" officeooo:rsid="002e1f6e"/>
    </style:style>
    <style:style style:name="T141" style:family="text">
      <style:text-properties fo:language="en" fo:country="US" officeooo:rsid="0032797d"/>
    </style:style>
    <style:style style:name="T142" style:family="text">
      <style:text-properties fo:language="en" fo:country="US" officeooo:rsid="0032fc74"/>
    </style:style>
    <style:style style:name="T143" style:family="text">
      <style:text-properties fo:language="en" fo:country="US" officeooo:rsid="003b4d83"/>
    </style:style>
    <style:style style:name="T144" style:family="text">
      <style:text-properties fo:language="en" fo:country="US" officeooo:rsid="003d4ced"/>
    </style:style>
    <style:style style:name="T145" style:family="text">
      <style:text-properties fo:language="en" fo:country="US" officeooo:rsid="0042a348"/>
    </style:style>
    <style:style style:name="T146" style:family="text">
      <style:text-properties fo:language="en" fo:country="US" officeooo:rsid="003e12af"/>
    </style:style>
    <style:style style:name="T147" style:family="text">
      <style:text-properties fo:language="en" fo:country="US" officeooo:rsid="003fd05f"/>
    </style:style>
    <style:style style:name="T148" style:family="text">
      <style:text-properties fo:language="en" fo:country="US" officeooo:rsid="0043f36a"/>
    </style:style>
    <style:style style:name="T149" style:family="text">
      <style:text-properties fo:language="en" fo:country="US" officeooo:rsid="0045a1bb"/>
    </style:style>
    <style:style style:name="T150" style:family="text">
      <style:text-properties fo:language="en" fo:country="US" officeooo:rsid="00477a3b"/>
    </style:style>
    <style:style style:name="T151" style:family="text">
      <style:text-properties fo:language="en" fo:country="US" officeooo:rsid="0048ab68"/>
    </style:style>
    <style:style style:name="T152" style:family="text">
      <style:text-properties fo:language="en" fo:country="US" officeooo:rsid="0048c247"/>
    </style:style>
    <style:style style:name="T153" style:family="text">
      <style:text-properties fo:language="en" fo:country="US" officeooo:rsid="004940b9"/>
    </style:style>
    <style:style style:name="T154" style:family="text">
      <style:text-properties fo:language="en" fo:country="US" officeooo:rsid="0049d441"/>
    </style:style>
    <style:style style:name="T155" style:family="text">
      <style:text-properties fo:language="en" fo:country="US" officeooo:rsid="004ab43e"/>
    </style:style>
    <style:style style:name="T156" style:family="text">
      <style:text-properties fo:language="en" fo:country="US" officeooo:rsid="004ac3ab"/>
    </style:style>
    <style:style style:name="T157" style:family="text">
      <style:text-properties fo:language="en" fo:country="US" officeooo:rsid="004ce86f"/>
    </style:style>
    <style:style style:name="T158" style:family="text">
      <style:text-properties fo:language="en" fo:country="US" officeooo:rsid="0050cba9"/>
    </style:style>
    <style:style style:name="T159" style:family="text">
      <style:text-properties fo:language="en" fo:country="US" officeooo:rsid="0051a73c"/>
    </style:style>
    <style:style style:name="T160" style:family="text">
      <style:text-properties fo:language="en" fo:country="US" officeooo:rsid="0053037d"/>
    </style:style>
    <style:style style:name="T161" style:family="text">
      <style:text-properties fo:language="en" fo:country="US" officeooo:rsid="00532357"/>
    </style:style>
    <style:style style:name="T162" style:family="text">
      <style:text-properties fo:language="en" fo:country="US" officeooo:rsid="0053e20e"/>
    </style:style>
    <style:style style:name="T163" style:family="text">
      <style:text-properties fo:language="en" fo:country="US" officeooo:rsid="0054cbe9"/>
    </style:style>
    <style:style style:name="T164" style:family="text">
      <style:text-properties fo:language="en" fo:country="US" officeooo:rsid="00586679"/>
    </style:style>
    <style:style style:name="T165" style:family="text">
      <style:text-properties fo:language="en" fo:country="US" officeooo:rsid="005a4ebe"/>
    </style:style>
    <style:style style:name="T166" style:family="text">
      <style:text-properties fo:language="en" fo:country="US" officeooo:rsid="005ada19"/>
    </style:style>
    <style:style style:name="T167" style:family="text">
      <style:text-properties fo:language="en" fo:country="US" officeooo:rsid="0060ac12"/>
    </style:style>
    <style:style style:name="T168" style:family="text">
      <style:text-properties fo:language="en" fo:country="US" officeooo:rsid="00612d00"/>
    </style:style>
    <style:style style:name="T169" style:family="text">
      <style:text-properties fo:language="en" fo:country="US" officeooo:rsid="0063ab76"/>
    </style:style>
    <style:style style:name="T170" style:family="text">
      <style:text-properties fo:language="en" fo:country="US" officeooo:rsid="0065cada"/>
    </style:style>
    <style:style style:name="T171" style:family="text">
      <style:text-properties fo:language="en" fo:country="US" officeooo:rsid="0072a359"/>
    </style:style>
    <style:style style:name="T172" style:family="text">
      <style:text-properties fo:language="en" fo:country="US" officeooo:rsid="0073fe64"/>
    </style:style>
    <style:style style:name="T173" style:family="text">
      <style:text-properties fo:language="en" fo:country="US" officeooo:rsid="0064f607"/>
    </style:style>
    <style:style style:name="T174" style:family="text">
      <style:text-properties fo:language="en" fo:country="US" officeooo:rsid="0078f5e0"/>
    </style:style>
    <style:style style:name="T175" style:family="text">
      <style:text-properties fo:language="en" fo:country="US" officeooo:rsid="007c9412"/>
    </style:style>
    <style:style style:name="T176" style:family="text">
      <style:text-properties fo:language="en" fo:country="US" officeooo:rsid="00804650"/>
    </style:style>
    <style:style style:name="T177" style:family="text">
      <style:text-properties fo:language="en" fo:country="US" officeooo:rsid="00823344"/>
    </style:style>
    <style:style style:name="T178" style:family="text">
      <style:text-properties fo:language="en" fo:country="US" officeooo:rsid="0083b068"/>
    </style:style>
    <style:style style:name="T179" style:family="text">
      <style:text-properties fo:language="en" fo:country="US" officeooo:rsid="0086ea90"/>
    </style:style>
    <style:style style:name="T180" style:family="text">
      <style:text-properties fo:language="en" fo:country="US" officeooo:rsid="00885c79"/>
    </style:style>
    <style:style style:name="T181" style:family="text">
      <style:text-properties fo:language="en" fo:country="US" officeooo:rsid="00891ff5"/>
    </style:style>
    <style:style style:name="T182" style:family="text">
      <style:text-properties fo:language="en" fo:country="US" officeooo:rsid="008a02ff"/>
    </style:style>
    <style:style style:name="T183" style:family="text">
      <style:text-properties fo:language="en" fo:country="US" officeooo:rsid="008adc93"/>
    </style:style>
    <style:style style:name="T184" style:family="text">
      <style:text-properties fo:language="en" fo:country="US" officeooo:rsid="008d6838"/>
    </style:style>
    <style:style style:name="T185" style:family="text">
      <style:text-properties fo:language="en" fo:country="US" officeooo:rsid="008f75ed"/>
    </style:style>
    <style:style style:name="T186" style:family="text">
      <style:text-properties fo:language="en" fo:country="US" officeooo:rsid="009994c5"/>
    </style:style>
    <style:style style:name="T187" style:family="text">
      <style:text-properties fo:language="en" fo:country="US" officeooo:rsid="009a215c"/>
    </style:style>
    <style:style style:name="T188" style:family="text">
      <style:text-properties fo:language="en" fo:country="US" officeooo:rsid="0021689e"/>
    </style:style>
    <style:style style:name="T189" style:family="text">
      <style:text-properties fo:language="en" fo:country="US" officeooo:rsid="009a6416"/>
    </style:style>
    <style:style style:name="T190" style:family="text">
      <style:text-properties fo:language="en" fo:country="US" officeooo:rsid="009c3a7b"/>
    </style:style>
    <style:style style:name="T191" style:family="text">
      <style:text-properties fo:font-weight="bold" style:font-weight-asian="bold" style:font-weight-complex="bold"/>
    </style:style>
    <style:style style:name="T192" style:family="text">
      <style:text-properties fo:font-weight="bold" officeooo:rsid="00207232" style:font-weight-asian="bold" style:font-weight-complex="bold"/>
    </style:style>
    <style:style style:name="T193" style:family="text">
      <style:text-properties fo:font-weight="bold" officeooo:rsid="006eb2fb" style:font-weight-asian="bold" style:font-weight-complex="bold"/>
    </style:style>
    <style:style style:name="T194" style:family="text">
      <style:text-properties fo:font-weight="bold" officeooo:rsid="006fb9cf" style:font-weight-asian="bold" style:font-weight-complex="bold"/>
    </style:style>
    <style:style style:name="T195" style:family="text">
      <style:text-properties fo:font-weight="bold" officeooo:rsid="009c3a7b" style:font-weight-asian="bold" style:font-weight-complex="bold"/>
    </style:style>
    <style:style style:name="T196" style:family="text">
      <style:text-properties officeooo:rsid="001ee786"/>
    </style:style>
    <style:style style:name="T197" style:family="text">
      <style:text-properties officeooo:rsid="00207232"/>
    </style:style>
    <style:style style:name="T198" style:family="text">
      <style:text-properties fo:font-style="italic" style:font-style-asian="italic" style:font-style-complex="italic"/>
    </style:style>
    <style:style style:name="T199" style:family="text">
      <style:text-properties fo:font-style="italic" officeooo:rsid="0021689e" style:font-style-asian="italic" style:font-style-complex="italic"/>
    </style:style>
    <style:style style:name="T200" style:family="text">
      <style:text-properties fo:font-style="italic" officeooo:rsid="00245e25" style:font-style-asian="italic" style:font-style-complex="italic"/>
    </style:style>
    <style:style style:name="T201" style:family="text">
      <style:text-properties fo:font-style="italic" officeooo:rsid="002d3040" style:font-style-asian="italic" style:font-style-complex="italic"/>
    </style:style>
    <style:style style:name="T202" style:family="text">
      <style:text-properties fo:font-style="italic" officeooo:rsid="002e1f6e" style:font-style-asian="italic" style:font-style-complex="italic"/>
    </style:style>
    <style:style style:name="T203" style:family="text">
      <style:text-properties fo:font-style="italic" officeooo:rsid="003608ea" style:font-style-asian="italic" style:font-style-complex="italic"/>
    </style:style>
    <style:style style:name="T204" style:family="text">
      <style:text-properties fo:font-style="italic" officeooo:rsid="0037981a" style:font-style-asian="italic" style:font-style-complex="italic"/>
    </style:style>
    <style:style style:name="T205" style:family="text">
      <style:text-properties fo:font-style="italic" officeooo:rsid="003e12af" style:font-style-asian="italic" style:font-style-complex="italic"/>
    </style:style>
    <style:style style:name="T206" style:family="text">
      <style:text-properties fo:font-style="italic" officeooo:rsid="003ece1b" style:font-style-asian="italic" style:font-style-complex="italic"/>
    </style:style>
    <style:style style:name="T207" style:family="text">
      <style:text-properties fo:font-style="italic" officeooo:rsid="003fd05f" style:font-style-asian="italic" style:font-style-complex="italic"/>
    </style:style>
    <style:style style:name="T208" style:family="text">
      <style:text-properties fo:font-style="italic" officeooo:rsid="002f6090" style:font-style-asian="italic" style:font-style-complex="italic"/>
    </style:style>
    <style:style style:name="T209" style:family="text">
      <style:text-properties fo:font-style="italic" officeooo:rsid="004ce86f" style:font-style-asian="italic" style:font-style-complex="italic"/>
    </style:style>
    <style:style style:name="T210" style:family="text">
      <style:text-properties fo:font-style="italic" officeooo:rsid="00532357" style:font-style-asian="italic" style:font-style-complex="italic"/>
    </style:style>
    <style:style style:name="T211" style:family="text">
      <style:text-properties fo:font-style="italic" officeooo:rsid="00688e77" style:font-style-asian="italic" style:font-style-complex="italic"/>
    </style:style>
    <style:style style:name="T212" style:family="text">
      <style:text-properties fo:font-style="italic" officeooo:rsid="006a03c7" style:font-style-asian="italic" style:font-style-complex="italic"/>
    </style:style>
    <style:style style:name="T213" style:family="text">
      <style:text-properties fo:font-style="italic" officeooo:rsid="006b6b11" style:font-style-asian="italic" style:font-style-complex="italic"/>
    </style:style>
    <style:style style:name="T214" style:family="text">
      <style:text-properties fo:font-style="italic" officeooo:rsid="006f69c2" style:font-style-asian="italic" style:font-style-complex="italic"/>
    </style:style>
    <style:style style:name="T215" style:family="text">
      <style:text-properties fo:font-style="italic" officeooo:rsid="0078283a" style:font-style-asian="italic" style:font-style-complex="italic"/>
    </style:style>
    <style:style style:name="T216" style:family="text">
      <style:text-properties fo:font-style="italic" officeooo:rsid="0079d669" style:font-style-asian="italic" style:font-style-complex="italic"/>
    </style:style>
    <style:style style:name="T217" style:family="text">
      <style:text-properties fo:font-style="italic" officeooo:rsid="00217b4b" style:font-style-asian="italic" style:font-style-complex="italic"/>
    </style:style>
    <style:style style:name="T218" style:family="text">
      <style:text-properties fo:font-style="italic" officeooo:rsid="00854447" style:font-style-asian="italic" style:font-style-complex="italic"/>
    </style:style>
    <style:style style:name="T219" style:family="text">
      <style:text-properties fo:font-style="italic" officeooo:rsid="008ba4b2" style:font-style-asian="italic" style:font-style-complex="italic"/>
    </style:style>
    <style:style style:name="T220" style:family="text">
      <style:text-properties fo:font-style="italic" officeooo:rsid="009a215c" style:font-style-asian="italic" style:font-style-complex="italic"/>
    </style:style>
    <style:style style:name="T221" style:family="text">
      <style:text-properties fo:font-style="italic" officeooo:rsid="009a6416" style:font-style-asian="italic" style:font-style-complex="italic"/>
    </style:style>
    <style:style style:name="T222" style:family="text">
      <style:text-properties fo:font-style="italic" officeooo:rsid="009c1898" style:font-style-asian="italic" style:font-style-complex="italic"/>
    </style:style>
    <style:style style:name="T223" style:family="text">
      <style:text-properties fo:font-style="italic" officeooo:rsid="00676bf0" style:font-style-asian="italic" style:font-style-complex="italic"/>
    </style:style>
    <style:style style:name="T224" style:family="text">
      <style:text-properties fo:font-style="italic" officeooo:rsid="009dd3be" style:font-style-asian="italic" style:font-style-complex="italic"/>
    </style:style>
    <style:style style:name="T225" style:family="text">
      <style:text-properties fo:font-style="italic" fo:font-weight="bold" style:font-style-asian="italic" style:font-weight-asian="bold" style:font-style-complex="italic" style:font-weight-complex="bold"/>
    </style:style>
    <style:style style:name="T226" style:family="text">
      <style:text-properties fo:font-style="italic" fo:font-weight="bold" officeooo:rsid="003e12af" style:font-style-asian="italic" style:font-weight-asian="bold" style:font-style-complex="italic" style:font-weight-complex="bold"/>
    </style:style>
    <style:style style:name="T227" style:family="text">
      <style:text-properties fo:font-style="italic" fo:font-weight="bold" officeooo:rsid="003ece1b" style:font-style-asian="italic" style:font-weight-asian="bold" style:font-style-complex="italic" style:font-weight-complex="bold"/>
    </style:style>
    <style:style style:name="T228" style:family="text">
      <style:text-properties fo:font-style="italic" fo:font-weight="bold" officeooo:rsid="00676bf0" style:font-style-asian="italic" style:font-weight-asian="bold" style:font-style-complex="italic" style:font-weight-complex="bold"/>
    </style:style>
    <style:style style:name="T229" style:family="text">
      <style:text-properties officeooo:rsid="0021689e"/>
    </style:style>
    <style:style style:name="T230" style:family="text">
      <style:text-properties officeooo:rsid="00217b4b"/>
    </style:style>
    <style:style style:name="T231" style:family="text">
      <style:text-properties officeooo:rsid="00229221"/>
    </style:style>
    <style:style style:name="T232" style:family="text">
      <style:text-properties officeooo:rsid="0022a1c4"/>
    </style:style>
    <style:style style:name="T233" style:family="text">
      <style:text-properties officeooo:rsid="002445b8"/>
    </style:style>
    <style:style style:name="T234" style:family="text">
      <style:text-properties fo:color="#7f0055" style:font-name="Consolas" fo:font-size="10pt" fo:font-weight="bold" fo:background-color="#e8f2fe" loext:char-shading-value="0" style:font-size-asian="10pt" style:font-weight-asian="bold"/>
    </style:style>
    <style:style style:name="T235" style:family="text">
      <style:text-properties fo:color="#7f0055" style:font-name="Consolas" fo:font-size="10pt" fo:font-weight="bold" officeooo:rsid="002e1f6e" fo:background-color="#e8f2fe" loext:char-shading-value="0" style:font-size-asian="10pt" style:font-weight-asian="bold"/>
    </style:style>
    <style:style style:name="T236" style:family="text">
      <style:text-properties fo:color="#7f0055" style:font-name="Consolas" fo:font-size="10pt" fo:font-weight="bold" officeooo:rsid="0032797d" fo:background-color="#e8f2fe" loext:char-shading-value="0" style:font-size-asian="10pt" style:font-weight-asian="bold"/>
    </style:style>
    <style:style style:name="T237" style:family="text">
      <style:text-properties fo:color="#7f0055" style:font-name="Consolas" fo:font-size="10pt" fo:font-weight="bold" officeooo:rsid="003e12af" fo:background-color="#e8f2fe" loext:char-shading-value="0" style:font-size-asian="10pt" style:font-weight-asian="bold"/>
    </style:style>
    <style:style style:name="T238" style:family="text">
      <style:text-properties fo:color="#7f0055" style:font-name="Consolas" fo:font-size="10pt" fo:font-weight="bold" officeooo:rsid="002f6090" fo:background-color="#e8f2fe" loext:char-shading-value="0" style:font-size-asian="10pt" style:font-weight-asian="bold"/>
    </style:style>
    <style:style style:name="T239" style:family="text">
      <style:text-properties fo:color="#7f0055" style:font-name="Consolas" fo:font-size="10pt" fo:font-weight="bold" officeooo:rsid="0042a348" fo:background-color="#e8f2fe" loext:char-shading-value="0" style:font-size-asian="10pt" style:font-weight-asian="bold"/>
    </style:style>
    <style:style style:name="T240" style:family="text">
      <style:text-properties fo:color="#7f0055" style:font-name="Consolas" fo:font-size="10pt" fo:font-weight="bold" officeooo:rsid="002ad0ac" fo:background-color="#e8f2fe" loext:char-shading-value="0" style:font-size-asian="10pt" style:font-weight-asian="bold"/>
    </style:style>
    <style:style style:name="T241" style:family="text">
      <style:text-properties fo:color="#7f0055" style:font-name="Consolas" fo:font-size="10pt" fo:font-weight="bold" officeooo:rsid="00688e77" fo:background-color="#e8f2fe" loext:char-shading-value="0" style:font-size-asian="10pt" style:font-weight-asian="bold"/>
    </style:style>
    <style:style style:name="T242" style:family="text">
      <style:text-properties fo:color="#7f0055" style:font-name="Consolas" fo:font-size="10pt" fo:font-weight="bold" officeooo:rsid="006cbae1" fo:background-color="#e8f2fe" loext:char-shading-value="0" style:font-size-asian="10pt" style:font-weight-asian="bold"/>
    </style:style>
    <style:style style:name="T243" style:family="text">
      <style:text-properties fo:color="#7f0055" style:font-name="Consolas" fo:font-size="10pt" fo:font-weight="bold" officeooo:rsid="004ac3ab" fo:background-color="#e8f2fe" loext:char-shading-value="0" style:font-size-asian="10pt" style:font-weight-asian="bold" style:font-size-complex="9pt"/>
    </style:style>
    <style:style style:name="T244" style:family="text">
      <style:text-properties fo:color="#7f0055" style:font-name="Consolas" fo:font-size="10pt" fo:font-weight="bold" style:font-size-asian="10pt" style:font-weight-asian="bold"/>
    </style:style>
    <style:style style:name="T245" style:family="text">
      <style:text-properties fo:color="#7f0055" style:font-name="Consolas" fo:font-size="10pt" fo:font-weight="bold" style:font-size-asian="10pt" style:font-weight-asian="bold" style:font-weight-complex="normal"/>
    </style:style>
    <style:style style:name="T246" style:family="text">
      <style:text-properties fo:color="#7f0055" style:font-name="Consolas" fo:font-size="10pt" fo:language="en" fo:country="US" fo:font-weight="bold" fo:background-color="#e8f2fe" loext:char-shading-value="0" style:font-size-asian="10pt" style:font-weight-asian="bold"/>
    </style:style>
    <style:style style:name="T247"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248"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249"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250" style:family="text">
      <style:text-properties fo:color="#7f0055" style:font-name="Consolas" fo:font-size="10pt" fo:language="en" fo:country="US" fo:font-weight="bold" officeooo:rsid="002ad0ac" fo:background-color="#e8f2fe" loext:char-shading-value="0" style:font-size-asian="10pt" style:font-weight-asian="bold"/>
    </style:style>
    <style:style style:name="T251" style:family="text">
      <style:text-properties fo:color="#7f0055" style:font-name="Consolas" fo:font-size="10pt" fo:language="en" fo:country="US" fo:font-weight="bold" officeooo:rsid="0030a80c" fo:background-color="#e8f2fe" loext:char-shading-value="0" style:font-size-asian="10pt" style:font-weight-asian="bold"/>
    </style:style>
    <style:style style:name="T252" style:family="text">
      <style:text-properties fo:color="#7f0055" style:font-name="Consolas" fo:font-size="10pt" fo:language="en" fo:country="US" fo:font-weight="bold" officeooo:rsid="0032797d" fo:background-color="#e8f2fe" loext:char-shading-value="0" style:font-size-asian="10pt" style:font-weight-asian="bold"/>
    </style:style>
    <style:style style:name="T253" style:family="text">
      <style:text-properties fo:color="#7f0055" style:font-name="Consolas" fo:font-size="10pt" fo:language="en" fo:country="US" fo:font-weight="bold" officeooo:rsid="002f6090" fo:background-color="#e8f2fe" loext:char-shading-value="0" style:font-size-asian="10pt" style:font-weight-asian="bold"/>
    </style:style>
    <style:style style:name="T254" style:family="text">
      <style:text-properties fo:color="#7f0055" style:font-name="Consolas" fo:font-size="10pt" fo:language="en" fo:country="US" fo:font-weight="bold" officeooo:rsid="0073fe64" fo:background-color="#e8f2fe" loext:char-shading-value="0" style:font-size-asian="10pt" style:font-weight-asian="bold"/>
    </style:style>
    <style:style style:name="T255" style:family="text">
      <style:text-properties fo:color="#7f0055" style:font-name="Consolas" fo:font-size="10pt" fo:language="en" fo:country="US" fo:font-weight="bold" officeooo:rsid="00804650" fo:background-color="#e8f2fe" loext:char-shading-value="0" style:font-size-asian="10pt" style:font-weight-asian="bold"/>
    </style:style>
    <style:style style:name="T256" style:family="text">
      <style:text-properties fo:color="#7f0055" style:font-name="Consolas" fo:font-size="10pt" fo:language="en" fo:country="US" fo:font-weight="bold" officeooo:rsid="00823344" fo:background-color="#e8f2fe" loext:char-shading-value="0" style:font-size-asian="10pt" style:font-weight-asian="bold"/>
    </style:style>
    <style:style style:name="T257" style:family="text">
      <style:text-properties fo:color="#7f0055" style:font-name="Consolas" fo:font-size="10pt" fo:language="en" fo:country="US" fo:font-weight="bold" officeooo:rsid="00891ff5" fo:background-color="#e8f2fe" loext:char-shading-value="0" style:font-size-asian="10pt" style:font-weight-asian="bold"/>
    </style:style>
    <style:style style:name="T258" style:family="text">
      <style:text-properties fo:color="#7f0055" style:font-name="Consolas" fo:font-size="10pt" fo:language="en" fo:country="US" fo:font-weight="bold" officeooo:rsid="008adc93" fo:background-color="#e8f2fe" loext:char-shading-value="0" style:font-size-asian="10pt" style:font-weight-asian="bold"/>
    </style:style>
    <style:style style:name="T259"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260"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261" style:family="text">
      <style:text-properties fo:color="#7f0055" style:font-name="Consolas" fo:font-size="9pt" fo:font-weight="bold" fo:background-color="#e8f2fe" loext:char-shading-value="0" style:font-size-asian="9pt" style:font-weight-asian="bold" style:font-size-complex="9pt"/>
    </style:style>
    <style:style style:name="T262" style:family="text">
      <style:text-properties fo:color="#7f0055" style:font-name="Consolas" fo:font-size="9pt" fo:font-weight="bold" officeooo:rsid="003e12af" fo:background-color="#e8f2fe" loext:char-shading-value="0" style:font-size-asian="9pt" style:font-weight-asian="bold" style:font-size-complex="9pt"/>
    </style:style>
    <style:style style:name="T263" style:family="text">
      <style:text-properties fo:color="#7f0055" style:font-name="Consolas" fo:font-size="9pt" fo:font-weight="bold" officeooo:rsid="004ac3ab" fo:background-color="#e8f2fe" loext:char-shading-value="0" style:font-size-asian="9pt" style:font-weight-asian="bold" style:font-size-complex="9pt"/>
    </style:style>
    <style:style style:name="T264" style:family="text">
      <style:text-properties fo:color="#7f0055" style:font-name="Consolas" fo:font-size="9pt" fo:font-weight="bold" style:font-size-asian="9pt" style:font-weight-asian="bold" style:font-size-complex="9pt"/>
    </style:style>
    <style:style style:name="T265" style:family="text">
      <style:text-properties fo:color="#7f0055" style:font-name="Consolas" fo:font-size="9pt" fo:font-weight="bold" officeooo:rsid="004ce86f" style:font-size-asian="9pt" style:font-weight-asian="bold" style:font-size-complex="9pt"/>
    </style:style>
    <style:style style:name="T266" style:family="text">
      <style:text-properties fo:color="#7f0055" style:font-name="Consolas" fo:font-size="9pt" fo:language="en" fo:country="US" fo:font-weight="bold" fo:background-color="#e8f2fe" loext:char-shading-value="0" style:font-size-asian="9pt" style:font-weight-asian="bold" style:font-size-complex="9pt"/>
    </style:style>
    <style:style style:name="T267"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268" style:family="text">
      <style:text-properties fo:color="#7f0055" style:font-name="Consolas" fo:font-size="9pt" fo:language="en" fo:country="US" fo:font-weight="bold" style:font-size-asian="9pt" style:font-weight-asian="bold" style:font-size-complex="9pt"/>
    </style:style>
    <style:style style:name="T269" style:family="text">
      <style:text-properties fo:color="#7f0055" fo:font-weight="bold" style:font-weight-asian="bold"/>
    </style:style>
    <style:style style:name="T270" style:family="text">
      <style:text-properties fo:color="#7f0055" fo:font-weight="bold" fo:background-color="#e8f2fe" loext:char-shading-value="0" style:font-weight-asian="bold"/>
    </style:style>
    <style:style style:name="T271" style:family="text">
      <style:text-properties fo:color="#0000c0" style:font-name="Consolas" fo:font-size="10pt" fo:font-style="italic" fo:font-weight="bold" style:font-size-asian="10pt" style:font-style-asian="italic" style:font-weight-asian="bold"/>
    </style:style>
    <style:style style:name="T272" style:family="text">
      <style:text-properties fo:color="#0000c0" style:font-name="Consolas" fo:font-size="10pt" fo:font-style="italic" fo:font-weight="bold" style:font-size-asian="10pt" style:font-style-asian="italic" style:font-weight-asian="bold" style:font-weight-complex="bold"/>
    </style:style>
    <style:style style:name="T273" style:family="text">
      <style:text-properties fo:color="#0000c0" style:font-name="Consolas" fo:font-size="10pt" fo:font-style="italic" fo:font-weight="bold" fo:background-color="#e8f2fe" loext:char-shading-value="0" style:font-size-asian="10pt" style:font-style-asian="italic" style:font-weight-asian="bold"/>
    </style:style>
    <style:style style:name="T274"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275"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276"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277" style:family="text">
      <style:text-properties fo:color="#0000c0" style:font-name="Consolas" fo:font-size="10pt" fo:font-style="italic" fo:font-weight="bold" fo:background-color="#d4d4d4" loext:char-shading-value="0" style:font-size-asian="10pt" style:font-style-asian="italic" style:font-weight-asian="bold"/>
    </style:style>
    <style:style style:name="T278" style:family="text">
      <style:text-properties fo:color="#0000c0" style:font-name="Consolas" fo:font-size="10pt" fo:font-style="italic" style:font-size-asian="10pt" style:font-style-asian="italic"/>
    </style:style>
    <style:style style:name="T279" style:family="text">
      <style:text-properties fo:color="#0000c0" style:font-name="Consolas" fo:font-size="10pt" fo:font-style="italic" officeooo:rsid="003415ff" style:font-size-asian="10pt" style:font-style-asian="italic"/>
    </style:style>
    <style:style style:name="T280" style:family="text">
      <style:text-properties fo:color="#0000c0" style:font-name="Consolas" fo:font-size="10pt" fo:font-style="italic" fo:background-color="#e8f2fe" loext:char-shading-value="0" style:font-size-asian="10pt" style:font-style-asian="italic"/>
    </style:style>
    <style:style style:name="T281"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282"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283"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284" style:family="text">
      <style:text-properties fo:color="#0000c0" fo:font-style="italic" fo:font-weight="bold" fo:background-color="#e8f2fe" loext:char-shading-value="0" style:font-style-asian="italic" style:font-weight-asian="bold"/>
    </style:style>
    <style:style style:name="T285" style:family="text">
      <style:text-properties fo:color="#6a3e3e" style:font-name="Consolas" fo:font-size="10pt" fo:background-color="#e8f2fe" loext:char-shading-value="0" style:font-size-asian="10pt"/>
    </style:style>
    <style:style style:name="T286" style:family="text">
      <style:text-properties fo:color="#6a3e3e" style:font-name="Consolas" fo:font-size="10pt" officeooo:rsid="002e1f6e" fo:background-color="#e8f2fe" loext:char-shading-value="0" style:font-size-asian="10pt"/>
    </style:style>
    <style:style style:name="T287" style:family="text">
      <style:text-properties fo:color="#6a3e3e" style:font-name="Consolas" fo:font-size="10pt" officeooo:rsid="0032797d" fo:background-color="#e8f2fe" loext:char-shading-value="0" style:font-size-asian="10pt"/>
    </style:style>
    <style:style style:name="T288" style:family="text">
      <style:text-properties fo:color="#6a3e3e" style:font-name="Consolas" fo:font-size="10pt" officeooo:rsid="002f6090" fo:background-color="#e8f2fe" loext:char-shading-value="0" style:font-size-asian="10pt"/>
    </style:style>
    <style:style style:name="T289" style:family="text">
      <style:text-properties fo:color="#6a3e3e" style:font-name="Consolas" fo:font-size="10pt" officeooo:rsid="002ad0ac" fo:background-color="#e8f2fe" loext:char-shading-value="0" style:font-size-asian="10pt"/>
    </style:style>
    <style:style style:name="T290" style:family="text">
      <style:text-properties fo:color="#6a3e3e" style:font-name="Consolas" fo:font-size="10pt" officeooo:rsid="0060ac12" fo:background-color="#e8f2fe" loext:char-shading-value="0" style:font-size-asian="10pt"/>
    </style:style>
    <style:style style:name="T291" style:family="text">
      <style:text-properties fo:color="#6a3e3e" style:font-name="Consolas" fo:font-size="10pt" officeooo:rsid="0064f607" fo:background-color="#e8f2fe" loext:char-shading-value="0" style:font-size-asian="10pt"/>
    </style:style>
    <style:style style:name="T292" style:family="text">
      <style:text-properties fo:color="#6a3e3e" style:font-name="Consolas" fo:font-size="10pt" officeooo:rsid="0065cada" fo:background-color="#e8f2fe" loext:char-shading-value="0" style:font-size-asian="10pt"/>
    </style:style>
    <style:style style:name="T293" style:family="text">
      <style:text-properties fo:color="#6a3e3e" style:font-name="Consolas" fo:font-size="10pt" officeooo:rsid="00688e77" fo:background-color="#e8f2fe" loext:char-shading-value="0" style:font-size-asian="10pt"/>
    </style:style>
    <style:style style:name="T294" style:family="text">
      <style:text-properties fo:color="#6a3e3e" style:font-name="Consolas" fo:font-size="10pt" officeooo:rsid="006cbae1" fo:background-color="#e8f2fe" loext:char-shading-value="0" style:font-size-asian="10pt"/>
    </style:style>
    <style:style style:name="T295" style:family="text">
      <style:text-properties fo:color="#6a3e3e" style:font-name="Consolas" fo:font-size="10pt" officeooo:rsid="00823344" fo:background-color="#e8f2fe" loext:char-shading-value="0" style:font-size-asian="10pt"/>
    </style:style>
    <style:style style:name="T296" style:family="text">
      <style:text-properties fo:color="#6a3e3e" style:font-name="Consolas" fo:font-size="10pt" officeooo:rsid="00891ff5" fo:background-color="#e8f2fe" loext:char-shading-value="0" style:font-size-asian="10pt"/>
    </style:style>
    <style:style style:name="T297" style:family="text">
      <style:text-properties fo:color="#6a3e3e" style:font-name="Consolas" fo:font-size="10pt" fo:language="en" fo:country="US" fo:background-color="#e8f2fe" loext:char-shading-value="0" style:font-size-asian="10pt"/>
    </style:style>
    <style:style style:name="T298"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299"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00" style:family="text">
      <style:text-properties fo:color="#6a3e3e" style:font-name="Consolas" fo:font-size="10pt" style:font-size-asian="10pt"/>
    </style:style>
    <style:style style:name="T301" style:family="text">
      <style:text-properties fo:color="#6a3e3e" style:font-name="Consolas" fo:font-size="10pt" fo:background-color="#d4d4d4" loext:char-shading-value="0" style:font-size-asian="10pt"/>
    </style:style>
    <style:style style:name="T302" style:family="text">
      <style:text-properties fo:color="#6a3e3e" style:font-name="Consolas" fo:font-size="10pt" officeooo:rsid="002f6090" fo:background-color="#d4d4d4" loext:char-shading-value="0" style:font-size-asian="10pt"/>
    </style:style>
    <style:style style:name="T303" style:family="text">
      <style:text-properties fo:color="#6a3e3e" style:font-name="Consolas" fo:font-size="9pt" fo:background-color="#e8f2fe" loext:char-shading-value="0" style:font-size-asian="9pt" style:font-size-complex="9pt"/>
    </style:style>
    <style:style style:name="T304" style:family="text">
      <style:text-properties fo:color="#6a3e3e" style:font-name="Consolas" fo:font-size="9pt" officeooo:rsid="003e12af" fo:background-color="#e8f2fe" loext:char-shading-value="0" style:font-size-asian="9pt" style:font-size-complex="9pt"/>
    </style:style>
    <style:style style:name="T305" style:family="text">
      <style:text-properties fo:color="#6a3e3e" style:font-name="Consolas" fo:font-size="9pt" officeooo:rsid="0042a348" fo:background-color="#e8f2fe" loext:char-shading-value="0" style:font-size-asian="9pt" style:font-size-complex="9pt"/>
    </style:style>
    <style:style style:name="T306" style:family="text">
      <style:text-properties fo:color="#6a3e3e" style:font-name="Consolas" fo:font-size="9pt" officeooo:rsid="004ac3ab" fo:background-color="#e8f2fe" loext:char-shading-value="0" style:font-size-asian="9pt" style:font-size-complex="9pt"/>
    </style:style>
    <style:style style:name="T307" style:family="text">
      <style:text-properties fo:color="#6a3e3e" style:font-name="Consolas" fo:font-size="9pt" style:font-size-asian="9pt" style:font-size-complex="9pt"/>
    </style:style>
    <style:style style:name="T308" style:family="text">
      <style:text-properties fo:color="#6a3e3e" style:font-name="Consolas" fo:font-size="9pt" officeooo:rsid="004ce86f" style:font-size-asian="9pt" style:font-size-complex="9pt"/>
    </style:style>
    <style:style style:name="T309" style:family="text">
      <style:text-properties officeooo:rsid="00245e25"/>
    </style:style>
    <style:style style:name="T310" style:family="text">
      <style:text-properties fo:color="#2a00ff" style:font-name="Consolas" fo:font-size="10pt" fo:background-color="#e8f2fe" loext:char-shading-value="0" style:font-size-asian="10pt"/>
    </style:style>
    <style:style style:name="T311" style:family="text">
      <style:text-properties fo:color="#2a00ff" style:font-name="Consolas" fo:font-size="10pt" officeooo:rsid="0032797d" fo:background-color="#e8f2fe" loext:char-shading-value="0" style:font-size-asian="10pt"/>
    </style:style>
    <style:style style:name="T312" style:family="text">
      <style:text-properties fo:color="#2a00ff" style:font-name="Consolas" fo:font-size="10pt" officeooo:rsid="003ece1b" fo:background-color="#e8f2fe" loext:char-shading-value="0" style:font-size-asian="10pt"/>
    </style:style>
    <style:style style:name="T313" style:family="text">
      <style:text-properties fo:color="#2a00ff" style:font-name="Consolas" fo:font-size="10pt" officeooo:rsid="0042a348" fo:background-color="#e8f2fe" loext:char-shading-value="0" style:font-size-asian="10pt"/>
    </style:style>
    <style:style style:name="T314" style:family="text">
      <style:text-properties fo:color="#2a00ff" style:font-name="Consolas" fo:font-size="10pt" officeooo:rsid="0053037d" fo:background-color="#e8f2fe" loext:char-shading-value="0" style:font-size-asian="10pt"/>
    </style:style>
    <style:style style:name="T315" style:family="text">
      <style:text-properties fo:color="#2a00ff" style:font-name="Consolas" fo:font-size="10pt" officeooo:rsid="00532357" fo:background-color="#e8f2fe" loext:char-shading-value="0" style:font-size-asian="10pt"/>
    </style:style>
    <style:style style:name="T316" style:family="text">
      <style:text-properties fo:color="#2a00ff" style:font-name="Consolas" fo:font-size="10pt" officeooo:rsid="0060ac12" fo:background-color="#e8f2fe" loext:char-shading-value="0" style:font-size-asian="10pt"/>
    </style:style>
    <style:style style:name="T317" style:family="text">
      <style:text-properties fo:color="#2a00ff" style:font-name="Consolas" fo:font-size="10pt" style:font-size-asian="10pt"/>
    </style:style>
    <style:style style:name="T318" style:family="text">
      <style:text-properties officeooo:rsid="0025f58f"/>
    </style:style>
    <style:style style:name="T319" style:family="text">
      <style:text-properties officeooo:rsid="0027e569"/>
    </style:style>
    <style:style style:name="T320" style:family="text">
      <style:text-properties officeooo:rsid="002ad0ac"/>
    </style:style>
    <style:style style:name="T321" style:family="text">
      <style:text-properties officeooo:rsid="002d3040"/>
    </style:style>
    <style:style style:name="T322" style:family="text">
      <style:text-properties officeooo:rsid="002e1f6e"/>
    </style:style>
    <style:style style:name="T323" style:family="text">
      <style:text-properties officeooo:rsid="0032fc74"/>
    </style:style>
    <style:style style:name="T324" style:family="text">
      <style:text-properties officeooo:rsid="003415ff"/>
    </style:style>
    <style:style style:name="T325" style:family="text">
      <style:text-properties style:font-name="Consolas1" fo:font-size="10pt" officeooo:rsid="003415ff" style:font-size-asian="10pt" style:font-size-complex="10pt"/>
    </style:style>
    <style:style style:name="T326" style:family="text">
      <style:text-properties officeooo:rsid="003608ea"/>
    </style:style>
    <style:style style:name="T327" style:family="text">
      <style:text-properties officeooo:rsid="0039cd33"/>
    </style:style>
    <style:style style:name="T328" style:family="text">
      <style:text-properties officeooo:rsid="003a8846"/>
    </style:style>
    <style:style style:name="T329" style:family="text">
      <style:text-properties officeooo:rsid="003b4d83"/>
    </style:style>
    <style:style style:name="T330" style:family="text">
      <style:text-properties officeooo:rsid="003e12af"/>
    </style:style>
    <style:style style:name="T331" style:family="text">
      <style:text-properties officeooo:rsid="003ece1b"/>
    </style:style>
    <style:style style:name="T332" style:family="text">
      <style:text-properties officeooo:rsid="003fd05f"/>
    </style:style>
    <style:style style:name="T333" style:family="text">
      <style:text-properties officeooo:rsid="0042a348"/>
    </style:style>
    <style:style style:name="T334" style:family="text">
      <style:text-properties fo:font-size="11pt" fo:language="en" fo:country="US" fo:font-style="italic" officeooo:rsid="00586679" style:font-size-asian="11pt" style:font-style-asian="italic" style:font-size-complex="11pt" style:font-style-complex="italic"/>
    </style:style>
    <style:style style:name="T335" style:family="text">
      <style:text-properties officeooo:rsid="005af35f"/>
    </style:style>
    <style:style style:name="T336" style:family="text">
      <style:text-properties officeooo:rsid="0063ab76"/>
    </style:style>
    <style:style style:name="T337" style:family="text">
      <style:text-properties officeooo:rsid="0063fb7e"/>
    </style:style>
    <style:style style:name="T338" style:family="text">
      <style:text-properties officeooo:rsid="0064f607"/>
    </style:style>
    <style:style style:name="T339" style:family="text">
      <style:text-properties officeooo:rsid="0065cada"/>
    </style:style>
    <style:style style:name="T340" style:family="text">
      <style:text-properties style:text-position="super 58%" officeooo:rsid="0065cada"/>
    </style:style>
    <style:style style:name="T341" style:family="text">
      <style:text-properties style:text-position="super 58%" officeooo:rsid="006a03c7"/>
    </style:style>
    <style:style style:name="T342" style:family="text">
      <style:text-properties officeooo:rsid="00676bf0"/>
    </style:style>
    <style:style style:name="T343" style:family="text">
      <style:text-properties officeooo:rsid="00688e77"/>
    </style:style>
    <style:style style:name="T344" style:family="text">
      <style:text-properties officeooo:rsid="006a03c7"/>
    </style:style>
    <style:style style:name="T345" style:family="text">
      <style:text-properties officeooo:rsid="006b6b11"/>
    </style:style>
    <style:style style:name="T346" style:family="text">
      <style:text-properties fo:font-style="normal" style:font-style-asian="normal" style:font-style-complex="normal"/>
    </style:style>
    <style:style style:name="T347" style:family="text">
      <style:text-properties officeooo:rsid="006cbae1"/>
    </style:style>
    <style:style style:name="T348" style:family="text">
      <style:text-properties officeooo:rsid="006f69c2"/>
    </style:style>
    <style:style style:name="T349" style:family="text">
      <style:text-properties fo:background-color="#e8f2fe" loext:char-shading-value="0"/>
    </style:style>
    <style:style style:name="T350" style:family="text">
      <style:text-properties officeooo:rsid="00765772"/>
    </style:style>
    <style:style style:name="T351" style:family="text">
      <style:text-properties officeooo:rsid="0078283a"/>
    </style:style>
    <style:style style:name="T352" style:family="text">
      <style:text-properties officeooo:rsid="007c9412"/>
    </style:style>
    <style:style style:name="T353" style:family="text">
      <style:text-properties officeooo:rsid="00804650"/>
    </style:style>
    <style:style style:name="T354" style:family="text">
      <style:text-properties officeooo:rsid="00885c79"/>
    </style:style>
    <style:style style:name="T355" style:family="text">
      <style:text-properties officeooo:rsid="008adc93"/>
    </style:style>
    <style:style style:name="T356" style:family="text">
      <style:text-properties officeooo:rsid="008ba4b2"/>
    </style:style>
    <style:style style:name="T357" style:family="text">
      <style:text-properties officeooo:rsid="008d6838"/>
    </style:style>
    <style:style style:name="T358" style:family="text">
      <style:text-properties officeooo:rsid="008f75ed"/>
    </style:style>
    <style:style style:name="T359" style:family="text">
      <style:text-properties officeooo:rsid="00997a2a"/>
    </style:style>
    <style:style style:name="T360" style:family="text">
      <style:text-properties fo:font-size="10.5pt" fo:language="en" fo:country="US" style:font-size-asian="10.5pt" style:font-size-complex="10.5pt"/>
    </style:style>
    <style:style style:name="T361" style:family="text">
      <style:text-properties officeooo:rsid="009a6416"/>
    </style:style>
    <style:style style:name="T362" style:family="text">
      <style:text-properties officeooo:rsid="009c3a7b"/>
    </style:style>
    <style:style style:name="T363" style:family="text">
      <style:text-properties officeooo:rsid="0037981a"/>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154"/>
      <text:p text:style-name="P154"/>
      <text:p text:style-name="P154"/>
      <text:p text:style-name="P154"/>
      <text:p text:style-name="P185">L<text:span text:style-name="T359">ego</text:span>2LeJ<text:span text:style-name="T359">os</text:span>E<text:span text:style-name="T359">v</text:span>3<text:line-break/>Library</text:p>
      <text:p text:style-name="P2"/>
      <text:p text:style-name="P186"/>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03" text:outline-level="1">Table of Contents</text:h>
          </text:index-title>
          <text:p text:style-name="P188"><text:a xlink:type="simple" xlink:href="#__RefHeading___Toc5861_2306771322" text:style-name="Index_20_Link" text:visited-style-name="Index_20_Link">Introduction<text:tab/>3</text:a></text:p>
          <text:p text:style-name="P188"><text:a xlink:type="simple" xlink:href="#__RefHeading___Toc5863_2306771322" text:style-name="Index_20_Link" text:visited-style-name="Index_20_Link">Lego2LeJosEv3 Library<text:tab/>3</text:a></text:p>
          <text:p text:style-name="P187"><text:a xlink:type="simple" xlink:href="#__RefHeading___Toc5865_2306771322" text:style-name="Index_20_Link" text:visited-style-name="Index_20_Link">How to use the Library<text:tab/>3</text:a></text:p>
          <text:p text:style-name="P187"><text:a xlink:type="simple" xlink:href="#__RefHeading___Toc5867_2306771322" text:style-name="Index_20_Link" text:visited-style-name="Index_20_Link">Programming Blocks<text:tab/>4</text:a></text:p>
          <text:p text:style-name="P190"><text:a xlink:type="simple" xlink:href="#__RefHeading___Toc5869_2306771322" text:style-name="Index_20_Link" text:visited-style-name="Index_20_Link">Performance Hints<text:tab/>5</text:a></text:p>
          <text:p text:style-name="P190"><text:a xlink:type="simple" xlink:href="#__RefHeading___Toc5871_2306771322" text:style-name="Index_20_Link" text:visited-style-name="Index_20_Link">Logging Mechanism<text:tab/>5</text:a></text:p>
          <text:p text:style-name="P190"><text:a xlink:type="simple" xlink:href="#__RefHeading___Toc604_1145136116" text:style-name="Index_20_Link" text:visited-style-name="Index_20_Link">MediumMotor Class<text:tab/>6</text:a></text:p>
          <text:p text:style-name="P189"><text:a xlink:type="simple" xlink:href="#__RefHeading___Toc5873_2306771322" text:style-name="Index_20_Link" text:visited-style-name="Index_20_Link">Medium Motor Mode On:<text:tab/>7</text:a></text:p>
          <text:p text:style-name="P189"><text:a xlink:type="simple" xlink:href="#__RefHeading___Toc5875_2306771322" text:style-name="Index_20_Link" text:visited-style-name="Index_20_Link">Medium Motor Mode Off:<text:tab/>7</text:a></text:p>
          <text:p text:style-name="P189"><text:a xlink:type="simple" xlink:href="#__RefHeading___Toc5877_2306771322" text:style-name="Index_20_Link" text:visited-style-name="Index_20_Link">Medium Motor Mode On For Seconds:<text:tab/>7</text:a></text:p>
          <text:p text:style-name="P189"><text:a xlink:type="simple" xlink:href="#__RefHeading___Toc5879_2306771322" text:style-name="Index_20_Link" text:visited-style-name="Index_20_Link">Medium Motor Mode On For Degrees:<text:tab/>8</text:a></text:p>
          <text:p text:style-name="P189"><text:a xlink:type="simple" xlink:href="#__RefHeading___Toc5881_2306771322" text:style-name="Index_20_Link" text:visited-style-name="Index_20_Link">Medium Motor Mode On For Rotations:<text:tab/>8</text:a></text:p>
          <text:p text:style-name="P190"><text:a xlink:type="simple" xlink:href="#__RefHeading___Toc4712_3568313896" text:style-name="Index_20_Link" text:visited-style-name="Index_20_Link">LargeMotor Class<text:tab/>8</text:a></text:p>
          <text:p text:style-name="P190"><text:a xlink:type="simple" xlink:href="#__RefHeading___Toc4861_2632823145" text:style-name="Index_20_Link" text:visited-style-name="Index_20_Link">UnregulatedMotor Class<text:tab/>8</text:a></text:p>
          <text:p text:style-name="P190"><text:a xlink:type="simple" xlink:href="#__RefHeading___Toc4794_3568313896" text:style-name="Index_20_Link" text:visited-style-name="Index_20_Link">Motor Rotation Block<text:tab/>9</text:a></text:p>
          <text:p text:style-name="P189"><text:a xlink:type="simple" xlink:href="#__RefHeading___Toc5883_2306771322" text:style-name="Index_20_Link" text:visited-style-name="Index_20_Link">Motor Rotation Mode Measure-Degrees:<text:tab/>9</text:a></text:p>
          <text:p text:style-name="P189"><text:a xlink:type="simple" xlink:href="#__RefHeading___Toc5885_2306771322" text:style-name="Index_20_Link" text:visited-style-name="Index_20_Link">Motor Rotation Mode Measure-Rotations:<text:tab/>9</text:a></text:p>
          <text:p text:style-name="P189"><text:a xlink:type="simple" xlink:href="#__RefHeading___Toc5887_2306771322" text:style-name="Index_20_Link" text:visited-style-name="Index_20_Link">Motor Rotation Mode Measure-Current Power:<text:tab/>9</text:a></text:p>
          <text:p text:style-name="P189"><text:a xlink:type="simple" xlink:href="#__RefHeading___Toc5889_2306771322" text:style-name="Index_20_Link" text:visited-style-name="Index_20_Link">Motor Rotation Mode Reset:<text:tab/>10</text:a></text:p>
          <text:p text:style-name="P190"><text:a xlink:type="simple" xlink:href="#__RefHeading___Toc620_1145136116" text:style-name="Index_20_Link" text:visited-style-name="Index_20_Link">MoveSteering Class<text:tab/>10</text:a></text:p>
          <text:p text:style-name="P189"><text:a xlink:type="simple" xlink:href="#__RefHeading___Toc5891_2306771322" text:style-name="Index_20_Link" text:visited-style-name="Index_20_Link">Move Steering Mode On:<text:tab/>11</text:a></text:p>
          <text:p text:style-name="P189"><text:a xlink:type="simple" xlink:href="#__RefHeading___Toc5893_2306771322" text:style-name="Index_20_Link" text:visited-style-name="Index_20_Link">Move Steering Mode Off:<text:tab/>11</text:a></text:p>
          <text:p text:style-name="P189"><text:a xlink:type="simple" xlink:href="#__RefHeading___Toc5895_2306771322" text:style-name="Index_20_Link" text:visited-style-name="Index_20_Link">Move Steering Mode On For Seconds:<text:tab/>11</text:a></text:p>
          <text:p text:style-name="P189"><text:a xlink:type="simple" xlink:href="#__RefHeading___Toc5897_2306771322" text:style-name="Index_20_Link" text:visited-style-name="Index_20_Link">Move Steering Mode On For Degrees:<text:tab/>12</text:a></text:p>
          <text:p text:style-name="P189"><text:a xlink:type="simple" xlink:href="#__RefHeading___Toc5899_2306771322" text:style-name="Index_20_Link" text:visited-style-name="Index_20_Link">Move Steering Mode On For Rotations:<text:tab/>12</text:a></text:p>
          <text:p text:style-name="P190"><text:a xlink:type="simple" xlink:href="#__RefHeading___Toc1888_108391516" text:style-name="Index_20_Link" text:visited-style-name="Index_20_Link">Display Class<text:tab/>12</text:a></text:p>
          <text:p text:style-name="P189"><text:a xlink:type="simple" xlink:href="#__RefHeading___Toc5901_2306771322" text:style-name="Index_20_Link" text:visited-style-name="Index_20_Link">Display Mode Text-Pixels:<text:tab/>13</text:a></text:p>
          <text:p text:style-name="P189"><text:a xlink:type="simple" xlink:href="#__RefHeading___Toc5903_2306771322" text:style-name="Index_20_Link" text:visited-style-name="Index_20_Link">Display Mode Text-Grid:<text:tab/>13</text:a></text:p>
          <text:p text:style-name="P189"><text:a xlink:type="simple" xlink:href="#__RefHeading___Toc5905_2306771322" text:style-name="Index_20_Link" text:visited-style-name="Index_20_Link">Display Mode Shapes-Line:<text:tab/>14</text:a></text:p>
          <text:p text:style-name="P189"><text:a xlink:type="simple" xlink:href="#__RefHeading___Toc5907_2306771322" text:style-name="Index_20_Link" text:visited-style-name="Index_20_Link">Display Mode Shapes-Circle:<text:tab/>14</text:a></text:p>
          <text:p text:style-name="P189"><text:a xlink:type="simple" xlink:href="#__RefHeading___Toc5909_2306771322" text:style-name="Index_20_Link" text:visited-style-name="Index_20_Link">Display Mode Shapes-Rectangle:<text:tab/>15</text:a></text:p>
          <text:p text:style-name="P189"><text:a xlink:type="simple" xlink:href="#__RefHeading___Toc5911_2306771322" text:style-name="Index_20_Link" text:visited-style-name="Index_20_Link">Display Mode Shapes-Point:<text:tab/>15</text:a></text:p>
          <text:p text:style-name="P189"><text:a xlink:type="simple" xlink:href="#__RefHeading___Toc5913_2306771322" text:style-name="Index_20_Link" text:visited-style-name="Index_20_Link">Display Mode Image:<text:tab/>16</text:a></text:p>
          <text:p text:style-name="P189"><text:a xlink:type="simple" xlink:href="#__RefHeading___Toc5915_2306771322" text:style-name="Index_20_Link" text:visited-style-name="Index_20_Link">Display Mode Reset Screen:<text:tab/>17</text:a></text:p>
          <text:p text:style-name="P190"><text:a xlink:type="simple" xlink:href="#__RefHeading___Toc2121_108391516" text:style-name="Index_20_Link" text:visited-style-name="Index_20_Link">Sound Class<text:tab/>17</text:a></text:p>
          <text:p text:style-name="P189"><text:a xlink:type="simple" xlink:href="#__RefHeading___Toc5917_2306771322" text:style-name="Index_20_Link" text:visited-style-name="Index_20_Link">Sound Mode Play File:<text:tab/>17</text:a></text:p>
          <text:p text:style-name="P189"><text:a xlink:type="simple" xlink:href="#__RefHeading___Toc5919_2306771322" text:style-name="Index_20_Link" text:visited-style-name="Index_20_Link">Sound Mode Play Tone:<text:tab/>18</text:a></text:p>
          <text:p text:style-name="P189"><text:a xlink:type="simple" xlink:href="#__RefHeading___Toc5921_2306771322" text:style-name="Index_20_Link" text:visited-style-name="Index_20_Link">Sound Mode Play Note:<text:tab/>18</text:a></text:p>
          <text:p text:style-name="P189"><text:a xlink:type="simple" xlink:href="#__RefHeading___Toc5923_2306771322" text:style-name="Index_20_Link" text:visited-style-name="Index_20_Link">Sound Mode Stop:<text:tab/>19</text:a></text:p>
          <text:p text:style-name="P190"><text:a xlink:type="simple" xlink:href="#__RefHeading___Toc5033_2632823145" text:style-name="Index_20_Link" text:visited-style-name="Index_20_Link">BrickStatusLight Class<text:tab/>19</text:a></text:p>
          <text:p text:style-name="P189"><text:a xlink:type="simple" xlink:href="#__RefHeading___Toc5925_2306771322" text:style-name="Index_20_Link" text:visited-style-name="Index_20_Link">Brick Status Light Mode On:<text:tab/>19</text:a></text:p>
          <text:p text:style-name="P189"><text:a xlink:type="simple" xlink:href="#__RefHeading___Toc5927_2306771322" text:style-name="Index_20_Link" text:visited-style-name="Index_20_Link">Brick Status Light Mode Off:<text:tab/>20</text:a></text:p>
          <text:p text:style-name="P189"><text:a xlink:type="simple" xlink:href="#__RefHeading___Toc5929_2306771322" text:style-name="Index_20_Link" text:visited-style-name="Index_20_Link">Brick Status Light Mode Reset:<text:tab/>20</text:a></text:p>
          <text:p text:style-name="P190"><text:a xlink:type="simple" xlink:href="#__RefHeading___Toc2168_108391516" text:style-name="Index_20_Link" text:visited-style-name="Index_20_Link">Wait Block<text:tab/>20</text:a></text:p>
          <text:p text:style-name="P189"><text:a xlink:type="simple" xlink:href="#__RefHeading___Toc5931_2306771322" text:style-name="Index_20_Link" text:visited-style-name="Index_20_Link">Wait Mode Time:<text:tab/>20</text:a></text:p>
          <text:p text:style-name="P190"><text:a xlink:type="simple" xlink:href="#__RefHeading___Toc2199_108391516" text:style-name="Index_20_Link" text:visited-style-name="Index_20_Link">InfraredSensor Class<text:tab/>21</text:a></text:p>
          <text:p text:style-name="P189"><text:a xlink:type="simple" xlink:href="#__RefHeading___Toc5933_2306771322" text:style-name="Index_20_Link" text:visited-style-name="Index_20_Link">Infrared Sensor Mode Measure-Proximity:<text:tab/>21</text:a></text:p>
          <text:p text:style-name="P189"><text:a xlink:type="simple" xlink:href="#__RefHeading___Toc5935_2306771322" text:style-name="Index_20_Link" text:visited-style-name="Index_20_Link">Infrared Sensor Mode Measure-Beacon:<text:tab/>22</text:a></text:p>
          <text:p text:style-name="P189"><text:a xlink:type="simple" xlink:href="#__RefHeading___Toc5937_2306771322" text:style-name="Index_20_Link" text:visited-style-name="Index_20_Link">Infrared Sensor Mode Measure-Remote:<text:tab/>22</text:a></text:p>
          <text:p text:style-name="P189"><text:a xlink:type="simple" xlink:href="#__RefHeading___Toc5939_2306771322" text:style-name="Index_20_Link" text:visited-style-name="Index_20_Link">Infrared Sensor Mode Wait for Change of Proximity:<text:tab/>23</text:a></text:p>
          <text:p text:style-name="P190"><text:a xlink:type="simple" xlink:href="#__RefHeading___Toc4268_3568313896" text:style-name="Index_20_Link" text:visited-style-name="Index_20_Link">GyroSensor Class<text:tab/>23</text:a></text:p>
          <text:p text:style-name="P189"><text:a xlink:type="simple" xlink:href="#__RefHeading___Toc5941_2306771322" text:style-name="Index_20_Link" text:visited-style-name="Index_20_Link">Gyro Sensor Mode Measure-Angle:<text:tab/>24</text:a></text:p>
          <text:p text:style-name="P189"><text:a xlink:type="simple" xlink:href="#__RefHeading___Toc5943_2306771322" text:style-name="Index_20_Link" text:visited-style-name="Index_20_Link">Gyro Sensor Mode Measure-Rate:<text:tab/>24</text:a></text:p>
          <text:p text:style-name="P189"><text:a xlink:type="simple" xlink:href="#__RefHeading___Toc5945_2306771322" text:style-name="Index_20_Link" text:visited-style-name="Index_20_Link">Gyro Sensor Mode Measure-Angle and Rate:<text:tab/>24</text:a></text:p>
          <text:p text:style-name="P190"><text:a xlink:type="simple" xlink:href="#__RefHeading___Toc5044_3568313896" text:style-name="Index_20_Link" text:visited-style-name="Index_20_Link">TouchSensor Class<text:tab/>24</text:a></text:p>
          <text:p text:style-name="P189"><text:a xlink:type="simple" xlink:href="#__RefHeading___Toc5947_2306771322" text:style-name="Index_20_Link" text:visited-style-name="Index_20_Link">Touch Sensor Mode Measure-State:<text:tab/>25</text:a></text:p>
          <text:p text:style-name="P189"><text:a xlink:type="simple" xlink:href="#__RefHeading___Toc5949_2306771322" text:style-name="Index_20_Link" text:visited-style-name="Index_20_Link">Touch Sensor Mode Compare-State:<text:tab/>25</text:a></text:p>
          <text:p text:style-name="P190"><text:a xlink:type="simple" xlink:href="#__RefHeading___Toc5370_2533640708" text:style-name="Index_20_Link" text:visited-style-name="Index_20_Link">Timer Class<text:tab/>26</text:a></text:p>
          <text:p text:style-name="P189"><text:a xlink:type="simple" xlink:href="#__RefHeading___Toc5951_2306771322" text:style-name="Index_20_Link" text:visited-style-name="Index_20_Link">Timer Mode Measure:<text:tab/>26</text:a></text:p>
          <text:p text:style-name="P189"><text:a xlink:type="simple" xlink:href="#__RefHeading___Toc5953_2306771322" text:style-name="Index_20_Link" text:visited-style-name="Index_20_Link">Timer Mode Reset:<text:tab/>26</text:a></text:p>
          <text:p text:style-name="P190"><text:a xlink:type="simple" xlink:href="#__RefHeading___Toc5487_3994481132" text:style-name="Index_20_Link" text:visited-style-name="Index_20_Link">Random Class<text:tab/>26</text:a></text:p>
          <text:p text:style-name="P189"><text:a xlink:type="simple" xlink:href="#__RefHeading___Toc5955_2306771322" text:style-name="Index_20_Link" text:visited-style-name="Index_20_Link">Random Mode Numeric:<text:tab/>27</text:a></text:p>
          <text:p text:style-name="P189"><text:a xlink:type="simple" xlink:href="#__RefHeading___Toc5957_2306771322" text:style-name="Index_20_Link" text:visited-style-name="Index_20_Link">Random Mode Logic:<text:tab/>27</text:a></text:p>
        </text:index-body>
      </text:table-of-content>
      <text:h text:style-name="P202" text:outline-level="1"/>
      <text:h text:style-name="P204" text:outline-level="1"><text:bookmark-start text:name="__RefHeading___Toc5861_2306771322"/>Introduction<text:bookmark-end text:name="__RefHeading___Toc5861_2306771322"/></text:h>
      <text:p text:style-name="P144"><text:span text:style-name="T62">The </text:span><text:a xlink:type="simple" xlink:href="https://github.com/robl0377/Lego2LeJosEv3" text:style-name="Internet_20_link" text:visited-style-name="Visited_20_Internet_20_Link"><text:span text:style-name="T115">Lego2LeJosEv3</text:span></text:a><text:span text:style-name="T187"> </text:span><text:span text:style-name="T186">L</text:span><text:span text:style-name="T62">ibrary </text:span><text:span text:style-name="T63">is intended to make it easy to port programs from the LEGO</text:span>®<text:span text:style-name="T62"> </text:span><text:span text:style-name="T63">icon-based (LabView-based) programming system for the LEGO® Mindstorms EV3 Brick to the Java programming language and the LeJOS EV3 framework.</text:span></text:p>
      <text:p text:style-name="P145"><text:span text:style-name="T68">Authors:<text:line-break/></text:span><text:a xlink:type="simple" xlink:href="https://github.com/robl0377" text:style-name="Internet_20_link" text:visited-style-name="Visited_20_Internet_20_Link"><text:span text:style-name="T178">Roland Blochberger</text:span></text:a></text:p>
      <text:p text:style-name="P206"/>
      <text:p text:style-name="Text_20_body"><text:span text:style-name="T114">Disclaimer:</text:span><text:span text:style-name="T186"><text:line-break/></text:span><text:span text:style-name="T360">LEGO® is a trademark of the LEGO Group of companies which does not sponsor, authorize or endorse this project. </text:span></text:p>
      <text:p text:style-name="P1"/>
      <text:p text:style-name="P32"/>
      <text:h text:style-name="P205" text:outline-level="1"><text:bookmark-start text:name="__RefHeading___Toc5863_2306771322"/><text:span text:style-name="T62">L</text:span><text:span text:style-name="T186">ego</text:span><text:span text:style-name="T62">2LeJ</text:span><text:span text:style-name="T186">os</text:span><text:span text:style-name="T62">E</text:span><text:span text:style-name="T186">v</text:span><text:span text:style-name="T62">3 </text:span>Library<text:bookmark-end text:name="__RefHeading___Toc5863_2306771322"/></text:h>
      <text:p text:style-name="P47">The <text:span text:style-name="T198">L</text:span><text:span text:style-name="T220">ego</text:span><text:span text:style-name="T198">2LeJ</text:span><text:span text:style-name="T220">os</text:span><text:span text:style-name="T198">E</text:span><text:span text:style-name="T220">v</text:span><text:span text:style-name="T198">3</text:span> <text:span text:style-name="T10">L</text:span>ibrary <text:span text:style-name="T196">offers Java Developers various classes whose methods are similar to use as the LEGO® icon-based Programming Blocks.</text:span></text:p>
      <text:p text:style-name="P48"><text:span text:style-name="T62">The </text:span><text:span text:style-name="T84">L</text:span><text:span text:style-name="T115">ego</text:span><text:span text:style-name="T84">2LeJ</text:span><text:span text:style-name="T115">os</text:span><text:span text:style-name="T84">E</text:span><text:span text:style-name="T115">v</text:span><text:span text:style-name="T84">3</text:span><text:span text:style-name="T62"> </text:span><text:span text:style-name="T63">L</text:span><text:span text:style-name="T62">ibrary </text:span><text:span text:style-name="T69">depends on the </text:span><text:a xlink:type="simple" xlink:href="https://sourceforge.net/projects/ev3.lejos.p/" text:style-name="Internet_20_link" text:visited-style-name="Visited_20_Internet_20_Link">LeJOS EV3 framework</text:a><text:span text:style-name="T69"> version </text:span><text:span text:style-name="T29">v0.9.1beta.</text:span></text:p>
      <text:p text:style-name="P146"><text:span text:style-name="T69">You can find </text:span><text:span text:style-name="T144">the </text:span><text:span text:style-name="T116">L</text:span><text:span text:style-name="T115">ego</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at </text:span><text:span text:style-name="T187">GitHub: </text:span><text:span text:style-name="T69"><text:s/></text:span><text:a xlink:type="simple" xlink:href="https://github.com/robl0377/Lego2LeJosEv3" text:style-name="Internet_20_link" text:visited-style-name="Visited_20_Internet_20_Link"><text:span text:style-name="T187">https://github.com/robl0377/Lego2LeJosEv3</text:span></text:a>.</text:p>
      <text:p text:style-name="P146"><text:span text:style-name="T196">The </text:span><text:span text:style-name="T116">L</text:span><text:span text:style-name="T115">ego</text:span><text:span text:style-name="T116">2LeJ</text:span><text:span text:style-name="T115">os</text:span><text:span text:style-name="T116">E</text:span><text:span text:style-name="T115">v</text:span><text:span text:style-name="T116">3</text:span><text:span text:style-name="T69"> </text:span><text:span text:style-name="T63">L</text:span><text:span text:style-name="T69">ibrary </text:span><text:span text:style-name="T196">project contains the following Java packages:</text:span></text:p>
      <text:list xml:id="list614801714" text:style-name="L1">
        <text:list-item>
          <text:p text:style-name="P207"><text:span text:style-name="T191">lego2lejosev3.pblocks</text:span> This is the package of the library classes.</text:p>
        </text:list-item>
        <text:list-item>
          <text:p text:style-name="P207"><text:span text:style-name="T191">lego2lejosev3.logging</text:span> This package contains some helper classes to use the standard java.util.logging package to write <text:span text:style-name="T197">debug or error </text:span>messages into a log file.</text:p>
        </text:list-item>
        <text:list-item>
          <text:p text:style-name="P208"><text:span text:style-name="T191">lego2lejosev3.</text:span><text:span text:style-name="T192">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62"/>
      <text:h text:style-name="Heading_20_2" text:outline-level="2"><text:bookmark-start text:name="__RefHeading___Toc5865_2306771322"/><text:span text:style-name="T336">H</text:span>ow to use the Library<text:bookmark-end text:name="__RefHeading___Toc5865_2306771322"/></text:h>
      <text:p text:style-name="Text_20_body">If you want to use the <text:span text:style-name="T198">L</text:span><text:span text:style-name="T220">ego</text:span><text:span text:style-name="T198">2LeJ</text:span><text:span text:style-name="T220">os</text:span><text:span text:style-name="T198">E</text:span><text:span text:style-name="T220">v</text:span><text:span text:style-name="T198">3</text:span> <text:span text:style-name="T229">L</text:span>ibrary in your own LeJOS EV3 project, just copy the classes in the packages <text:span text:style-name="T191">lego2lejosev3.pblocks</text:span> and <text:span text:style-name="T191">lego2lejosev3.logging</text:span> into your project’<text:span text:style-name="T326">s source location</text:span>. <text:line-break/><text:span text:style-name="T326">The LeJOS EV3 Eclipse Plugin will pack them together with your own sources and download the whole JAR file to the EV3 brick to run it.</text:span> </text:p>
      <text:p text:style-name="Text_20_body"/>
      <text:p text:style-name="Text_20_body"/>
      <text:h text:style-name="Heading_20_2" text:outline-level="2"><text:bookmark-start text:name="__RefHeading___Toc5867_2306771322"/><text:soft-page-break/>Programming Blocks<text:bookmark-end text:name="__RefHeading___Toc5867_2306771322"/></text:h>
      <text:p text:style-name="P146"><text:span text:style-name="T229">LEGO</text:span>®<text:span text:style-name="T229"> provides descriptions of their icon-based Programming Blocks in their </text:span><text:a xlink:type="simple" xlink:href="https://ev3-help-online.api.education.lego.com/Education/en-us/index.html" text:style-name="Internet_20_link" text:visited-style-name="Visited_20_Internet_20_Link"><text:span text:style-name="T229">web-based help pages</text:span></text:a><text:span text:style-name="T229"> for the </text:span><text:span text:style-name="T63">LEGO</text:span><text:span text:style-name="T62">®</text:span><text:span text:style-name="T63"> Mindstorms </text:span><text:span text:style-name="T188">Education </text:span><text:span text:style-name="T63">Programming Environment. </text:span></text:p>
      <text:p text:style-name="P153">There are the following Programming Blocks and their respective classes in the <text:span text:style-name="T198">L</text:span><text:span text:style-name="T221">ego</text:span><text:span text:style-name="T198">2LeJ</text:span><text:span text:style-name="T221">os</text:span><text:span text:style-name="T198">E</text:span><text:span text:style-name="T221">v</text:span><text:span text:style-name="T198">3</text:span> Library:</text:p>
      <text:section text:style-name="Sect3" text:name="links_programming">
        <text:section text:style-name="Sect4" text:name="ActionBlocks">
          <text:p text:style-name="P179"><text:span text:style-name="T361">LEGO</text:span><text:span text:style-name="T189">®</text:span><text:span text:style-name="T361"> </text:span>Action Blocks<text:tab/>L<text:span text:style-name="T361">ego2</text:span>LeJ<text:span text:style-name="T361">os</text:span>E<text:span text:style-name="T361">v</text:span>3 Library <text:span text:style-name="T361">equivalent:</text:span></text:p>
          <text:p text:style-name="P174"><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10">(complete)</text:span></text:p>
          <text:p text:style-name="P174"><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10">(complete)</text:span></text:p>
          <text:p text:style-name="P174"><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210">(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199">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10">(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336">(complete)</text:span></text:p>
          <text:p text:style-name="P156"><text:a xlink:type="simple" xlink:href="https://ev3-help-online.api.education.lego.com/Education/en-us/page.html?Path=blocks%2FLEGO%2FLED.html" text:style-name="Internet_20_link" text:visited-style-name="Visited_20_Internet_20_Link">Brick Status Light</text:a><text:tab/><text:tab/><text:span text:style-name="T199"><text:bookmark-ref text:reference-format="text" text:ref-name="__RefHeading___Toc5033_2632823145">BrickStatusLight Class</text:bookmark-ref></text:span><text:span text:style-name="T199"> </text:span><text:span text:style-name="T216">(complete)</text:span></text:p>
        </text:section>
        <text:section text:style-name="Sect4" text:name="FlowBlocks">
          <text:p text:style-name="P179"><text:span text:style-name="T361"><text:line-break/>LEGO</text:span><text:span text:style-name="T189">®</text:span><text:span text:style-name="T361"> </text:span>Flow Blocks<text:tab/>L<text:span text:style-name="T361">ego2</text:span>LeJ<text:span text:style-name="T361">os</text:span>E<text:span text:style-name="T361">v</text:span>3 Library <text:span text:style-name="T361">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30">use Java main method instead </text:span></text:p>
          <text:p text:style-name="P177"><text:a xlink:type="simple" xlink:href="https://ev3-help-online.api.education.lego.com/Education/en-us/page.html?Path=blocks%2FLEGO%2FWait.html" text:style-name="Internet_20_link" text:visited-style-name="Visited_20_Internet_20_Link">Wait</text:a><text:tab/><text:tab/><text:tab/><text:tab/><text:span text:style-name="T230"><text:bookmark-ref text:reference-format="text" text:ref-name="__RefHeading___Toc2168_108391516">Wait Block</text:bookmark-ref></text:span><text:span text:style-name="T217"> (not complete, use Java wait loop constructs instead)</text:span></text:p>
          <text:p text:style-name="P157"><text:a xlink:type="simple" xlink:href="https://ev3-help-online.api.education.lego.com/Education/en-us/page.html?Path=blocks%2FLEGO%2FLoopCondition.html" text:style-name="Internet_20_link" text:visited-style-name="Visited_20_Internet_20_Link">Loop</text:a><text:tab/><text:tab/><text:tab/><text:tab/><text:span text:style-name="T230">use Java loop constructs instead</text:span></text:p>
          <text:p text:style-name="P157"><text:a xlink:type="simple" xlink:href="https://ev3-help-online.api.education.lego.com/Education/en-us/page.html?Path=blocks%2FLEGO%2FCaseSelector.html" text:style-name="Internet_20_link" text:visited-style-name="Visited_20_Internet_20_Link">Switch</text:a><text:tab/><text:tab/><text:tab/><text:tab/><text:span text:style-name="T230">use Java switch construct instead</text:span></text:p>
          <text:p text:style-name="P157"><text:a xlink:type="simple" xlink:href="https://ev3-help-online.api.education.lego.com/Education/en-us/page.html?Path=blocks%2FLEGO%2FInterrupt.html" text:style-name="Internet_20_link" text:visited-style-name="Visited_20_Internet_20_Link">Loop Interrupt</text:a><text:tab/><text:tab/><text:tab/><text:span text:style-name="T230">use Java break command instead</text:span></text:p>
        </text:section>
        <text:section text:style-name="Sect4" text:name="SensorBlocks">
          <text:p text:style-name="P179"><text:span text:style-name="T361"><text:line-break/>LEGO</text:span><text:span text:style-name="T189">®</text:span><text:span text:style-name="T361"> </text:span>Sensor Blocks<text:tab/>L<text:span text:style-name="T361">ego2</text:span>LeJ<text:span text:style-name="T361">os</text:span>E<text:span text:style-name="T361">v</text:span>3 Library <text:span text:style-name="T361">equivalent:</text:span></text:p>
          <text:p text:style-name="P157"><text:a xlink:type="simple" xlink:href="https://ev3-help-online.api.education.lego.com/Education/en-us/page.html?Path=blocks%2FLEGO%2FUltrasonicSensor.html" text:style-name="Internet_20_link" text:visited-style-name="Visited_20_Internet_20_Link">Ultrasonic</text:a><text:tab/><text:tab/><text:tab/><text:span text:style-name="T199">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57"><text:a xlink:type="simple" xlink:href="https://ev3-help-online.api.education.lego.com/Education/en-us/page.html?Path=blocks%2FLEGO%2FGyro.html" text:style-name="Internet_20_link" text:visited-style-name="Visited_20_Internet_20_Link">Gyro</text:a><text:tab/><text:tab/><text:tab/><text:tab/><text:span text:style-name="T199"><text:bookmark-ref text:reference-format="text" text:ref-name="__RefHeading___Toc4268_3568313896">GyroSensor Class</text:bookmark-ref></text:span><text:span text:style-name="T199"> </text:span></text:p>
          <text:p text:style-name="P157"><text:a xlink:type="simple" xlink:href="https://ev3-help-online.api.education.lego.com/Education/en-us/page.html?Path=blocks%2FLEGO%2FColorSensor.html" text:style-name="Internet_20_link" text:visited-style-name="Visited_20_Internet_20_Link">Color</text:a><text:tab/><text:tab/><text:tab/><text:tab/><text:span text:style-name="T199">not yet implemented</text:span></text:p>
          <text:p text:style-name="P157"><text:a xlink:type="simple" xlink:href="https://ev3-help-online.api.education.lego.com/Education/en-us/page.html?Path=blocks%2FLEGO%2FRotationSensor.html" text:style-name="Internet_20_link" text:visited-style-name="Visited_20_Internet_20_Link">Motor Rotation</text:a><text:tab/><text:tab/><text:span text:style-name="T199"><text:bookmark-ref text:reference-format="text" text:ref-name="__RefHeading___Toc4794_3568313896">Motor Rotation Block</text:bookmark-ref></text:span><text:span text:style-name="T199"> </text:span></text:p>
          <text:p text:style-name="P157"><text:a xlink:type="simple" xlink:href="https://ev3-help-online.api.education.lego.com/Education/en-us/page.html?Path=blocks%2FLEGO%2FTouchSensor.html" text:style-name="Internet_20_link" text:visited-style-name="Visited_20_Internet_20_Link">Touch</text:a><text:tab/><text:tab/><text:tab/><text:tab/><text:span text:style-name="T199"><text:bookmark-ref text:reference-format="text" text:ref-name="__RefHeading___Toc5044_3568313896">TouchSensor Class</text:bookmark-ref></text:span></text:p>
          <text:p text:style-name="P157"><text:a xlink:type="simple" xlink:href="https://ev3-help-online.api.education.lego.com/Education/en-us/page.html?Path=blocks%2FLEGO%2FTemperatureSensor.html" text:style-name="Internet_20_link" text:visited-style-name="Visited_20_Internet_20_Link">Temperature</text:a><text:tab/><text:tab/><text:tab/><text:span text:style-name="T199">not implemented </text:span><text:span text:style-name="T219">because I cannot test it</text:span></text:p>
          <text:p text:style-name="P157"><text:a xlink:type="simple" xlink:href="https://ev3-help-online.api.education.lego.com/Education/en-us/page.html?Path=blocks%2FLEGO%2FTimer.html" text:style-name="Internet_20_link" text:visited-style-name="Visited_20_Internet_20_Link">Timer</text:a><text:tab/><text:tab/><text:tab/><text:tab/><text:span text:style-name="T199"><text:bookmark-ref text:reference-format="text" text:ref-name="__RefHeading___Toc5370_2533640708">Timer Class</text:bookmark-ref></text:span></text:p>
          <text:p text:style-name="P157"><text:a xlink:type="simple" xlink:href="https://ev3-help-online.api.education.lego.com/Education/en-us/page.html?Path=blocks%2FLEGO%2FBrickButton.html" text:style-name="Internet_20_link" text:visited-style-name="Visited_20_Internet_20_Link">Brick Buttons</text:a><text:tab/><text:tab/><text:tab/><text:span text:style-name="T199">not yet implemented</text:span></text:p>
          <text:p text:style-name="P178"><text:a xlink:type="simple" xlink:href="https://ev3-help-online.api.education.lego.com/Education/en-us/page.html?Path=blocks%2FLEGO%2FEnergyMeter.html" text:style-name="Internet_20_link" text:visited-style-name="Visited_20_Internet_20_Link">Energy Meter</text:a><text:tab/><text:tab/><text:tab/><text:span text:style-name="T199">not implemented </text:span><text:span text:style-name="T219">because I cannot test it</text:span></text:p>
          <text:p text:style-name="P178"><text:a xlink:type="simple" xlink:href="https://ev3-help-online.api.education.lego.com/Education/en-us/page.html?Path=blocks%2FLEGO%2FSoundSensor.html" text:style-name="Internet_20_link" text:visited-style-name="Visited_20_Internet_20_Link">NXT Sound</text:a><text:tab/><text:tab/><text:tab/><text:span text:style-name="T199">not implemented </text:span><text:span text:style-name="T219">because I cannot test it</text:span></text:p>
        </text:section>
        <text:section text:style-name="Sect4" text:name="DataBlock">
          <text:p text:style-name="P179"><text:span text:style-name="T361"><text:line-break/>LEGO</text:span><text:span text:style-name="T189">®</text:span><text:span text:style-name="T361"> </text:span>Data Blocks<text:tab/>L<text:span text:style-name="T361">ego2</text:span>LeJ<text:span text:style-name="T361">os</text:span>E<text:span text:style-name="T361">v</text:span>3 Library <text:span text:style-name="T361">equivalent:</text:span></text:p>
          <text:p text:style-name="P157"><text:a xlink:type="simple" xlink:href="https://ev3-help-online.api.education.lego.com/Education/en-us/page.html?Path=blocks%2FLEGO%2FVariable.html" text:style-name="Internet_20_link" text:visited-style-name="Visited_20_Internet_20_Link">Variable</text:a><text:tab/><text:tab/><text:tab/><text:span text:style-name="T230">use Java global variables instead</text:span></text:p>
          <text:p text:style-name="P157"><text:a xlink:type="simple" xlink:href="https://ev3-help-online.api.education.lego.com/Education/en-us/page.html?Path=blocks%2FLEGO%2FConstant.html" text:style-name="Internet_20_link" text:visited-style-name="Visited_20_Internet_20_Link">Constant</text:a><text:tab/><text:tab/><text:tab/><text:span text:style-name="T230">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31">use Java array operations instead</text:span></text:p>
          <text:p text:style-name="P158"><text:a xlink:type="simple" xlink:href="https://ev3-help-online.api.education.lego.com/Education/en-us/page.html?Path=blocks%2FLEGO%2FBooleanOperations.html" text:style-name="Internet_20_link" text:visited-style-name="Visited_20_Internet_20_Link">Logic Operations</text:a><text:tab/><text:tab/><text:span text:style-name="T231">use Java logic operations instead</text:span></text:p>
          <text:p text:style-name="P158"><text:a xlink:type="simple" xlink:href="https://ev3-help-online.api.education.lego.com/Education/en-us/page.html?Path=blocks%2FLEGO%2FMath.html" text:style-name="Internet_20_link" text:visited-style-name="Visited_20_Internet_20_Link">Math</text:a><text:tab/><text:tab/><text:tab/><text:tab/><text:span text:style-name="T231">use Java math operations instead</text:span></text:p>
          <text:p text:style-name="P158"><text:a xlink:type="simple" xlink:href="https://ev3-help-online.api.education.lego.com/Education/en-us/page.html?Path=blocks%2FLEGO%2FRound.html" text:style-name="Internet_20_link" text:visited-style-name="Visited_20_Internet_20_Link">Round</text:a><text:tab/><text:tab/><text:tab/><text:tab/><text:span text:style-name="T231">use Java round operations instead</text:span></text:p>
          <text:p text:style-name="P158"><text:a xlink:type="simple" xlink:href="https://ev3-help-online.api.education.lego.com/Education/en-us/page.html?Path=blocks%2FLEGO%2FCompare.html" text:style-name="Internet_20_link" text:visited-style-name="Visited_20_Internet_20_Link">Compare</text:a><text:tab/><text:tab/><text:tab/><text:span text:style-name="T231">use Java compare operations instead</text:span></text:p>
          <text:p text:style-name="P158"><text:a xlink:type="simple" xlink:href="https://ev3-help-online.api.education.lego.com/Education/en-us/page.html?Path=blocks%2FLEGO%2FRange.html" text:style-name="Internet_20_link" text:visited-style-name="Visited_20_Internet_20_Link">Range</text:a><text:tab/><text:tab/><text:tab/><text:tab/><text:span text:style-name="T231">use Java compare operations instead</text:span></text:p>
          <text:p text:style-name="P159"><text:a xlink:type="simple" xlink:href="https://ev3-help-online.api.education.lego.com/Education/en-us/page.html?Path=blocks%2FLEGO%2FText.html" text:style-name="Internet_20_link" text:visited-style-name="Visited_20_Internet_20_Link">Text</text:a><text:tab/><text:tab/><text:tab/><text:tab/><text:span text:style-name="T231">use Java String operations instead</text:span></text:p>
          <text:p text:style-name="P159"><text:soft-page-break/><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18">(complete)</text:span></text:p>
        </text:section>
        <text:section text:style-name="Sect4" text:name="AdvancedBlocks">
          <text:p text:style-name="P179"><text:span text:style-name="T361"><text:line-break/>LEGO</text:span><text:span text:style-name="T189">®</text:span><text:span text:style-name="T361"> </text:span>Advanced Blocks<text:tab/>L<text:span text:style-name="T361">ego2</text:span>LeJ<text:span text:style-name="T361">os</text:span>E<text:span text:style-name="T361">v</text:span>3 Library <text:span text:style-name="T361">equivalent:</text:span></text:p>
          <text:p text:style-name="P159"><text:a xlink:type="simple" xlink:href="https://ev3-help-online.api.education.lego.com/Education/en-us/page.html?Path=blocks%2FLEGO%2FFileAccess.html" text:style-name="Internet_20_link" text:visited-style-name="Visited_20_Internet_20_Link">File Access</text:a><text:tab/><text:tab/><text:tab/><text:span text:style-name="T230">use Java file operations instead</text:span></text:p>
          <text:p text:style-name="P159"><text:a xlink:type="simple" xlink:href="https://ev3-help-online.api.education.lego.com/Education/en-us/page.html?Path=blocks%2FLEGO%2FDataLogging.html" text:style-name="Internet_20_link" text:visited-style-name="Visited_20_Internet_20_Link">Data Logging</text:a><text:tab/><text:tab/><text:tab/><text:span text:style-name="T230">use Java file operations instead</text:span></text:p>
          <text:p text:style-name="P178"><text:a xlink:type="simple" xlink:href="https://ev3-help-online.api.education.lego.com/Education/en-us/page.html?Path=blocks%2FLEGO%2FMessaging.html" text:style-name="Internet_20_link" text:visited-style-name="Visited_20_Internet_20_Link">Messaging</text:a><text:tab/><text:tab/><text:tab/><text:span text:style-name="T199">not implemented</text:span></text:p>
          <text:p text:style-name="P159"><text:a xlink:type="simple" xlink:href="https://ev3-help-online.api.education.lego.com/Education/en-us/page.html?Path=blocks%2FLEGO%2FBluetooth.html" text:style-name="Internet_20_link" text:visited-style-name="Visited_20_Internet_20_Link">Bluetooth Connection</text:a><text:tab/><text:tab/><text:span text:style-name="T199">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32">use Java comments instead</text:span></text:p>
          <text:p text:style-name="P159"><text:a xlink:type="simple" xlink:href="https://ev3-help-online.api.education.lego.com/Education/en-us/page.html?Path=blocks%2FLEGO%2FKeepAlive.html" text:style-name="Internet_20_link" text:visited-style-name="Visited_20_Internet_20_Link">Keep Awake</text:a><text:tab/><text:tab/><text:tab/><text:span text:style-name="T199">not yet implemented</text:span></text:p>
          <text:p text:style-name="P159"><text:a xlink:type="simple" xlink:href="https://ev3-help-online.api.education.lego.com/Education/en-us/page.html?Path=blocks%2FLEGO%2FRawSensorValue.html" text:style-name="Internet_20_link" text:visited-style-name="Visited_20_Internet_20_Link">Raw Sensor Value</text:a><text:tab/><text:tab/><text:span text:style-name="T199">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32">use System.exit method instead</text:span></text:p>
          <text:p text:style-name="P159"><text:a xlink:type="simple" xlink:href="https://ev3-help-online.api.education.lego.com/Education/en-us/page.html?Path=blocks%2FLEGO%2FInvertMotor.html" text:style-name="Internet_20_link" text:visited-style-name="Visited_20_Internet_20_Link">Invert Motor</text:a><text:tab/><text:tab/><text:tab/><text:span text:style-name="T199">not yet implemented</text:span></text:p>
          <text:p text:style-name="P159"><text:a xlink:type="simple" xlink:href="https://ev3-help-online.api.education.lego.com/Education/en-us/page.html?Path=blocks%2FLEGO%2FUnregulatedMotor.html" text:style-name="Internet_20_link" text:visited-style-name="Visited_20_Internet_20_Link">Unregulated Motor</text:a><text:tab/><text:tab/><text:span text:style-name="T199"><text:bookmark-ref text:reference-format="text" text:ref-name="__RefHeading___Toc4861_2632823145">UnregulatedMotor Class</text:bookmark-ref></text:span><text:span text:style-name="T199"> </text:span><text:span text:style-name="T215">(complete)</text:span></text:p>
        </text:section>
      </text:section>
      <text:p text:style-name="P3"/>
      <text:p text:style-name="Text_20_body"/>
      <text:h text:style-name="P193" text:outline-level="3"><text:bookmark-start text:name="__RefHeading___Toc5869_2306771322"/><text:span text:style-name="T67">Performance Hints</text:span><text:span text:style-name="T62"> </text:span><text:bookmark-end text:name="__RefHeading___Toc5869_2306771322"/></text:h>
      <text:p text:style-name="P49"><text:span text:style-name="T79">Since numeric operations in Java on the EV3 Brick are faster with </text:span><text:span text:style-name="T85">float</text:span><text:span text:style-name="T79"> numbers than </text:span><text:span text:style-name="T85">double</text:span><text:span text:style-name="T79"> numbers, </text:span><text:span text:style-name="T143">please </text:span><text:span text:style-name="T79">use </text:span><text:span text:style-name="T65">float</text:span><text:span text:style-name="T79"> </text:span><text:span text:style-name="T131">or </text:span><text:span text:style-name="T66">int</text:span><text:span text:style-name="T131"> </text:span><text:span text:style-name="T79">numbers whenever possible.</text:span></text:p>
      <text:p text:style-name="P26">Also avoid excessive object creations, for example in loop bodies: Create the necessary objects or local variables outside of loops.</text:p>
      <text:p text:style-name="P27"/>
      <text:p text:style-name="P27"/>
      <text:h text:style-name="Heading_20_3" text:outline-level="3"><text:bookmark-start text:name="__RefHeading___Toc5871_2306771322"/>Logging Mechanism<text:bookmark-end text:name="__RefHeading___Toc5871_2306771322"/></text:h>
      <text:p text:style-name="P79">The <text:span text:style-name="T198">L</text:span><text:span text:style-name="T221">ego</text:span><text:span text:style-name="T198">2LeJ</text:span><text:span text:style-name="T221">os</text:span><text:span text:style-name="T198">E</text:span><text:span text:style-name="T221">v</text:span><text:span text:style-name="T198">3</text:span> Library uses the classes of the package <text:span text:style-name="T198">java.util.logging</text:span>, that come with the Java Runtime System, to write log, warning or error messages to <text:span text:style-name="T323">log </text:span>files. <text:span text:style-name="T323">You can use this logging mechanism for debugging, warning or error messages in your own classes as well.</text:span></text:p>
      <text:p text:style-name="P70">To <text:span text:style-name="T324">use</text:span> the logging mechanism it <text:span text:style-name="T324">should</text:span> be initialized as early in the program execution as possible. Here is an example:</text:p>
      <text:p text:style-name="P172"><text:span text:style-name="T244">import</text:span><text:span text:style-name="T39"> java.util.logging.Logger;</text:span></text:p>
      <text:p text:style-name="P180"><text:span text:style-name="T244">import</text:span><text:span text:style-name="T39"> lego2lejosev3.logging.Setup;</text:span></text:p>
      <text:p text:style-name="P182"/>
      <text:p text:style-name="P180"><text:span text:style-name="T234">public</text:span><text:span text:style-name="T11"> </text:span><text:span text:style-name="T234">class</text:span><text:span text:style-name="T11"> </text:span><text:span text:style-name="T55">Gripp3rM1</text:span><text:span text:style-name="T11"> {</text:span></text:p>
      <text:p text:style-name="P180"><text:span text:style-name="T39"><text:tab/></text:span><text:span text:style-name="T234">private</text:span><text:span text:style-name="T11"> </text:span><text:span text:style-name="T234">static</text:span><text:span text:style-name="T11"> Class&lt;?&gt; </text:span><text:span text:style-name="T280">clazz</text:span><text:span text:style-name="T11"> = </text:span><text:span text:style-name="T55">Gripp3rM1</text:span><text:span text:style-name="T11">.</text:span><text:span text:style-name="T234">class</text:span><text:span text:style-name="T11">;</text:span></text:p>
      <text:p text:style-name="P180"><text:span text:style-name="T39"><text:tab/></text:span><text:span text:style-name="T244">private</text:span><text:span text:style-name="T39"> </text:span><text:span text:style-name="T244">static</text:span><text:span text:style-name="T39"> </text:span><text:span text:style-name="T244">final</text:span><text:span text:style-name="T39"> Logger </text:span><text:span text:style-name="T271">log</text:span><text:span text:style-name="T39"> = Logger.</text:span><text:span text:style-name="T50">getLogger</text:span><text:span text:style-name="T39">(</text:span><text:span text:style-name="T278">clazz</text:span><text:span text:style-name="T39">.getName());</text:span></text:p>
      <text:p text:style-name="P182"/>
      <text:p text:style-name="P180"><text:span text:style-name="T39"><text:tab/></text:span><text:span text:style-name="T244">public</text:span><text:span text:style-name="T39"> </text:span><text:span text:style-name="T244">static</text:span><text:span text:style-name="T39"> </text:span><text:span text:style-name="T244">void</text:span><text:span text:style-name="T39"> main(String[] </text:span><text:span text:style-name="T300">args</text:span><text:span text:style-name="T39">) {</text:span></text:p>
      <text:p text:style-name="P180"><text:span text:style-name="T39"><text:tab/><text:tab/></text:span><text:span text:style-name="T54">Setup.</text:span><text:span text:style-name="T52">log2File</text:span><text:span text:style-name="T54">(</text:span><text:span text:style-name="T272">clazz</text:span><text:span text:style-name="T54">);</text:span></text:p>
      <text:p text:style-name="P180"><text:span text:style-name="T39"><text:tab/><text:tab/></text:span><text:span text:style-name="T271">log</text:span><text:span text:style-name="T39">.fine(</text:span><text:span text:style-name="T317">"Starting ..."</text:span><text:span text:style-name="T39">);</text:span></text:p>
      <text:p text:style-name="P183"><text:tab/><text:tab/>...</text:p>
      <text:p text:style-name="P183"><text:tab/><text:tab/>...</text:p>
      <text:p text:style-name="P181"><text:soft-page-break/><text:span text:style-name="T39"><text:tab/><text:tab/></text:span><text:span text:style-name="T271">log</text:span><text:span text:style-name="T39">.fine(</text:span><text:span text:style-name="T317">"The End"</text:span><text:span text:style-name="T39">);</text:span></text:p>
      <text:p text:style-name="P182"><text:tab/>}</text:p>
      <text:p text:style-name="P182">}</text:p>
      <text:p text:style-name="P182"/>
      <text:p text:style-name="Text_20_body">In this example the main class of the program <text:span text:style-name="T324">instantiates</text:span> a logger with the class’ name and initializes logging to files with the method <text:span text:style-name="T41">Setup.</text:span><text:span text:style-name="T51">log2File</text:span><text:span text:style-name="T41">(</text:span><text:span text:style-name="T279">clazz</text:span><text:span text:style-name="T41">)</text:span>. <text:span text:style-name="T324">This initialization only needs to be done once in a program at the beginning of the </text:span><text:span text:style-name="T325">main()</text:span><text:span text:style-name="T324"> method.</text:span><text:line-break/>Then you can use the logger’s methods, such as <text:span text:style-name="T41">fine()</text:span> to write messages to the log file.</text:p>
      <text:p text:style-name="P73">Other classes <text:span text:style-name="T324">just need to instantiate a logger with their class name to use its methods.</text:span></text:p>
      <text:p text:style-name="P72">The initialization sets a simple custom log formatter and configures the log files for 3 generations with a maximum of 2MBytes size each. Each run of the program starts a new <text:span text:style-name="T198">log file</text:span> <text:span text:style-name="T328">in the same directory where the program’s JAR file is located (/home/lejos/programs/)</text:span>. <text:span text:style-name="T329">You can download the log files with SCP or with the LeJOS EV3 Control Center.</text:span></text:p>
      <text:p text:style-name="P76"><text:span text:style-name="T326">For more information about the </text:span><text:span text:style-name="T203">java.util.logging</text:span><text:span text:style-name="T326"> package, see </text:span><text:a xlink:type="simple" xlink:href="https://docs.oracle.com/javase/7/docs/technotes/guides/logging/overview.html" text:style-name="Internet_20_link" text:visited-style-name="Visited_20_Internet_20_Link"><text:span text:style-name="T326">Java™ Logging Overview</text:span></text:a>.</text:p>
      <text:p text:style-name="Text_20_body"/>
      <text:p text:style-name="P28"/>
      <text:p text:style-name="P28"/>
      <text:h text:style-name="P194" text:outline-level="3"><text:bookmark-start text:name="__RefHeading___Toc604_1145136116"/>MediumMotor Class<text:bookmark-end text:name="__RefHeading___Toc604_1145136116"/></text:h>
      <text:p text:style-name="Text_20_body">The Medium Motor <text:span text:style-name="T318">Block</text:span> controls the Medium Motor. You can turn the motor on or off, control its power level, or turn the motor on for a specified amount of time or rotations. <text:span text:style-name="T350">The MediumMotor class uses the LeJOS EV3MediumRegulatedMotor class.</text:span></text:p>
      <text:p text:style-name="Text_20_body">The MediumMotor class that implements this block needs to be instantiated <text:span text:style-name="T233">before its methods can be used</text:span>, for example at the beginning of the program:</text:p>
      <text:p text:style-name="P184"><text:span text:style-name="T269">public</text:span> <text:span text:style-name="T269">class</text:span> MediumMotorTest {</text:p>
      <text:p text:style-name="P184"/>
      <text:p text:style-name="P162"><text:tab/><text:span text:style-name="T270">static</text:span><text:span text:style-name="T349"> </text:span><text:span text:style-name="T270">final</text:span><text:span text:style-name="T349"> Port </text:span><text:span text:style-name="T284">gripMotorPort</text:span><text:span text:style-name="T349"> = MotorPort.</text:span><text:span text:style-name="T284">A</text:span><text:span text:style-name="T349">;</text:span></text:p>
      <text:p text:style-name="P162"/>
      <text:p text:style-name="Standard"><text:tab/><text:span text:style-name="T244">public</text:span><text:span text:style-name="T39"> </text:span><text:span text:style-name="T244">static</text:span><text:span text:style-name="T39"> </text:span><text:span text:style-name="T244">void</text:span><text:span text:style-name="T39"> </text:span><text:span text:style-name="T42">main</text:span><text:span text:style-name="T39">(String[] </text:span><text:span text:style-name="T300">args</text:span><text:span text:style-name="T39">) {</text:span></text:p>
      <text:p text:style-name="Standard"><text:span text:style-name="T39"><text:tab/><text:tab/></text:span><text:span text:style-name="T11">MediumMotor </text:span><text:span text:style-name="T285">mot</text:span><text:span text:style-name="T11"> = </text:span><text:span text:style-name="T234">new</text:span><text:span text:style-name="T11"> MediumMotor(</text:span><text:span text:style-name="T277">gripMotorPort</text:span><text:span text:style-name="T11">);</text:span></text:p>
      <text:p text:style-name="Standard"><text:tab/><text:tab/><text:span text:style-name="T11">...</text:span></text:p>
      <text:p text:style-name="Standard"><text:span text:style-name="T39"><text:tab/></text:span><text:span text:style-name="T40">}</text:span></text:p>
      <text:p text:style-name="P161">}</text:p>
      <text:p text:style-name="P161"/>
      <text:p text:style-name="Text_20_body">Several of the following programming blocks have <text:span text:style-name="T120">power</text:span><text:span text:style-name="T62"> or </text:span><text:span text:style-name="T120">brake</text:span><text:span text:style-name="T62"> at end inputs: </text:span></text:p>
      <text:p text:style-name="Text_20_body">You can control the speed and direction of the motor using the <text:span text:style-name="T225">power</text:span> input. The power input accepts a number from -100 to 100. A positive number turns the motor clockwise, and a negative number turns it counter-clockwise.</text:p>
      <text:p text:style-name="Text_20_body"><text:soft-page-break/>If <text:span text:style-name="T225">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76">Medium Motor </text:span><text:span text:style-name="T70">Mode </text:span><text:span text:style-name="T64">On</text:span><text:span text:style-name="T62">: </text:span><text:bookmark-end text:name="__RefHeading___Toc5873_2306771322"/></text:h>
      <text:p text:style-name="P4">The On mode turns the motor on, then immediately continues to the next block in the program. <text:s/>The motor will run until it is stopped or changed by another block later in the program, or until the program ends. </text:p>
      <text:p text:style-name="P53"><text:span text:style-name="T130">Signature:<text:line-break/></text:span><text:span text:style-name="T62"><text:tab/><text:tab/></text:span><text:span text:style-name="T250">public</text:span><text:span text:style-name="T11"> </text:span><text:span text:style-name="T234">void</text:span><text:span text:style-name="T11"> motorOn(</text:span><text:span text:style-name="T234">int</text:span><text:span text:style-name="T11"> </text:span><text:span text:style-name="T285">power</text:span><text:span text:style-name="T11">)</text:span><text:span text:style-name="T62"><text:line-break/></text:span><text:span text:style-name="T78">Example:<text:line-break/></text:span><text:span text:style-name="T62"><text:tab/><text:tab/></text:span><text:span text:style-name="T283">backMotor</text:span><text:span text:style-name="T11">.motorOn(20);</text:span></text:p>
      <text:p text:style-name="Text_20_body"/>
      <text:h text:style-name="Heading_20_4" text:outline-level="4"><text:bookmark-start text:name="__RefHeading___Toc5875_2306771322"/><text:span text:style-name="T76">Medium Motor </text:span><text:span text:style-name="T70">Mode </text:span><text:span text:style-name="T64">Off</text:span><text:span text:style-name="T62">:</text:span><text:bookmark-end text:name="__RefHeading___Toc5875_2306771322"/></text:h>
      <text:p text:style-name="P1">The Off mode turns the motor off. It is usually used to stop a motor that was started by the On mode. <text:s/></text:p>
      <text:p text:style-name="P54"><text:span text:style-name="T62">Signature:<text:line-break/><text:tab/><text:tab/></text:span><text:span text:style-name="T246">public</text:span><text:span text:style-name="T11"> </text:span><text:span text:style-name="T234">void</text:span><text:span text:style-name="T11"> motorOff(</text:span><text:span text:style-name="T234">boolean</text:span><text:span text:style-name="T11"> </text:span><text:span text:style-name="T285">brake</text:span><text:span text:style-name="T11">)</text:span></text:p>
      <text:p text:style-name="P55"><text:span text:style-name="T78">Example:<text:line-break/></text:span><text:span text:style-name="T62"><text:tab/><text:tab/></text:span><text:span text:style-name="T283">backMotor</text:span><text:span text:style-name="T11">.motorOff(</text:span><text:span text:style-name="T234">true</text:span><text:span text:style-name="T11">);</text:span></text:p>
      <text:p text:style-name="Text_20_body"/>
      <text:h text:style-name="Heading_20_4" text:outline-level="4"><text:bookmark-start text:name="__RefHeading___Toc5877_2306771322"/><text:span text:style-name="T7">Medium Motor </text:span><text:span text:style-name="T2">Mode </text:span><text:span text:style-name="T191">On For Seconds</text:span>:<text:bookmark-end text:name="__RefHeading___Toc5877_2306771322"/></text:h>
      <text:p text:style-name="P50">On for Seconds turns the motor on for the number of seconds in the <text:span text:style-name="T201">period</text:span> input, then turns it off. The block will wait until the time has passed before the program will continue to the next block. Use <text:span text:style-name="T201">t</text:span><text:span text:style-name="T198">rue</text:span> for <text:span text:style-name="T201">b</text:span><text:span text:style-name="T198">rake</text:span> at <text:span text:style-name="T321">e</text:span>nd to stop the motor after exactly the specified number of seconds. </text:p>
      <text:p text:style-name="P54">Signature:<text:line-break/><text:tab/><text:span text:style-name="T234">public</text:span><text:span text:style-name="T11"> </text:span><text:span text:style-name="T234">void</text:span><text:span text:style-name="T11"> motorOnForSeconds(</text:span><text:span text:style-name="T234">int</text:span><text:span text:style-name="T11"> </text:span><text:span text:style-name="T285">power</text:span><text:span text:style-name="T11">, </text:span><text:span text:style-name="T234">float</text:span><text:span text:style-name="T11"> </text:span><text:span text:style-name="T285">period</text:span><text:span text:style-name="T11">, </text:span><text:span text:style-name="T234">boolean</text:span><text:span text:style-name="T11"> </text:span><text:span text:style-name="T285">brake</text:span><text:span text:style-name="T11">)</text:span></text:p>
      <text:p text:style-name="P80">Example:<text:line-break/><text:tab/><text:span text:style-name="T283">backMotor</text:span><text:span text:style-name="T11">.motorOnForSeconds(100, 0.9F, </text:span><text:span text:style-name="T234">true</text:span><text:span text:style-name="T11">);</text:span></text:p>
      <text:p text:style-name="Text_20_body"/>
      <text:h text:style-name="Heading_20_4" text:outline-level="4"><text:bookmark-start text:name="__RefHeading___Toc5879_2306771322"/><text:soft-page-break/><text:span text:style-name="T7">Medium Motor </text:span><text:span text:style-name="T2">Mode </text:span><text:span text:style-name="T191">On For Degrees</text:span>:<text:bookmark-end text:name="__RefHeading___Toc5879_2306771322"/></text:h>
      <text:p text:style-name="P53">On for Degrees turns the motor on for the number of degrees specified in the <text:span text:style-name="T201">d</text:span><text:span text:style-name="T198">egrees</text:span> input, then turns it off. 360 degrees results in one full turn or rotation of the motor. Use <text:span text:style-name="T201">t</text:span><text:span text:style-name="T198">rue</text:span> for <text:span text:style-name="T201">b</text:span><text:span text:style-name="T198">rake</text:span> at <text:span text:style-name="T321">e</text:span>nd to stop the motor after exactly the specified number of degrees.</text:p>
      <text:p text:style-name="P53"><text:span text:style-name="T320">Signature:<text:line-break/><text:tab/></text:span><text:span text:style-name="T234">public</text:span><text:span text:style-name="T11"> </text:span><text:span text:style-name="T234">void</text:span><text:span text:style-name="T11"> motorOnForDegrees(</text:span><text:span text:style-name="T234">int</text:span><text:span text:style-name="T11"> </text:span><text:span text:style-name="T285">power</text:span><text:span text:style-name="T11">, </text:span><text:span text:style-name="T234">int</text:span><text:span text:style-name="T11"> </text:span><text:span text:style-name="T285">degrees</text:span><text:span text:style-name="T11">, </text:span><text:span text:style-name="T234">boolean</text:span><text:span text:style-name="T11"> </text:span><text:span text:style-name="T285">brake</text:span><text:span text:style-name="T11">)</text:span> </text:p>
      <text:p text:style-name="P80">Example:<text:line-break/><text:span text:style-name="T39"><text:tab/></text:span><text:span text:style-name="T283">backMotor</text:span><text:span text:style-name="T39">.motorOnForDegrees(100, 850, </text:span><text:span text:style-name="T244">true</text:span><text:span text:style-name="T39">);</text:span></text:p>
      <text:p text:style-name="Text_20_body"/>
      <text:h text:style-name="Heading_20_4" text:outline-level="4"><text:bookmark-start text:name="__RefHeading___Toc5881_2306771322"/><text:span text:style-name="T7">Medium Motor </text:span><text:span text:style-name="T2">Mode</text:span> <text:span text:style-name="T191">On For Rotations</text:span>:<text:bookmark-end text:name="__RefHeading___Toc5881_2306771322"/></text:h>
      <text:p text:style-name="P51"><text:span text:style-name="T309">On for Rotations turns the motor on for the number of rotations in the </text:span><text:span text:style-name="T200">rotations</text:span><text:span text:style-name="T309"> input, then turns it off. Use </text:span><text:span text:style-name="T200">true</text:span><text:span text:style-name="T309"> for </text:span><text:span text:style-name="T200">brake</text:span><text:span text:style-name="T309"> at end to stop the motor after exactly the specified number of rotations. </text:span></text:p>
      <text:p text:style-name="P54">Signature:<text:line-break/><text:tab/><text:span text:style-name="T234">public</text:span><text:span text:style-name="T11"> </text:span><text:span text:style-name="T234">void</text:span><text:span text:style-name="T11"> motorOnForRotations(</text:span><text:span text:style-name="T234">int</text:span><text:span text:style-name="T11"> </text:span><text:span text:style-name="T285">power</text:span><text:span text:style-name="T11">, </text:span><text:span text:style-name="T234">int</text:span><text:span text:style-name="T11"> </text:span><text:span text:style-name="T285">rotations</text:span><text:span text:style-name="T11">, </text:span><text:span text:style-name="T234">boolean</text:span><text:span text:style-name="T11"> </text:span><text:span text:style-name="T285">brake</text:span><text:span text:style-name="T11">)</text:span></text:p>
      <text:p text:style-name="P83">Example:<text:line-break/><text:span text:style-name="T39"><text:tab/></text:span><text:span text:style-name="T283">backMotor</text:span><text:span text:style-name="T39">.motorOnForRotations(75, 3, </text:span><text:span text:style-name="T244">true</text:span><text:span text:style-name="T39">);</text:span></text:p>
      <text:p text:style-name="Text_20_body"/>
      <text:p text:style-name="Text_20_body"/>
      <text:p text:style-name="Text_20_body"/>
      <text:h text:style-name="P199" text:outline-level="3"><text:bookmark-start text:name="__RefHeading___Toc4712_3568313896"/>LargeMotor Class<text:bookmark-end text:name="__RefHeading___Toc4712_3568313896"/></text:h>
      <text:p text:style-name="P65">The Large Motor block controls a Large Motor. You can turn a motor on or off, control its power level, or turn the motor on for a specified amount of time or rotation. <text:line-break/><text:span text:style-name="T350">The LargeMotor class uses the LeJOS EV3LargeRegulatedMotor class.</text:span></text:p>
      <text:p text:style-name="P119"><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3"/>
      <text:p text:style-name="P63"/>
      <text:h text:style-name="P200" text:outline-level="3"><text:bookmark-start text:name="__RefHeading___Toc4861_2632823145"/><text:span text:style-name="T350">Unregulated</text:span>Motor Class<text:bookmark-end text:name="__RefHeading___Toc4861_2632823145"/></text:h>
      <text:p text:style-name="P65">The Unregulated Motor Block controls both the Medium Motor and the Large Motor. You can turn a motor on or off, control its power level, or turn the motor on for a specified amount of time or rotation. <text:line-break/><text:span text:style-name="T350">The UnregulatedMotor class uses the LeJOS UnregulatedMotor class.</text:span></text:p>
      <text:p text:style-name="P128"><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64"><text:soft-page-break/></text:p>
      <text:p text:style-name="P64"/>
      <text:h text:style-name="P200"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18">The <text:span text:style-name="T198">L</text:span><text:span text:style-name="T222">ego</text:span><text:span text:style-name="T198">2LeJ</text:span><text:span text:style-name="T222">os</text:span><text:span text:style-name="T198">E</text:span><text:span text:style-name="T222">v</text:span><text:span text:style-name="T198">3</text:span> Library includes the Motor Rotation block in<text:span text:style-name="T356">side</text:span> the <text:bookmark-ref text:reference-format="text" text:ref-name="__RefHeading___Toc604_1145136116">MediumMotor Class</text:bookmark-ref>, <text:span text:style-name="T348">the</text:span> <text:bookmark-ref text:reference-format="text" text:ref-name="__RefHeading___Toc4712_3568313896">LargeMotor Class</text:bookmark-ref>, <text:span text:style-name="T350">and the </text:span><text:span text:style-name="T350"><text:bookmark-ref text:reference-format="text" text:ref-name="__RefHeading___Toc4861_2632823145">UnregulatedMotor Class</text:bookmark-ref></text:span><text:span text:style-name="T350">.</text:span></text:p>
      <text:p text:style-name="P118"/>
      <text:h text:style-name="Heading_20_4" text:outline-level="4"><text:bookmark-start text:name="__RefHeading___Toc5883_2306771322"/><text:span text:style-name="T7">Motor Rotation </text:span><text:span text:style-name="T2">Mode</text:span> <text:span text:style-name="T193">Measure-Degrees</text:span>:<text:bookmark-end text:name="__RefHeading___Toc5883_2306771322"/></text:h>
      <text:p text:style-name="P81">The Measure-Degrees mode outputs the current motor rotation amount in degrees, relative to the last time it was reset with the Reset mode. </text:p>
      <text:p text:style-name="P118">Signature:<text:line-break/><text:tab/><text:span text:style-name="T234">public</text:span><text:span text:style-name="T11"> </text:span><text:span text:style-name="T234">int</text:span><text:span text:style-name="T11"> measureDegrees()</text:span></text:p>
      <text:p text:style-name="P118">Example:<text:line-break/><text:tab/><text:span text:style-name="T260">int</text:span><text:span text:style-name="T11"> </text:span><text:span text:style-name="T285">degs</text:span><text:span text:style-name="T11"> = </text:span><text:span text:style-name="T285">mot</text:span><text:span text:style-name="T11">.measureDegrees();</text:span></text:p>
      <text:p text:style-name="P81"/>
      <text:h text:style-name="Heading_20_4" text:outline-level="4"><text:bookmark-start text:name="__RefHeading___Toc5885_2306771322"/><text:span text:style-name="T2">Motor Rotation Mode</text:span> Measure-Rotations:<text:bookmark-end text:name="__RefHeading___Toc5885_2306771322"/></text:h>
      <text:p text:style-name="P82">The Measure-Rotations mode outputs the current motor rotation amount in rotations, relative to the last time it was reset with the Reset mode.</text:p>
      <text:p text:style-name="P120"><text:span text:style-name="T348">Signature:<text:line-break/><text:tab/></text:span><text:span text:style-name="T234">public</text:span><text:span text:style-name="T11"> </text:span><text:span text:style-name="T234">float</text:span><text:span text:style-name="T11"> measureRotations()</text:span></text:p>
      <text:p text:style-name="P120"><text:span text:style-name="T348">Example:<text:line-break/> <text:tab/></text:span><text:span text:style-name="T214">currently not available</text:span></text:p>
      <text:p text:style-name="P81"/>
      <text:h text:style-name="Heading_20_4" text:outline-level="4"><text:bookmark-start text:name="__RefHeading___Toc5887_2306771322"/><text:span text:style-name="T2">Motor Rotation Mode </text:span>Measure-Current Power:<text:bookmark-end text:name="__RefHeading___Toc5887_2306771322"/></text:h>
      <text:p text:style-name="P82">The Measure-Current Power mode outputs the current power level of the motor.</text:p>
      <text:p text:style-name="P121">Signature:<text:line-break/><text:tab/><text:span text:style-name="T234">public</text:span><text:span text:style-name="T11"> </text:span><text:span text:style-name="T234">int</text:span><text:span text:style-name="T11"> measureCurrentPower()</text:span></text:p>
      <text:p text:style-name="P121">Example:<text:line-break/><text:tab/><text:span text:style-name="T198">currently not available</text:span></text:p>
      <text:p text:style-name="P82"><text:soft-page-break/></text:p>
      <text:h text:style-name="Heading_20_4" text:outline-level="4"><text:bookmark-start text:name="__RefHeading___Toc5889_2306771322"/><text:span text:style-name="T2">Mo</text:span><text:span text:style-name="T7">tor Rotation Mo</text:span><text:span text:style-name="T2">de </text:span><text:span text:style-name="T194">Reset</text:span>:<text:bookmark-end text:name="__RefHeading___Toc5889_2306771322"/></text:h>
      <text:p text:style-name="P82">The Reset mode resets the rotation amount to zero (0 degrees or rotations). Future measurements of the motor’s rotation amount using the Motor Rotation sensor will be measured relative to the reset position.<text:line-break/>Resetting a Motor Rotation sensor has no effect on the power level or position of the motor. Only Motor Rotation sensor readings are affected. </text:p>
      <text:p text:style-name="P122">Signature:<text:line-break/><text:tab/><text:span text:style-name="T234">public</text:span><text:span text:style-name="T11"> </text:span><text:span text:style-name="T234">void</text:span><text:span text:style-name="T11"> rotationReset()</text:span></text:p>
      <text:p text:style-name="P122">Example:<text:line-break/><text:tab/><text:span text:style-name="T281">mot</text:span><text:span text:style-name="T11">.rotationReset();</text:span></text:p>
      <text:p text:style-name="P82"/>
      <text:p text:style-name="P82"/>
      <text:p text:style-name="P82"/>
      <text:h text:style-name="Heading_20_3" text:outline-level="3"><text:bookmark-start text:name="__RefHeading___Toc620_1145136116"/>MoveSteering Class<text:bookmark-end text:name="__RefHeading___Toc620_1145136116"/></text:h>
      <text:p text:style-name="P60"><text:span text:style-name="T319">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66">The MoveSteering class uses the LeJOS EV3 UnregulatedMotor class at the time of writing.</text:p>
      <text:p text:style-name="P151">The M<text:span text:style-name="T319">oveSteering</text:span> class that implements this block needs to be instantiated <text:span text:style-name="T233">before its methods can be used</text:span>, for example at the beginning of the program:</text:p>
      <text:p text:style-name="P160"><text:span text:style-name="T245">public</text:span><text:span text:style-name="T39"> </text:span><text:span text:style-name="T244">class</text:span><text:span text:style-name="T39"> Gripp3rM2 {</text:span></text:p>
      <text:p text:style-name="P160"><text:span text:style-name="T38"><text:tab/></text:span><text:span text:style-name="T244">static</text:span><text:span text:style-name="T39"> </text:span><text:span text:style-name="T244">final</text:span><text:span text:style-name="T39"> Port </text:span><text:span text:style-name="T271">leftMotorPort</text:span><text:span text:style-name="T39"> = MotorPort.</text:span><text:span text:style-name="T271">B</text:span><text:span text:style-name="T39">;</text:span></text:p>
      <text:p text:style-name="P180"><text:span text:style-name="T39"><text:tab/></text:span><text:span text:style-name="T244">static</text:span><text:span text:style-name="T39"> </text:span><text:span text:style-name="T244">final</text:span><text:span text:style-name="T39"> Port </text:span><text:span text:style-name="T271">rightMotorPort</text:span><text:span text:style-name="T39"> = MotorPort.</text:span><text:span text:style-name="T271">C</text:span><text:span text:style-name="T39">;</text:span></text:p>
      <text:p text:style-name="P169"/>
      <text:p text:style-name="P160"><text:span text:style-name="T38"><text:tab/></text:span><text:span text:style-name="T244">public</text:span><text:span text:style-name="T39"> </text:span><text:span text:style-name="T244">static</text:span><text:span text:style-name="T39"> </text:span><text:span text:style-name="T244">void</text:span><text:span text:style-name="T39"> main(String[] </text:span><text:span text:style-name="T300">args</text:span><text:span text:style-name="T39">) {</text:span></text:p>
      <text:p text:style-name="P160"><text:tab/><text:tab/><text:span text:style-name="T11">MoveSteering </text:span><text:span text:style-name="T300">mst</text:span><text:span text:style-name="T39"> = </text:span><text:span text:style-name="T244">new</text:span><text:span text:style-name="T39"> MoveSteering(</text:span><text:span text:style-name="T271">leftMotorPort</text:span><text:span text:style-name="T39">, </text:span><text:span text:style-name="T271">rightMotorPort</text:span><text:span text:style-name="T39">);</text:span></text:p>
      <text:p text:style-name="P160"><text:tab/><text:tab/><text:span text:style-name="T11">...</text:span></text:p>
      <text:p text:style-name="P160"><text:span text:style-name="T2"><text:tab/></text:span><text:span text:style-name="T5">}</text:span></text:p>
      <text:p text:style-name="P170">}</text:p>
      <text:p text:style-name="P170"/>
      <text:p text:style-name="P61">Several of the following programming blocks have <text:span text:style-name="T120">power</text:span><text:span text:style-name="T134">, </text:span><text:span text:style-name="T121">steering</text:span><text:span text:style-name="T62"> or </text:span><text:span text:style-name="T120">brake</text:span><text:span text:style-name="T62"> at end inputs: </text:span></text:p>
      <text:p text:style-name="P61"><text:span text:style-name="T62">You can control the speed and direction of the motors using the </text:span><text:span text:style-name="T88">p</text:span><text:span text:style-name="T84">ower</text:span><text:span text:style-name="T62"> and </text:span><text:span text:style-name="T88">s</text:span><text:span text:style-name="T84">teering</text:span><text:span text:style-name="T62"> inputs. The </text:span><text:span text:style-name="T122">p</text:span><text:span text:style-name="T120">ower</text:span><text:span text:style-name="T62"> input accepts a number from -100 to 100. Positive and negative numbers for </text:span><text:span text:style-name="T88">p</text:span><text:span text:style-name="T84">ower</text:span><text:span text:style-name="T62"> make the </text:span><text:span text:style-name="T138">m</text:span><text:span text:style-name="T62">otor turn in different directions. </text:span></text:p>
      <text:p text:style-name="P61"><text:soft-page-break/><text:span text:style-name="T62">The </text:span><text:span text:style-name="T122">s</text:span><text:span text:style-name="T120">teering</text:span><text:span text:style-name="T62">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1"><text:span text:style-name="T139">If </text:span><text:span text:style-name="T122">b</text:span><text:span text:style-name="T123">rake</text:span><text:span text:style-name="T139"> at </text:span><text:span text:style-name="T140">e</text:span><text:span text:style-name="T139">nd is </text:span><text:span text:style-name="T88">t</text:span><text:span text:style-name="T89">rue</text:span><text:span text:style-name="T139">, the motors are stopped immediately. The motors will be held in their stopped position until another Move or Motor block starts them, or until the program ends. If </text:span><text:span text:style-name="T88">b</text:span><text:span text:style-name="T89">rake</text:span><text:span text:style-name="T139"> at </text:span><text:span text:style-name="T140">e</text:span><text:span text:style-name="T139">nd is </text:span><text:span text:style-name="T88">f</text:span><text:span text:style-name="T89">alse</text:span><text:span text:style-name="T139">, power to the motors is simply turned off. The motors will coast using any remaining momentum until they stop, or until another Move or Motor block starts.</text:span></text:p>
      <text:p text:style-name="Text_20_body"/>
      <text:h text:style-name="Heading_20_4" text:outline-level="4"><text:bookmark-start text:name="__RefHeading___Toc5891_2306771322"/><text:span text:style-name="T70">Move Steering Mode </text:span><text:span text:style-name="T62">On:</text:span><text:bookmark-end text:name="__RefHeading___Toc5891_2306771322"/></text:h>
      <text:p text:style-name="P5">The On mode turns both motors on, then immediately continues to the next block in the program. <text:line-break/> The motors will run until they are stopped or changed by another block later in the program, or until the program ends. </text:p>
      <text:p text:style-name="P53"><text:span text:style-name="T71">S</text:span><text:span text:style-name="T73">ignature:<text:line-break/></text:span><text:span text:style-name="T62"><text:tab/></text:span><text:span text:style-name="T249">public</text:span><text:span text:style-name="T17"> </text:span><text:span text:style-name="T240">void</text:span><text:span text:style-name="T17"> motorsOn(</text:span><text:span text:style-name="T240">int</text:span><text:span text:style-name="T17"> </text:span><text:span text:style-name="T289">steering</text:span><text:span text:style-name="T17">, </text:span><text:span text:style-name="T240">int</text:span><text:span text:style-name="T17"> </text:span><text:span text:style-name="T289">power</text:span><text:span text:style-name="T17">)</text:span></text:p>
      <text:p text:style-name="P52"><text:span text:style-name="T71">E</text:span><text:span text:style-name="T70">xample:<text:line-break/></text:span><text:span text:style-name="T36"><text:tab/></text:span><text:span text:style-name="T300">mst</text:span><text:span text:style-name="T39">.motorsOn(0, 75);</text:span></text:p>
      <text:p text:style-name="Text_20_body"/>
      <text:h text:style-name="Heading_20_4" text:outline-level="4"><text:bookmark-start text:name="__RefHeading___Toc5893_2306771322"/><text:span text:style-name="T70">Move Steering Mode </text:span><text:span text:style-name="T62">Off:</text:span><text:bookmark-end text:name="__RefHeading___Toc5893_2306771322"/></text:h>
      <text:p text:style-name="P6">The Off mode turns both motors off. Use the Off mode to stop a robot that was started by the On mode earlier in the program. See the example above. </text:p>
      <text:p text:style-name="P54"><text:span text:style-name="T72">S</text:span><text:span text:style-name="T70">ignature:<text:line-break/></text:span><text:span text:style-name="T259"><text:tab/></text:span><text:span text:style-name="T247">public</text:span><text:span text:style-name="T11"> </text:span><text:span text:style-name="T234">void</text:span><text:span text:style-name="T11"> motorsOff(</text:span><text:span text:style-name="T234">boolean</text:span><text:span text:style-name="T11"> </text:span><text:span text:style-name="T285">brake</text:span><text:span text:style-name="T11">)</text:span></text:p>
      <text:p text:style-name="P54"><text:span text:style-name="T72">E</text:span><text:span text:style-name="T70">xample:<text:line-break/></text:span><text:span text:style-name="T36"><text:tab/></text:span><text:span text:style-name="T301">mst</text:span><text:span text:style-name="T39">.motorsOff(</text:span><text:span text:style-name="T244">true</text:span><text:span text:style-name="T39">);</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56"><text:span text:style-name="T73">On for Seconds turns both motors on for the number of seconds in the </text:span><text:span text:style-name="T80">period</text:span><text:span text:style-name="T73"> input, then turns them off. The block will wait until the time has passed before the program will continue to the next block. Use Brake at End to stop your robot after exactly the specified number of seconds.</text:span></text:p>
      <text:p text:style-name="P56"><text:span text:style-name="T74">Signature:<text:line-break/><text:tab/></text:span><text:span text:style-name="T248">public</text:span><text:span text:style-name="T11"> </text:span><text:span text:style-name="T234">void</text:span><text:span text:style-name="T11"> motorsOnForSeconds(</text:span><text:span text:style-name="T234">int</text:span><text:span text:style-name="T11"> </text:span><text:span text:style-name="T285">steering</text:span><text:span text:style-name="T11">, </text:span><text:span text:style-name="T234">int</text:span><text:span text:style-name="T11"> </text:span><text:span text:style-name="T285">power</text:span><text:span text:style-name="T11">, </text:span><text:span text:style-name="T234">float</text:span><text:span text:style-name="T11"> </text:span><text:span text:style-name="T285">period</text:span><text:span text:style-name="T11">, </text:span><text:span text:style-name="T234">boolean</text:span><text:span text:style-name="T11"> </text:span><text:span text:style-name="T285">brake</text:span><text:span text:style-name="T11">)</text:span><text:span text:style-name="T73"> </text:span></text:p>
      <text:p text:style-name="P56"><text:soft-page-break/><text:span text:style-name="T73">E</text:span><text:span text:style-name="T74">xample:<text:line-break/><text:tab/></text:span><text:span text:style-name="T298">mst</text:span><text:span text:style-name="T11">.motorsOnForSeconds(0, -75, 2.0F, </text:span><text:span text:style-name="T234">true</text:span><text:span text:style-name="T11">);</text:span></text:p>
      <text:p text:style-name="P67"/>
      <text:h text:style-name="Heading_20_4" text:outline-level="4"><text:bookmark-start text:name="__RefHeading___Toc5897_2306771322"/><text:span text:style-name="T2">Move Steering Mode </text:span>On For Degrees:<text:bookmark-end text:name="__RefHeading___Toc5897_2306771322"/></text:h>
      <text:p text:style-name="P56"><text:span text:style-name="T74">On for Degrees turns both motors on, waits until one of them has turned for the number of degrees of rotation in the </text:span><text:span text:style-name="T80">d</text:span><text:span text:style-name="T81">egrees</text:span><text:span text:style-name="T74"> input, and then turns both motors off. This can be used to make your robot travel a specific distance or turn a specific amount. 360 degrees of rotation corresponds to one full turn of a motor.</text:span><text:span text:style-name="T71"> </text:span><text:span text:style-name="T74">Use </text:span><text:span text:style-name="T80">b</text:span><text:span text:style-name="T81">rake</text:span><text:span text:style-name="T74"> at </text:span><text:span text:style-name="T75">e</text:span><text:span text:style-name="T74">nd to stop your robot after exactly the specified number of degrees. </text:span></text:p>
      <text:p text:style-name="P56"><text:span text:style-name="T74">Signature:<text:line-break/><text:tab/></text:span><text:span text:style-name="T247">public</text:span><text:span text:style-name="T11"> </text:span><text:span text:style-name="T234">void</text:span><text:span text:style-name="T11"> motorsOnForDegrees(</text:span><text:span text:style-name="T234">int</text:span><text:span text:style-name="T11"> </text:span><text:span text:style-name="T285">steering</text:span><text:span text:style-name="T11">, </text:span><text:span text:style-name="T234">int</text:span><text:span text:style-name="T11"> </text:span><text:span text:style-name="T285">power</text:span><text:span text:style-name="T11">, </text:span><text:span text:style-name="T234">int</text:span><text:span text:style-name="T11"> </text:span><text:span text:style-name="T285">degrees</text:span><text:span text:style-name="T11">, </text:span><text:span text:style-name="T234">boolean</text:span><text:span text:style-name="T11"> </text:span><text:span text:style-name="T285">brake</text:span><text:span text:style-name="T11">)</text:span></text:p>
      <text:p text:style-name="P56"><text:span text:style-name="T62">Example:</text:span><text:span text:style-name="T35"><text:line-break/></text:span><text:span text:style-name="T62"><text:tab/></text:span><text:span text:style-name="T299">mst</text:span><text:span text:style-name="T11">.motorsOnForDegrees(100, 75, 850, </text:span><text:span text:style-name="T234">true</text:span><text:span text:style-name="T11">);</text:span></text:p>
      <text:p text:style-name="P67"/>
      <text:h text:style-name="Heading_20_4" text:outline-level="4"><text:bookmark-start text:name="__RefHeading___Toc5899_2306771322"/><text:span text:style-name="T2">Move Steering Mode </text:span>On For Rotations:<text:bookmark-end text:name="__RefHeading___Toc5899_2306771322"/></text:h>
      <text:p text:style-name="P57">On for Rotations turns both motors on, waits until one of them has turned for the number of rotations in the <text:span text:style-name="T202">r</text:span><text:span text:style-name="T198">otations</text:span> input, then turns both motors off. This can be used to make your robot travel a specific distance or turn a specific amount.<text:span text:style-name="T71"> </text:span>Use <text:span text:style-name="T202">b</text:span><text:span text:style-name="T198">rake</text:span> at <text:span text:style-name="T322">e</text:span>nd to stop your robot after exactly the specified number of motor rotations. </text:p>
      <text:p text:style-name="P58">Signature:<text:line-break/><text:tab/><text:span text:style-name="T261">public</text:span><text:span text:style-name="T56"> </text:span><text:span text:style-name="T261">void</text:span><text:span text:style-name="T56"> motorsOnForRotations(</text:span><text:span text:style-name="T261">int</text:span><text:span text:style-name="T56"> </text:span><text:span text:style-name="T303">steering</text:span><text:span text:style-name="T56">, </text:span><text:span text:style-name="T261">int</text:span><text:span text:style-name="T56"> </text:span><text:span text:style-name="T303">power</text:span><text:span text:style-name="T56">, </text:span><text:span text:style-name="T261">int</text:span><text:span text:style-name="T56"> </text:span><text:span text:style-name="T303">rotations</text:span><text:span text:style-name="T56">, </text:span><text:span text:style-name="T261">boolean</text:span><text:span text:style-name="T56"> </text:span><text:span text:style-name="T303">brake</text:span><text:span text:style-name="T56">)</text:span></text:p>
      <text:p text:style-name="P57">Example:<text:span text:style-name="T12"><text:line-break/></text:span><text:tab/><text:span text:style-name="T286">mst</text:span><text:span text:style-name="T12">.motorsOnForRotations(0, 75, 3, </text:span><text:span text:style-name="T235">true</text:span><text:span text:style-name="T12">);</text:span></text:p>
      <text:p text:style-name="Text_20_body"/>
      <text:p text:style-name="Text_20_body"/>
      <text:p text:style-name="Text_20_body"/>
      <text:h text:style-name="P194" text:outline-level="3"><text:bookmark-start text:name="__RefHeading___Toc1888_108391516"/>Display Class<text:bookmark-end text:name="__RefHeading___Toc1888_108391516"/></text:h>
      <text:p text:style-name="P1">The Display block can display text or graphics on the EV3 Brick display. </text:p>
      <text:p text:style-name="Text_20_body"><text:span text:style-name="T62">Many of the Display block modes use </text:span><text:span text:style-name="T127">x</text:span><text:span text:style-name="T62"> and </text:span><text:span text:style-name="T127">y</text:span><text:span text:style-name="T62">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5"><text:soft-page-break/>Some of the Display block modes use the <text:span text:style-name="T226">c</text:span><text:span text:style-name="T225">olor</text:span> Input to choose the color of the text. <text:line-break/>If you choose <text:span text:style-name="T331">Display.COLOR_BLACK (= false)</text:span>, the text will display in black on a white background. If you choose <text:span text:style-name="T331">Display.COLOR_</text:span>W<text:span text:style-name="T331">HITE (= true)</text:span>, the text will display in white on a black background.</text:p>
      <text:p text:style-name="P16">Some of the Display block modes use the <text:span text:style-name="T227">f</text:span><text:span text:style-name="T225">ont</text:span> input to choose from different typefaces: <text:line-break/><text:span text:style-name="T331">Display.FONT_</text:span>N<text:span text:style-name="T331">ORMAL<text:tab/>(= 0): </text:span>LeJOS shows a 10x16 pixel font, <text:line-break/><text:span text:style-name="T331">Display.FONT_BOLD<text:tab/>(= 1): LeJOS shows a 10x16 pixel font,</text:span><text:line-break/><text:span text:style-name="T331">Display.FONT_LARGE<text:tab/>(= 2): LeJOS shows a 20x32 pixel font,<text:line-break/>Display.FONT_SMALL<text:tab/>(= 3): LeJOS shows a 6x8 pixel font.</text:span> </text:p>
      <text:p text:style-name="P16"><text:span text:style-name="T206">Note1:</text:span><text:span text:style-name="T331"> Since LeJOS EV3 does not support a bold font, the normal and bold fonts are the same.<text:line-break/></text:span><text:span text:style-name="T206">Note2:</text:span><text:span text:style-name="T331"> LeJOS EV3 additionally supports a small font.</text:span></text:p>
      <text:p text:style-name="P15"/>
      <text:h text:style-name="Heading_20_4" text:outline-level="4"><text:bookmark-start text:name="__RefHeading___Toc5901_2306771322"/><text:span text:style-name="T2">Display Mode </text:span>Text-Pixels:<text:bookmark-end text:name="__RefHeading___Toc5901_2306771322"/></text:h>
      <text:p text:style-name="P17">The Text-Pixels mode can display text at any location on the EV3 Brick display.</text:p>
      <text:p text:style-name="P114">The <text:span text:style-name="T205">t</text:span><text:span text:style-name="T198">ext</text:span> input contains the text <text:span text:style-name="T198">string</text:span> <text:span text:style-name="T332">or an </text:span><text:span text:style-name="T207">integer</text:span><text:span text:style-name="T332"> or </text:span><text:span text:style-name="T207">float</text:span><text:span text:style-name="T332"> number </text:span>to display. <text:line-break/><text:span text:style-name="T62">If </text:span><text:span text:style-name="T86">c</text:span><text:span text:style-name="T92">lrScr</text:span><text:span text:style-name="T62"> is </text:span><text:span text:style-name="T87">t</text:span><text:span text:style-name="T84">rue</text:span><text:span text:style-name="T62">, the display will be cleared before the </text:span><text:span text:style-name="T145">text</text:span><text:span text:style-name="T62"> is d</text:span><text:span text:style-name="T145">isplayed</text:span><text:span text:style-name="T62">. </text:span><text:line-break/>The <text:span text:style-name="T205">x</text:span> and <text:span text:style-name="T205">y</text:span> inputs specify the <text:span text:style-name="T330">d</text:span>isplay <text:span text:style-name="T330">c</text:span>oordinates of the starting point of the text, which is the upper-left corner of the displayed text.<text:line-break/><text:span text:style-name="T213">Note: </text:span><text:span text:style-name="T345">The display area where the text is to appear is cleared with the inverse color of the text color just before writing the text.</text:span></text:p>
      <text:p text:style-name="P140"><text:span text:style-name="T330">Signatures:<text:line-break/></text:span><text:span text:style-name="T262">public</text:span><text:span text:style-name="T57"> </text:span><text:span text:style-name="T262">static</text:span><text:span text:style-name="T57"> </text:span><text:span text:style-name="T262">void</text:span><text:span text:style-name="T57"> textPixels(String </text:span><text:span text:style-name="T304">text</text:span><text:span text:style-name="T57">, </text:span><text:span text:style-name="T262">boolean</text:span><text:span text:style-name="T57"> </text:span><text:span text:style-name="T305">clrScr</text:span><text:span text:style-name="T57">, </text:span><text:span text:style-name="T262">int</text:span><text:span text:style-name="T57"> </text:span><text:span text:style-name="T304">x</text:span><text:span text:style-name="T57">, </text:span><text:span text:style-name="T262">int</text:span><text:span text:style-name="T57"> </text:span><text:span text:style-name="T304">y</text:span><text:span text:style-name="T57">, </text:span><text:span text:style-name="T262">boolean</text:span><text:span text:style-name="T57"> </text:span><text:span text:style-name="T304">color</text:span><text:span text:style-name="T57">, </text:span><text:span text:style-name="T262">int</text:span><text:span text:style-name="T57"> </text:span><text:span text:style-name="T304">font</text:span><text:span text:style-name="T57">)<text:line-break/></text:span><text:span text:style-name="T262">public</text:span><text:span text:style-name="T57"> </text:span><text:span text:style-name="T262">static</text:span><text:span text:style-name="T57"> </text:span><text:span text:style-name="T262">void</text:span><text:span text:style-name="T57"> textPixels(</text:span><text:span text:style-name="T262">int</text:span><text:span text:style-name="T57"> </text:span><text:span text:style-name="T304">number</text:span><text:span text:style-name="T57">, </text:span><text:span text:style-name="T262">boolean</text:span><text:span text:style-name="T57"> </text:span><text:span text:style-name="T305">clrScr</text:span><text:span text:style-name="T57">, </text:span><text:span text:style-name="T262">int</text:span><text:span text:style-name="T57"> </text:span><text:span text:style-name="T304">x</text:span><text:span text:style-name="T57">, </text:span><text:span text:style-name="T262">int</text:span><text:span text:style-name="T57"> </text:span><text:span text:style-name="T304">y</text:span><text:span text:style-name="T57">, </text:span><text:span text:style-name="T262">boolean</text:span><text:span text:style-name="T57"> </text:span><text:span text:style-name="T304">color</text:span><text:span text:style-name="T57">, </text:span><text:span text:style-name="T262">int</text:span><text:span text:style-name="T57"> </text:span><text:span text:style-name="T304">font</text:span><text:span text:style-name="T57">)<text:line-break/></text:span><text:span text:style-name="T262">public</text:span><text:span text:style-name="T57"> </text:span><text:span text:style-name="T262">static</text:span><text:span text:style-name="T57"> </text:span><text:span text:style-name="T262">void</text:span><text:span text:style-name="T57"> textPixels(</text:span><text:span text:style-name="T262">float</text:span><text:span text:style-name="T57"> </text:span><text:span text:style-name="T304">number</text:span><text:span text:style-name="T57">, </text:span><text:span text:style-name="T262">boolean</text:span><text:span text:style-name="T57"> </text:span><text:span text:style-name="T305">clrScr</text:span><text:span text:style-name="T57">,</text:span><text:span text:style-name="T262">int</text:span><text:span text:style-name="T57"> </text:span><text:span text:style-name="T304">x</text:span><text:span text:style-name="T57">, </text:span><text:span text:style-name="T262">int</text:span><text:span text:style-name="T57"> </text:span><text:span text:style-name="T304">y</text:span><text:span text:style-name="T57">, </text:span><text:span text:style-name="T262">boolean</text:span><text:span text:style-name="T57"> </text:span><text:span text:style-name="T304">color</text:span><text:span text:style-name="T57">, </text:span><text:span text:style-name="T262">int</text:span><text:span text:style-name="T57"> </text:span><text:span text:style-name="T304">font</text:span><text:span text:style-name="T57">)</text:span></text:p>
      <text:p text:style-name="P140"><text:span text:style-name="T330">Examples:<text:line-break/><text:tab/></text:span><text:span text:style-name="T14">Display.</text:span><text:span text:style-name="T45">textPixels</text:span><text:span text:style-name="T14">(</text:span><text:span text:style-name="T310">"</text:span><text:span text:style-name="T312">EV3</text:span><text:span text:style-name="T310">"</text:span><text:span text:style-name="T14">, </text:span><text:span text:style-name="T237">true</text:span><text:span text:style-name="T14">, 80, 50, </text:span><text:span text:style-name="T237">false</text:span><text:span text:style-name="T14">, 2);<text:line-break/></text:span><text:tab/><text:span text:style-name="T14">Display.</text:span><text:span text:style-name="T43">textPixels</text:span><text:span text:style-name="T11">(</text:span><text:span text:style-name="T280">steps</text:span><text:span text:style-name="T11">, </text:span><text:span text:style-name="T234">true</text:span><text:span text:style-name="T11">, 80, 50, Display.</text:span><text:span text:style-name="T275">COLOR_BLACK</text:span><text:span text:style-name="T11">, Display.</text:span><text:span text:style-name="T273">FONT_LARGE</text:span><text:span text:style-name="T11">);</text:span></text:p>
      <text:p text:style-name="P84"/>
      <text:h text:style-name="Heading_20_4" text:outline-level="4"><text:bookmark-start text:name="__RefHeading___Toc5903_2306771322"/><text:span text:style-name="T2">Display Mode </text:span>Text-Grid:<text:bookmark-end text:name="__RefHeading___Toc5903_2306771322"/></text:h>
      <text:p text:style-name="P14">The Text-Grid mode displays text aligned to a grid of rows and columns. This makes it easy to display and align multiple lines of text. The height of a row is enough space to display a line of text in the <text:span text:style-name="T333">n</text:span>ormal font, and each character in these fonts is one column wide.</text:p>
      <text:p text:style-name="P88"><text:span text:style-name="T146">The </text:span><text:span text:style-name="T92">text</text:span><text:span text:style-name="T146"> input contains the text </text:span><text:span text:style-name="T92">string</text:span><text:span text:style-name="T146"> </text:span><text:span text:style-name="T147">or an </text:span><text:span text:style-name="T93">integer</text:span><text:span text:style-name="T147"> or </text:span><text:span text:style-name="T93">float</text:span><text:span text:style-name="T147"> number </text:span><text:span text:style-name="T146">to display. <text:line-break/>If </text:span><text:span text:style-name="T86">c</text:span><text:span text:style-name="T92">lrScr</text:span><text:span text:style-name="T146"> is </text:span><text:span text:style-name="T87">t</text:span><text:span text:style-name="T92">rue</text:span><text:span text:style-name="T146">, the display will be cleared before the </text:span><text:span text:style-name="T145">text</text:span><text:span text:style-name="T146"> is d</text:span><text:span text:style-name="T145">isplayed</text:span><text:span text:style-name="T146">. <text:line-break/>The </text:span><text:span text:style-name="T94">c</text:span><text:span text:style-name="T92">olumn</text:span><text:span text:style-name="T146"> </text:span><text:span text:style-name="T148">(x)</text:span><text:span text:style-name="T146"> input specifies the starting column (horizontal position) for the text. Each column is </text:span><text:span text:style-name="T150">10</text:span><text:span text:style-name="T146"> pixels wide. The columns are numbered from 0 at the left to </text:span><text:span text:style-name="T150">17</text:span><text:span text:style-name="T146"> at the right.<text:line-break/></text:span><text:soft-page-break/><text:span text:style-name="T146">The </text:span><text:span text:style-name="T94">r</text:span><text:span text:style-name="T92">ow</text:span><text:span text:style-name="T146"> </text:span><text:span text:style-name="T148">(y) </text:span><text:span text:style-name="T146">input specifies the row or “line number” (vertical position) for the text. Each row is 1</text:span><text:span text:style-name="T151">8</text:span><text:span text:style-name="T146"> pixels high. Row 0 is at the top of the display, and row </text:span><text:span text:style-name="T153">6</text:span><text:span text:style-name="T146"> is near the bottom of the display.</text:span></text:p>
      <text:p text:style-name="P147"><text:span text:style-name="T102">Note1: The display area where the text is to appear is cleared with the inverse color of the text color just before writing the text.<text:line-break/></text:span><text:span text:style-name="T95">Note</text:span><text:span text:style-name="T102">2</text:span><text:span text:style-name="T95">:</text:span><text:span text:style-name="T149"> Characters in the Large font are twice as wide and twice as tall as the Normal font, so each character occupies two columns and two rows. </text:span><text:span text:style-name="T152">Nevertheless the row and column values denote the upper left grid position of the text.<text:line-break/></text:span><text:span text:style-name="T128">Note</text:span><text:span text:style-name="T129">3</text:span><text:span text:style-name="T128">:</text:span><text:span text:style-name="T149"> </text:span><text:span text:style-name="T152">In contrast to the </text:span><text:span text:style-name="T190">original</text:span><text:span text:style-name="T152"> LEGO</text:span><text:span text:style-name="T62">®</text:span><text:span text:style-name="T152"> EV3 Display grid </text:span><text:span text:style-name="T154">with</text:span><text:span text:style-name="T152"> column 0..21 and row 0..11, the </text:span><text:span text:style-name="T117">L</text:span><text:span text:style-name="T118">ego</text:span><text:span text:style-name="T117">2LeJ</text:span><text:span text:style-name="T118">os</text:span><text:span text:style-name="T117">E</text:span><text:span text:style-name="T118">v</text:span><text:span text:style-name="T117">3</text:span><text:span text:style-name="T152"> Library uses a grid </text:span><text:span text:style-name="T154">with</text:span><text:span text:style-name="T152"> column 0..17 and row 0..</text:span><text:span text:style-name="T153">6 </text:span><text:span text:style-name="T154">because of the slightly bigger LeJOS EV3 Normal Font</text:span><text:span text:style-name="T152">.</text:span></text:p>
      <text:p text:style-name="P86"><text:span text:style-name="T146">S</text:span><text:span text:style-name="T62">ignatures:<text:line-break/></text:span><text:span text:style-name="T266">public</text:span><text:span text:style-name="T56"> </text:span><text:span text:style-name="T261">static</text:span><text:span text:style-name="T56"> </text:span><text:span text:style-name="T261">void</text:span><text:span text:style-name="T56"> textGrid(String </text:span><text:span text:style-name="T303">text</text:span><text:span text:style-name="T56">,</text:span><text:span text:style-name="T261">boolean</text:span><text:span text:style-name="T56"> </text:span><text:span text:style-name="T303">clrScr</text:span><text:span text:style-name="T56">, </text:span><text:span text:style-name="T261">int</text:span><text:span text:style-name="T56"> </text:span><text:span text:style-name="T303">column</text:span><text:span text:style-name="T56">,</text:span><text:span text:style-name="T261">int</text:span><text:span text:style-name="T56"> </text:span><text:span text:style-name="T303">row</text:span><text:span text:style-name="T56">, </text:span><text:span text:style-name="T261">boolean</text:span><text:span text:style-name="T56"> </text:span><text:span text:style-name="T303">color</text:span><text:span text:style-name="T56">, </text:span><text:span text:style-name="T261">int</text:span><text:span text:style-name="T56"> </text:span><text:span text:style-name="T303">font</text:span><text:span text:style-name="T56">)</text:span><text:span text:style-name="T59"><text:line-break/></text:span><text:span text:style-name="T266">public</text:span><text:span text:style-name="T56"> </text:span><text:span text:style-name="T261">static</text:span><text:span text:style-name="T56"> </text:span><text:span text:style-name="T261">void</text:span><text:span text:style-name="T56"> textGrid(</text:span><text:span text:style-name="T261">int</text:span><text:span text:style-name="T56"> </text:span><text:span text:style-name="T303">number</text:span><text:span text:style-name="T56">,</text:span><text:span text:style-name="T261">boolean</text:span><text:span text:style-name="T56"> </text:span><text:span text:style-name="T303">clrScr</text:span><text:span text:style-name="T56">, </text:span><text:span text:style-name="T261">int</text:span><text:span text:style-name="T56"> </text:span><text:span text:style-name="T303">column</text:span><text:span text:style-name="T56">,</text:span><text:span text:style-name="T261">int</text:span><text:span text:style-name="T56"> </text:span><text:span text:style-name="T303">row</text:span><text:span text:style-name="T56">, </text:span><text:span text:style-name="T261">boolean</text:span><text:span text:style-name="T56"> </text:span><text:span text:style-name="T303">color</text:span><text:span text:style-name="T56">, </text:span><text:span text:style-name="T261">int</text:span><text:span text:style-name="T56"> </text:span><text:span text:style-name="T303">font</text:span><text:span text:style-name="T56">)</text:span><text:span text:style-name="T59"><text:line-break/></text:span><text:span text:style-name="T266">public</text:span><text:span text:style-name="T56"> </text:span><text:span text:style-name="T261">static</text:span><text:span text:style-name="T56"> </text:span><text:span text:style-name="T261">void</text:span><text:span text:style-name="T56"> textGrid(</text:span><text:span text:style-name="T261">float</text:span><text:span text:style-name="T56"> </text:span><text:span text:style-name="T303">number</text:span><text:span text:style-name="T56">,</text:span><text:span text:style-name="T261">boolean</text:span><text:span text:style-name="T56"> </text:span><text:span text:style-name="T303">clrScr</text:span><text:span text:style-name="T56">,</text:span><text:span text:style-name="T261">int</text:span><text:span text:style-name="T56"> </text:span><text:span text:style-name="T303">column</text:span><text:span text:style-name="T56">,</text:span><text:span text:style-name="T261">int</text:span><text:span text:style-name="T56"> </text:span><text:span text:style-name="T303">row</text:span><text:span text:style-name="T56">, </text:span><text:span text:style-name="T261">boolean</text:span><text:span text:style-name="T56"> </text:span><text:span text:style-name="T303">color</text:span><text:span text:style-name="T56">, </text:span><text:span text:style-name="T261">int</text:span><text:span text:style-name="T56"> </text:span><text:span text:style-name="T303">font</text:span><text:span text:style-name="T56">)</text:span></text:p>
      <text:p text:style-name="P85"><text:span text:style-name="T145">Examples:<text:line-break/><text:tab/></text:span><text:span text:style-name="T31">Display.</text:span><text:span text:style-name="T46">textGrid</text:span><text:span text:style-name="T16">(</text:span><text:span text:style-name="T313">"EV3"</text:span><text:span text:style-name="T16">, </text:span><text:span text:style-name="T239">true</text:span><text:span text:style-name="T16">, 7, 3, Display.</text:span><text:span text:style-name="T275">COLOR_BLACK</text:span><text:span text:style-name="T16">, Display.</text:span><text:span text:style-name="T275">FONT_LARGE</text:span><text:span text:style-name="T16">);</text:span><text:span text:style-name="T31"><text:line-break/></text:span><text:span text:style-name="T62"><text:tab/></text:span><text:span text:style-name="T31">Display.</text:span><text:span text:style-name="T46">textGrid</text:span><text:span text:style-name="T16">(7.2F, </text:span><text:span text:style-name="T239">true</text:span><text:span text:style-name="T16">, 15, 6, Display.</text:span><text:span text:style-name="T275">COLOR_BLACK</text:span><text:span text:style-name="T16">, Display.</text:span><text:span text:style-name="T275">FONT_NORMAL</text:span><text:span text:style-name="T16">);</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18">The Shapes-Line mode draws a straight line between any two points on the display.</text:p>
      <text:p text:style-name="P91"><text:span text:style-name="T62">If </text:span><text:span text:style-name="T86">c</text:span><text:span text:style-name="T92">lrScr</text:span><text:span text:style-name="T62"> is </text:span><text:span text:style-name="T96">t</text:span><text:span text:style-name="T84">rue</text:span><text:span text:style-name="T62">, the display will be cleared before the line is drawn.<text:line-break/>The </text:span><text:span text:style-name="T96">x</text:span><text:span text:style-name="T84">1</text:span><text:span text:style-name="T62"> and </text:span><text:span text:style-name="T96">y</text:span><text:span text:style-name="T84">1</text:span><text:span text:style-name="T62"> inputs specify the </text:span><text:span text:style-name="T155">d</text:span><text:span text:style-name="T62">isplay </text:span><text:span text:style-name="T155">c</text:span><text:span text:style-name="T62">oordinates of the first point in the line.<text:line-break/>The </text:span><text:span text:style-name="T96">x</text:span><text:span text:style-name="T84">2</text:span><text:span text:style-name="T62"> and </text:span><text:span text:style-name="T96">y</text:span><text:span text:style-name="T84">2</text:span><text:span text:style-name="T62"> inputs specify the coordinates of the second point.<text:line-break/>You can use the </text:span><text:span text:style-name="T96">c</text:span><text:span text:style-name="T84">olor</text:span><text:span text:style-name="T62"> input to choose either a black or white line. A white line will only be visible if </text:span><text:span text:style-name="T86">c</text:span><text:span text:style-name="T92">lrScr</text:span><text:span text:style-name="T62"> is </text:span><text:span text:style-name="T96">f</text:span><text:span text:style-name="T84">alse</text:span><text:span text:style-name="T62"> and the line draws over an area where a previous Display Block displayed something black in the same area of the display. </text:span></text:p>
      <text:p text:style-name="P89"><text:span text:style-name="T62">Signature:<text:line-break/><text:tab/></text:span><text:span text:style-name="T266">public</text:span><text:span text:style-name="T56"> </text:span><text:span text:style-name="T261">static</text:span><text:span text:style-name="T56"> </text:span><text:span text:style-name="T261">void</text:span><text:span text:style-name="T56"> shapesLine(</text:span><text:span text:style-name="T261">boolean</text:span><text:span text:style-name="T56"> </text:span><text:span text:style-name="T303">clrScr</text:span><text:span text:style-name="T56">, </text:span><text:span text:style-name="T261">int</text:span><text:span text:style-name="T56"> </text:span><text:span text:style-name="T303">x1</text:span><text:span text:style-name="T56">, </text:span><text:span text:style-name="T261">int</text:span><text:span text:style-name="T56"> </text:span><text:span text:style-name="T303">y1</text:span><text:span text:style-name="T56">, </text:span><text:span text:style-name="T261">int</text:span><text:span text:style-name="T56"> </text:span><text:span text:style-name="T303">x2</text:span><text:span text:style-name="T56">, </text:span><text:span text:style-name="T261">int</text:span><text:span text:style-name="T56"> </text:span><text:span text:style-name="T303">y2</text:span><text:span text:style-name="T56">, </text:span><text:span text:style-name="T261">boolean</text:span><text:span text:style-name="T56"> </text:span><text:span text:style-name="T303">color</text:span><text:span text:style-name="T56">)</text:span></text:p>
      <text:p text:style-name="P89"><text:span text:style-name="T62">Example:<text:line-break/><text:tab/></text:span><text:span text:style-name="T28">Display.</text:span><text:span text:style-name="T43">shapesLine</text:span><text:span text:style-name="T11">(</text:span><text:span text:style-name="T234">true</text:span><text:span text:style-name="T11">, 50, 20, 130, 100, Display.</text:span><text:span text:style-name="T273">COLOR_BLACK</text:span><text:span text:style-name="T11">);</text:span></text:p>
      <text:p text:style-name="P19"/>
      <text:h text:style-name="Heading_20_4" text:outline-level="4"><text:bookmark-start text:name="__RefHeading___Toc5907_2306771322"/><text:span text:style-name="T2">Display Mode </text:span>Shapes-Circle:<text:bookmark-end text:name="__RefHeading___Toc5907_2306771322"/></text:h>
      <text:p text:style-name="P20">The Shapes-Circle mode draws a circle on the display. </text:p>
      <text:p text:style-name="P91"><text:span text:style-name="T155">If </text:span><text:span text:style-name="T86">c</text:span><text:span text:style-name="T92">lrScr</text:span><text:span text:style-name="T155"> is </text:span><text:span text:style-name="T96">true</text:span><text:span text:style-name="T155">, the display will be cleared before the </text:span><text:span text:style-name="T157">circle</text:span><text:span text:style-name="T155"> is drawn.<text:line-break/>The </text:span><text:span text:style-name="T96">x</text:span><text:span text:style-name="T155"> and </text:span><text:span text:style-name="T96">y</text:span><text:span text:style-name="T155"> inputs specify the display coordinates of the </text:span><text:span text:style-name="T156">center of the circle</text:span><text:span text:style-name="T155">. <text:line-break/></text:span><text:soft-page-break/><text:span text:style-name="T62">The </text:span><text:span text:style-name="T97">r</text:span><text:span text:style-name="T84">adius</text:span><text:span text:style-name="T62"> input specifies the radius of the circle in pixels. <text:line-break/>If </text:span><text:span text:style-name="T97">f</text:span><text:span text:style-name="T84">ill</text:span><text:span text:style-name="T62"> is </text:span><text:span text:style-name="T97">t</text:span><text:span text:style-name="T84">rue</text:span><text:span text:style-name="T62">, the interior of the circle will be filled. If </text:span><text:span text:style-name="T97">f</text:span><text:span text:style-name="T84">ill</text:span><text:span text:style-name="T62"> is </text:span><text:span text:style-name="T97">f</text:span><text:span text:style-name="T84">alse</text:span><text:span text:style-name="T62">, only the outline of the circle is drawn.<text:line-break/>You can use the </text:span><text:span text:style-name="T96">c</text:span><text:span text:style-name="T84">olor</text:span><text:span text:style-name="T62"> input to choose either a black or white </text:span><text:span text:style-name="T156">circle</text:span><text:span text:style-name="T62">. A white </text:span><text:span text:style-name="T156">circ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56">circle</text:span><text:span text:style-name="T62"> draws over an area where a previous Display Block displayed something black in the same area of the display. </text:span></text:p>
      <text:p text:style-name="P141"><text:span text:style-name="T156">Signature:<text:line-break/></text:span><text:span text:style-name="T267">public</text:span><text:span text:style-name="T58"> </text:span><text:span text:style-name="T263">static</text:span><text:span text:style-name="T58"> </text:span><text:span text:style-name="T263">void</text:span><text:span text:style-name="T58"> shapesCircle(</text:span><text:span text:style-name="T263">boolean</text:span><text:span text:style-name="T58"> </text:span><text:span text:style-name="T306">clrScr</text:span><text:span text:style-name="T58">, </text:span><text:span text:style-name="T263">int</text:span><text:span text:style-name="T58"> </text:span><text:span text:style-name="T306">x</text:span><text:span text:style-name="T58">, </text:span><text:span text:style-name="T263">int</text:span><text:span text:style-name="T58"> </text:span><text:span text:style-name="T306">y</text:span><text:span text:style-name="T58">, </text:span><text:span text:style-name="T243">int</text:span><text:span text:style-name="T11"> </text:span><text:span text:style-name="T285">radius</text:span><text:span text:style-name="T11">,</text:span><text:span text:style-name="T58"> </text:span><text:span text:style-name="T263">boolean</text:span><text:span text:style-name="T58"> </text:span><text:span text:style-name="T306">fill</text:span><text:span text:style-name="T58">, </text:span><text:span text:style-name="T263">boolean</text:span><text:span text:style-name="T58"> </text:span><text:span text:style-name="T306">color</text:span><text:span text:style-name="T58">)</text:span></text:p>
      <text:p text:style-name="P90"><text:span text:style-name="T62">Example:<text:line-break/><text:tab/></text:span><text:span text:style-name="T28">Display.</text:span><text:span text:style-name="T43">shapesCircle</text:span><text:span text:style-name="T11">(</text:span><text:span text:style-name="T234">true</text:span><text:span text:style-name="T11">, 88, 63, 63, </text:span><text:span text:style-name="T234">true</text:span><text:span text:style-name="T11">, Display.</text:span><text:span text:style-name="T273">COLOR_BLACK</text:span><text:span text:style-name="T11">);</text:span></text:p>
      <text:p text:style-name="P23"/>
      <text:h text:style-name="Heading_20_4" text:outline-level="4"><text:bookmark-start text:name="__RefHeading___Toc5909_2306771322"/><text:span text:style-name="T2">Display Mode </text:span>Shapes-Rectangle:<text:bookmark-end text:name="__RefHeading___Toc5909_2306771322"/></text:h>
      <text:p text:style-name="P21">The Shapes-Rectangle mode draws a rectangle on the display. </text:p>
      <text:p text:style-name="P91"><text:span text:style-name="T155">If </text:span><text:span text:style-name="T86">c</text:span><text:span text:style-name="T92">lrScr</text:span><text:span text:style-name="T155"> is </text:span><text:span text:style-name="T96">true</text:span><text:span text:style-name="T155">, the display will be cleared before the line is drawn.<text:line-break/>The </text:span><text:span text:style-name="T96">x</text:span><text:span text:style-name="T155"> and </text:span><text:span text:style-name="T96">y</text:span><text:span text:style-name="T155"> inputs specify the display coordinates of the </text:span>upper left corner of the rectangle. <text:line-break/>The <text:span text:style-name="T209">w</text:span><text:span text:style-name="T198">idth</text:span> and <text:span text:style-name="T209">h</text:span><text:span text:style-name="T198">eight</text:span> inputs specify the size of the rectangle in pixels. <text:line-break/><text:span text:style-name="T62">If </text:span><text:span text:style-name="T97">f</text:span><text:span text:style-name="T84">ill</text:span><text:span text:style-name="T62"> is </text:span><text:span text:style-name="T97">t</text:span><text:span text:style-name="T84">rue</text:span><text:span text:style-name="T62">, the interior of the </text:span><text:span text:style-name="T155">rectangle</text:span><text:span text:style-name="T62"> will be filled. If </text:span><text:span text:style-name="T97">f</text:span><text:span text:style-name="T84">ill</text:span><text:span text:style-name="T62"> is </text:span><text:span text:style-name="T97">f</text:span><text:span text:style-name="T84">alse</text:span><text:span text:style-name="T62">, only the outline of the </text:span><text:span text:style-name="T155">rectangle</text:span><text:span text:style-name="T62"> is drawn.<text:line-break/>You can use the </text:span><text:span text:style-name="T96">c</text:span><text:span text:style-name="T84">olor</text:span><text:span text:style-name="T62"> input to choose either a black or white </text:span><text:span text:style-name="T155">rectangle</text:span><text:span text:style-name="T62">. A white </text:span><text:span text:style-name="T155">rectangle</text:span><text:span text:style-name="T62"> will only be visible if </text:span><text:span text:style-name="T86">c</text:span><text:span text:style-name="T92">lrScr</text:span><text:span text:style-name="T62"> is </text:span><text:span text:style-name="T96">f</text:span><text:span text:style-name="T84">alse</text:span><text:span text:style-name="T62"> and the </text:span><text:span text:style-name="T155">rectangle</text:span><text:span text:style-name="T62"> draws over an area where a previous Display Block displayed something black in the same area of the display. </text:span></text:p>
      <text:p text:style-name="P91"><text:span text:style-name="T157">Signature:<text:line-break/></text:span><text:span text:style-name="T268">public</text:span><text:span text:style-name="T60"> </text:span><text:span text:style-name="T264">static</text:span><text:span text:style-name="T60"> </text:span><text:span text:style-name="T264">void</text:span><text:span text:style-name="T60"> shapesRectangle(</text:span><text:span text:style-name="T264">boolean</text:span><text:span text:style-name="T60"> </text:span><text:span text:style-name="T307">clrScr</text:span><text:span text:style-name="T60">,</text:span><text:span text:style-name="T264">int</text:span><text:span text:style-name="T60"> </text:span><text:span text:style-name="T307">x</text:span><text:span text:style-name="T60">,</text:span><text:span text:style-name="T264">int</text:span><text:span text:style-name="T60"> </text:span><text:span text:style-name="T307">y</text:span><text:span text:style-name="T60">, </text:span><text:span text:style-name="T264">int</text:span><text:span text:style-name="T60"> </text:span><text:span text:style-name="T307">width</text:span><text:span text:style-name="T60">, </text:span><text:span text:style-name="T264">int</text:span><text:span text:style-name="T60"> </text:span><text:span text:style-name="T307">height</text:span><text:span text:style-name="T60">, </text:span><text:span text:style-name="T264">boolean</text:span><text:span text:style-name="T60"> </text:span><text:span text:style-name="T307">fill</text:span><text:span text:style-name="T60">,</text:span><text:span text:style-name="T61"> </text:span><text:span text:style-name="T265">boolean</text:span><text:span text:style-name="T61"> </text:span><text:span text:style-name="T308">color</text:span><text:span text:style-name="T61">)</text:span></text:p>
      <text:p text:style-name="P92"><text:span text:style-name="T62">Example:<text:line-break/><text:tab/></text:span><text:span text:style-name="T28">Display.</text:span><text:span text:style-name="T43">shapesRectangle</text:span><text:span text:style-name="T11">(</text:span><text:span text:style-name="T234">true</text:span><text:span text:style-name="T11">, 15, 10, 177-30, 127-20, </text:span><text:span text:style-name="T234">true</text:span><text:span text:style-name="T11">, Display.</text:span><text:span text:style-name="T273">COLOR_BLACK</text:span><text:span text:style-name="T11">);</text:span></text:p>
      <text:p text:style-name="P25"/>
      <text:h text:style-name="Heading_20_4" text:outline-level="4"><text:bookmark-start text:name="__RefHeading___Toc5911_2306771322"/><text:span text:style-name="T2">Display Mode </text:span>Shapes-Point:<text:bookmark-end text:name="__RefHeading___Toc5911_2306771322"/></text:h>
      <text:p text:style-name="P22">The Shapes-Point mode draws a single pixel on the display.</text:p>
      <text:p text:style-name="P22">If <text:span text:style-name="T208">c</text:span><text:span text:style-name="T205">lrScr</text:span> is <text:span text:style-name="T198">true</text:span>, the display will be cleared before the pixel is drawn.<text:line-break/>The <text:span text:style-name="T198">x</text:span> and <text:span text:style-name="T198">y</text:span> inputs specify the display coordinates of the pixel. <text:line-break/>You can use the <text:span text:style-name="T198">color</text:span> input to choose either a black or white pixel. A white pixel will only be visible if <text:span text:style-name="T208">c</text:span><text:span text:style-name="T205">lrScr</text:span> is <text:span text:style-name="T198">false</text:span> and the pixel draws over an area where a previous Display Block displayed something black in the same area of the display.</text:p>
      <text:p text:style-name="P24"><text:soft-page-break/>Signature:<text:line-break/><text:tab/><text:span text:style-name="T234">public</text:span><text:span text:style-name="T11"> </text:span><text:span text:style-name="T234">static</text:span><text:span text:style-name="T11"> </text:span><text:span text:style-name="T234">void</text:span><text:span text:style-name="T11"> shapesPoint(</text:span><text:span text:style-name="T234">boolean</text:span><text:span text:style-name="T11"> </text:span><text:span text:style-name="T285">clrScr</text:span><text:span text:style-name="T11">, </text:span><text:span text:style-name="T234">int</text:span><text:span text:style-name="T11"> </text:span><text:span text:style-name="T285">x</text:span><text:span text:style-name="T11">, </text:span><text:span text:style-name="T234">int</text:span><text:span text:style-name="T11"> </text:span><text:span text:style-name="T285">y</text:span><text:span text:style-name="T11">, </text:span><text:span text:style-name="T234">boolean</text:span><text:span text:style-name="T11"> </text:span><text:span text:style-name="T285">color</text:span><text:span text:style-name="T11">)</text:span></text:p>
      <text:p text:style-name="P24">Example:<text:line-break/><text:tab/><text:span text:style-name="T11">Display.</text:span><text:span text:style-name="T43">shapesPoint</text:span><text:span text:style-name="T11">(</text:span><text:span text:style-name="T234">false</text:span><text:span text:style-name="T11">, 88, 63, Display.</text:span><text:span text:style-name="T273">COLOR_WHITE</text:span><text:span text:style-name="T11">);</text:span></text:p>
      <text:p text:style-name="P22"/>
      <text:h text:style-name="Heading_20_4" text:outline-level="4"><text:bookmark-start text:name="__RefHeading___Toc5913_2306771322"/><text:span text:style-name="T2">Display Mode </text:span>Image:<text:bookmark-end text:name="__RefHeading___Toc5913_2306771322"/></text:h>
      <text:p text:style-name="P33">The Image mode draws a graphic image file.</text:p>
      <text:p text:style-name="P103"><text:span text:style-name="T158">It accepts image files in the </text:span><text:span text:style-name="T98">LeJOS EV3 image</text:span><text:span text:style-name="T158"> format. You can </text:span><text:span text:style-name="T179">convert</text:span><text:span text:style-name="T158"> </text:span><text:span text:style-name="T179">BMP image files</text:span><text:span text:style-name="T158"> with the </text:span><text:span text:style-name="T98">LeJOS EV3 </text:span><text:span text:style-name="T99">I</text:span><text:span text:style-name="T98">mage </text:span><text:span text:style-name="T99">C</text:span><text:span text:style-name="T98">onverter</text:span><text:span text:style-name="T158"> program that is part of the </text:span><text:span text:style-name="T99">EV3 Control Center</text:span><text:span text:style-name="T159"> or can run stand-alone from the bin directory of the </text:span><text:span text:style-name="T158">LeJOS EV3 </text:span><text:span text:style-name="T159">installation (ev3image.bat). </text:span><text:span text:style-name="T162">Alas, t</text:span><text:span text:style-name="T159">he Image Converter is still adapted to the old Mindstorms NXT Brick and </text:span><text:span text:style-name="T162">displays a warning</text:span><text:span text:style-name="T160"> if </text:span><text:span text:style-name="T162">the </text:span><text:span text:style-name="T160">loaded</text:span><text:span text:style-name="T159"> image </text:span><text:span text:style-name="T160">exceed</text:span><text:span text:style-name="T162">s</text:span><text:span text:style-name="T159"> 100x64 pixels. </text:span><text:span text:style-name="T160">However, it correctly converts images for the</text:span><text:span text:style-name="T159"> Mindstorms EV3 </text:span><text:span text:style-name="T160">w</text:span><text:span text:style-name="T159">ith up to 178x128 pixels. </text:span></text:p>
      <text:p text:style-name="P149"><text:span text:style-name="T164">You can find the original LEGO</text:span><text:span text:style-name="T62">®</text:span><text:span text:style-name="T164"> BMP image files in the Installation directory of your LEGO® Mindstorms EV3 Software </text:span><text:span text:style-name="T165">(Education Edition or Home Edition)</text:span><text:span text:style-name="T164">:<text:line-break/></text:span><text:span text:style-name="T334">c:\Program Files (x86)\LEGO Software\LEGO MINDSTORMS Edu EV3\Resources\BrickResources\Education\Images\files\</text:span><text:span text:style-name="T164"> or<text:line-break/></text:span><text:span text:style-name="T334">c:\Program Files (x86)\LEGO Software\LEGO MINDSTORMS EV3 Home Edition\Resources\BrickResources\Retail\Images\files\</text:span><text:span text:style-name="T159">. <text:line-break/></text:span><text:span text:style-name="T160">There is </text:span><text:span text:style-name="T164">also </text:span><text:span text:style-name="T160">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60">. <text:line-break/></text:span><text:span text:style-name="T165">You need to convert a</text:span><text:span text:style-name="T164">ll t</text:span><text:span text:style-name="T162">h</text:span><text:span text:style-name="T165">o</text:span><text:span text:style-name="T162">se BMP image files to the LeJOS LNI format.<text:line-break/></text:span><text:span text:style-name="T190">(</text:span><text:span text:style-name="T167">Alas LeJOS does not </text:span><text:span text:style-name="T169">dis</text:span><text:span text:style-name="T167">play the original </text:span><text:span text:style-name="T164">LEGO® Mindstorms EV3 </text:span><text:span text:style-name="T169">image</text:span><text:span text:style-name="T167"> files of type R</text:span><text:span text:style-name="T169">GF</text:span><text:span text:style-name="T167">.</text:span><text:span text:style-name="T190">)</text:span></text:p>
      <text:p text:style-name="P94"><text:span text:style-name="T62">The </text:span><text:span text:style-name="T86">f</text:span><text:span text:style-name="T84">ile</text:span><text:span text:style-name="T86">n</text:span><text:span text:style-name="T84">ame</text:span><text:span text:style-name="T62"> input </text:span><text:span text:style-name="T161">is the name of</text:span><text:span text:style-name="T62"> </text:span><text:span text:style-name="T132">the</text:span><text:span text:style-name="T62"> image file. <text:s/>The image file must already reside on the EV3 </text:span><text:span text:style-name="T190">B</text:span><text:span text:style-name="T62">rick. Please upload it</text:span> (by SCP) to the <text:span text:style-name="T198">/home/lejos/lib/</text:span> directory before using this programming block. <text:span text:style-name="T62"><text:line-break/>If </text:span><text:span text:style-name="T86">c</text:span><text:span text:style-name="T92">lrScr</text:span><text:span text:style-name="T62"> is </text:span><text:span text:style-name="T87">t</text:span><text:span text:style-name="T84">rue</text:span><text:span text:style-name="T62">, the display will be cleared before the image is drawn. <text:line-break/>The </text:span><text:span text:style-name="T86">x</text:span><text:span text:style-name="T62"> and </text:span><text:span text:style-name="T86">y</text:span><text:span text:style-name="T62">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86">x</text:span><text:span text:style-name="T62"> = 0 and </text:span><text:span text:style-name="T86">y</text:span><text:span text:style-name="T62"> = 0.</text:span></text:p>
      <text:p text:style-name="P95"><text:span text:style-name="T120">Note:</text:span><text:span text:style-name="T62"> </text:span><text:span text:style-name="T163">When displaying such a full-sized image file, t</text:span><text:span text:style-name="T62">he LeJOS function that writes the image to the LCD screen (</text:span><text:span text:style-name="T84">lejos.internal.ev3.EV3LCD.bitBlt()</text:span><text:span text:style-name="T62">) thro</text:span><text:span text:style-name="T163">w</text:span><text:span text:style-name="T62">s an ArrayIndexOutOfBoundsException. However, it seems </text:span><text:span text:style-name="T163">that </text:span><text:span text:style-name="T62">the image appears correctly on the LCD. Therefore the </text:span><text:span text:style-name="T84">L</text:span><text:span text:style-name="T118">ego</text:span><text:span text:style-name="T84">2LeJ</text:span><text:span text:style-name="T118">os</text:span><text:span text:style-name="T84">E</text:span><text:span text:style-name="T118">v</text:span><text:span text:style-name="T84">3</text:span><text:span text:style-name="T62"> Library ignores </text:span><text:span text:style-name="T163">the exception</text:span><text:span text:style-name="T62">.</text:span></text:p>
      <text:p text:style-name="P87"><text:span text:style-name="T132">Signature:<text:line-break/><text:tab/></text:span><text:span text:style-name="T253">public</text:span><text:span text:style-name="T15"> </text:span><text:span text:style-name="T238">static</text:span><text:span text:style-name="T15"> </text:span><text:span text:style-name="T238">void</text:span><text:span text:style-name="T15"> image(String </text:span><text:span text:style-name="T288">filename</text:span><text:span text:style-name="T15">, </text:span><text:span text:style-name="T238">boolean</text:span><text:span text:style-name="T15"> </text:span><text:span text:style-name="T302">clrScr</text:span><text:span text:style-name="T15">, </text:span><text:span text:style-name="T238">int</text:span><text:span text:style-name="T15"> </text:span><text:span text:style-name="T288">x</text:span><text:span text:style-name="T15">, </text:span><text:span text:style-name="T238">int</text:span><text:span text:style-name="T15"> </text:span><text:span text:style-name="T288">y</text:span><text:span text:style-name="T15">)</text:span></text:p>
      <text:p text:style-name="P93">Example:<text:line-break/><text:tab/><text:span text:style-name="T11">Display.</text:span><text:span text:style-name="T43">image</text:span><text:span text:style-name="T11">(</text:span><text:span text:style-name="T314">"</text:span><text:span text:style-name="T315">Awake.lni</text:span><text:span text:style-name="T314">"</text:span><text:span text:style-name="T11">, </text:span><text:span text:style-name="T234">true</text:span><text:span text:style-name="T11">, 0, 0);</text:span></text:p>
      <text:p text:style-name="Text_20_body"><text:soft-page-break/></text:p>
      <text:h text:style-name="Heading_20_4" text:outline-level="4"><text:bookmark-start text:name="__RefHeading___Toc5915_2306771322"/><text:span text:style-name="T2">Display Mode </text:span>Reset Screen:<text:bookmark-end text:name="__RefHeading___Toc5915_2306771322"/></text:h>
      <text:p text:style-name="P59"><text:span text:style-name="T62">The Reset Screen mode </text:span><text:span text:style-name="T133">clears the EV3 Brick display.</text:span></text:p>
      <text:p text:style-name="P59"><text:span text:style-name="T133">Signature:<text:line-break/><text:tab/></text:span><text:span text:style-name="T251">public</text:span><text:span text:style-name="T11"> </text:span><text:span text:style-name="T234">static</text:span><text:span text:style-name="T11"> </text:span><text:span text:style-name="T234">void</text:span><text:span text:style-name="T11"> resetScreen()</text:span></text:p>
      <text:p text:style-name="P59"><text:span text:style-name="T62">Example:<text:line-break/><text:tab/></text:span><text:span text:style-name="T32">Display.</text:span><text:span text:style-name="T43">resetScreen</text:span><text:span text:style-name="T11">();</text:span></text:p>
      <text:p text:style-name="P7"/>
      <text:p text:style-name="P7"/>
      <text:p text:style-name="P7"/>
      <text:h text:style-name="P195" text:outline-level="3"><text:bookmark-start text:name="__RefHeading___Toc2121_108391516"/>Sound Class<text:bookmark-end text:name="__RefHeading___Toc2121_108391516"/></text:h>
      <text:p text:style-name="P8">The Sound block makes sound using the speaker inside the EV3 Brick. You can play pre-recorded sound files or specify a musical note or tone. </text:p>
      <text:p text:style-name="P150"><text:span text:style-name="T62">Several of the following programming blocks have </text:span><text:span text:style-name="T120">volume</text:span><text:span text:style-name="T62"> or </text:span><text:span text:style-name="T120">playType</text:span><text:span text:style-name="T62"> inputs:</text:span></text:p>
      <text:p text:style-name="P71"><text:span text:style-name="T133">The </text:span><text:span text:style-name="T124">v</text:span><text:span text:style-name="T125">olume</text:span><text:span text:style-name="T133"> input controls how loud the sound will be. </text:span><text:span text:style-name="T141">Set it from 0 to 100 percent of full volume.</text:span></text:p>
      <text:p text:style-name="P71"><text:span text:style-name="T133">The </text:span><text:span text:style-name="T126">p</text:span><text:span text:style-name="T125">layType</text:span><text:span text:style-name="T133"> input controls whether the block will wait for the sound to finish before the program continues to the next block, and whether the sound will repeat:<text:line-break/></text:span><text:span text:style-name="T62">Sound.WAIT </text:span><text:span text:style-name="T184">(</text:span><text:span text:style-name="T62">= </text:span><text:span text:style-name="T133">0</text:span><text:span text:style-name="T184">)</text:span><text:span text:style-name="T133">: Wait for Completion: The sound plays once, and the program waits for the sound to finish before continuing.<text:line-break/>Sound.</text:span><text:span text:style-name="T142">ONCE </text:span><text:span text:style-name="T184">(</text:span><text:span text:style-name="T133">= 1</text:span><text:span text:style-name="T184">)</text:span><text:span text:style-name="T133">: Play Once: The sound plays once, and the program continues immediately.<text:line-break/>Sound.</text:span><text:span text:style-name="T142">REPEAT </text:span><text:span text:style-name="T184">(</text:span><text:span text:style-name="T133">= 2</text:span><text:span text:style-name="T184">)</text:span><text:span text:style-name="T133">: Repeat: The sound will be repeated continuously until another Sound Block is executed, and the program continues immediately. </text:span></text:p>
      <text:p text:style-name="P9"/>
      <text:h text:style-name="Heading_20_4" text:outline-level="4"><text:bookmark-start text:name="__RefHeading___Toc5917_2306771322"/><text:span text:style-name="T2">Sound Mode </text:span>Play File:<text:bookmark-end text:name="__RefHeading___Toc5917_2306771322"/></text:h>
      <text:p text:style-name="P13">The Play File mode plays a pre-recorded sound file.</text:p>
      <text:p text:style-name="P147"><text:span text:style-name="T164">It accepts sound files </text:span><text:span text:style-name="T166">in WAV format: </text:span><text:span text:style-name="T62">mono, from 8kHz to 48kHz, and 8</text:span>-bit or 16-bit <text:span text:style-name="T335">PWM</text:span>. <text:line-break/><text:span text:style-name="T362">(Alas LeJOS does not play the original </text:span><text:span text:style-name="T164">LEGO® Mindstorms EV3 </text:span><text:span text:style-name="T167">sound files of type RSF.</text:span><text:span text:style-name="T190">)</text:span></text:p>
      <text:p text:style-name="P143"><text:span text:style-name="T167">Y</text:span><text:span text:style-name="T175">ou can find a great </text:span><text:span text:style-name="T160">collection of </text:span><text:span text:style-name="T175">MP3 sound</text:span><text:span text:style-name="T160"> files at </text:span><text:a xlink:type="simple" xlink:href="http://www.thumb.com.tw/article/LEGO%20EV3%20Sounds%20Play%20Online" text:style-name="Internet_20_link" text:visited-style-name="Visited_20_Internet_20_Link"><text:span text:style-name="T175">LEGO Mindstorms EV3 Sounds Play Online</text:span></text:a>. <text:span text:style-name="T352">The ZIP file is at </text:span><text:a xlink:type="simple" xlink:href="http://www.thumb.com.tw/images/blog/lego_ev3_sound_files/ev3_sounds.zip" text:style-name="Internet_20_link" text:visited-style-name="Visited_20_Internet_20_Link"><text:span text:style-name="T352">http://www.thumb.com.tw/images/blog/lego_ev3_sound_files/ev3_sounds.zip</text:span></text:a>. <text:span text:style-name="T352">There are several ways to convert the MP3 sound files to WAV. I was using the online converter at </text:span><text:a xlink:type="simple" xlink:href="https://audio.online-convert.com/convert-to-wav" text:style-name="Internet_20_link" text:visited-style-name="Visited_20_Internet_20_Link"><text:span text:style-name="T352">Convert audio to WAV</text:span></text:a>. Be sure to set <text:span text:style-name="T198">Change audio channels:</text:span> to <text:span text:style-name="T198">mono</text:span>.</text:p>
      <text:p text:style-name="P96"><text:soft-page-break/><text:span text:style-name="T133">The </text:span><text:span text:style-name="T90">f</text:span><text:span text:style-name="T91">ile</text:span><text:span text:style-name="T90">n</text:span><text:span text:style-name="T91">ame</text:span><text:span text:style-name="T133"> input lets you choose the sound file t</text:span><text:span text:style-name="T141">o play</text:span><text:span text:style-name="T133">. The </text:span><text:span text:style-name="T141">sound</text:span><text:span text:style-name="T133"> file must already reside on the EV3 </text:span><text:span text:style-name="T190">B</text:span><text:span text:style-name="T133">rick. Please upload it (by SCP) to the </text:span><text:span text:style-name="T91">/home/lejos/lib/</text:span><text:span text:style-name="T133"> directory before using this programming block. </text:span></text:p>
      <text:p text:style-name="P77"><text:span text:style-name="T133">S</text:span><text:span text:style-name="T141">ignature:<text:line-break/><text:tab/></text:span><text:span text:style-name="T252">public</text:span><text:span text:style-name="T13"> </text:span><text:span text:style-name="T236">static</text:span><text:span text:style-name="T13"> </text:span><text:span text:style-name="T236">void</text:span><text:span text:style-name="T13"> playFile(String </text:span><text:span text:style-name="T287">filename</text:span><text:span text:style-name="T13">, </text:span><text:span text:style-name="T236">int</text:span><text:span text:style-name="T13"> </text:span><text:span text:style-name="T287">volume</text:span><text:span text:style-name="T13">, </text:span><text:span text:style-name="T236">int</text:span><text:span text:style-name="T13"> </text:span><text:span text:style-name="T287">playType</text:span><text:span text:style-name="T13">)</text:span></text:p>
      <text:p text:style-name="P69"><text:span text:style-name="T62">Example:</text:span><text:span text:style-name="T30"><text:line-break/></text:span><text:span text:style-name="T62"><text:tab/></text:span><text:span text:style-name="T30">Sound.</text:span><text:span text:style-name="T44">playFile</text:span><text:span text:style-name="T13">(</text:span><text:span text:style-name="T311">"airhiss</text:span><text:span text:style-name="T316">2</text:span><text:span text:style-name="T311">.wav"</text:span><text:span text:style-name="T13">, 100, Sound.</text:span><text:span text:style-name="T274">ONCE</text:span><text:span text:style-name="T13">);</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0">The Play Tone mode plays a tone of a specified frequency. The frequency of the tone controls the pitch, in other words, how high or low the sound is.</text:p>
      <text:p text:style-name="P97"><text:span text:style-name="T133">The </text:span><text:span text:style-name="T100">f</text:span><text:span text:style-name="T91">requency</text:span><text:span text:style-name="T133"> input specifies the frequency of the tone in Hz (cycles per second). You can type a number for the frequency or choose a frequency from the list of standard musical note frequencies.<text:line-break/>The </text:span><text:span text:style-name="T100">d</text:span><text:span text:style-name="T91">uration</text:span><text:span text:style-name="T133"> input controls how long the tone will last, in seconds. </text:span></text:p>
      <text:p text:style-name="P98"><text:span text:style-name="T133">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playTone(</text:span><text:span text:style-name="T234">int</text:span><text:span text:style-name="T11"> </text:span><text:span text:style-name="T285">frequency</text:span><text:span text:style-name="T11">, </text:span><text:span text:style-name="T234">float</text:span><text:span text:style-name="T11"> </text:span><text:span text:style-name="T285">duration</text:span><text:span text:style-name="T11">, </text:span><text:span text:style-name="T234">int</text:span><text:span text:style-name="T11"> </text:span><text:span text:style-name="T285">volume</text:span><text:span text:style-name="T11">, </text:span><text:span text:style-name="T234">int</text:span><text:span text:style-name="T11"> </text:span><text:span text:style-name="T285">playType</text:span><text:span text:style-name="T11">)</text:span></text:p>
      <text:p text:style-name="P29">Example:<text:line-break/><text:tab/><text:span text:style-name="T11">Sound.</text:span><text:span text:style-name="T43">playTone</text:span><text:span text:style-name="T11">(</text:span><text:span text:style-name="T290">440</text:span><text:span text:style-name="T11">, 0.12F, 80, Sound.</text:span><text:span text:style-name="T273">REPEAT</text:span><text:span text:style-name="T11">);</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2">The Play Note mode plays a musical note.</text:p>
      <text:p text:style-name="P100"><text:span text:style-name="T133">The </text:span><text:span text:style-name="T101">n</text:span><text:span text:style-name="T91">ote</text:span><text:span text:style-name="T133"> input lets you choose the note from a piano keyboard control. </text:span><text:span text:style-name="T168">Allowed is “C” through “B”, followed optionally by “#”, followed by “4” through “6”. A-G is a musical note name. 4-6 is an octave number. “#” means “sharp”. <text:line-break/>Examples: “C4” is “middle C” on a standard piano, and “C#4” is one half step higher. </text:span></text:p>
      <text:p text:style-name="P100"><text:span text:style-name="T133">The </text:span><text:span text:style-name="T101">d</text:span><text:span text:style-name="T91">uration</text:span><text:span text:style-name="T133"> input controls how long the note will last in seconds.</text:span></text:p>
      <text:p text:style-name="P101"><text:span text:style-name="T133">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playNote(String </text:span><text:span text:style-name="T285">note</text:span><text:span text:style-name="T11">, </text:span><text:span text:style-name="T234">float</text:span><text:span text:style-name="T11"> </text:span><text:span text:style-name="T285">duration</text:span><text:span text:style-name="T11">, </text:span><text:span text:style-name="T234">int</text:span><text:span text:style-name="T11"> </text:span><text:span text:style-name="T285">volume</text:span><text:span text:style-name="T11">, </text:span><text:span text:style-name="T234">int</text:span><text:span text:style-name="T11"> </text:span><text:span text:style-name="T285">playType</text:span><text:span text:style-name="T11">)</text:span></text:p>
      <text:p text:style-name="P102"><text:span text:style-name="T168">Example:<text:line-break/><text:tab/></text:span><text:span text:style-name="T33">Sound.</text:span><text:span text:style-name="T47">playNote</text:span><text:span text:style-name="T18">(</text:span><text:span text:style-name="T310">"F#4"</text:span><text:span text:style-name="T18">, 0.12F, 80, Sound.</text:span><text:span text:style-name="T276">WAIT</text:span><text:span text:style-name="T18">);</text:span></text:p>
      <text:p text:style-name="P31"/>
      <text:h text:style-name="Heading_20_4" text:outline-level="4"><text:bookmark-start text:name="__RefHeading___Toc5923_2306771322"/><text:soft-page-break/><text:span text:style-name="T2">Sound Mode </text:span>Stop:<text:bookmark-end text:name="__RefHeading___Toc5923_2306771322"/></text:h>
      <text:p text:style-name="P11">The Stop mode stops any sound that is currently being played by the EV3 Brick. This is usually used to stop a sound that was started earlier in the program by a Sound Block that didn’t wait for the sound to complete. </text:p>
      <text:p text:style-name="P99"><text:span text:style-name="T133">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stop()</text:span></text:p>
      <text:p text:style-name="P30">Example:<text:line-break/><text:tab/><text:span text:style-name="T11">Sound.</text:span><text:span text:style-name="T43">stop</text:span><text:span text:style-name="T11">();</text:span></text:p>
      <text:p text:style-name="P30"/>
      <text:p text:style-name="P30"/>
      <text:p text:style-name="P30"/>
      <text:h text:style-name="P196" text:outline-level="3"><text:bookmark-start text:name="__RefHeading___Toc5033_2632823145"/><text:span text:style-name="T351">BrickStatusLight</text:span> Class<text:bookmark-end text:name="__RefHeading___Toc5033_2632823145"/></text:h>
      <text:p text:style-name="P41">The Brick Status Light block controls the Brick Status Light. The Brick Status Light surrounds the brick buttons on the face of the EV3 Brick. You can turn the Brick Status Light on in green, orange, or red, turn it off, or make it pulse on and off. </text:p>
      <text:p text:style-name="P41"/>
      <text:h text:style-name="Heading_20_4" text:outline-level="4"><text:bookmark-start text:name="__RefHeading___Toc5925_2306771322"/><text:span text:style-name="T2">Brick Status Light Mode </text:span>On:<text:bookmark-end text:name="__RefHeading___Toc5925_2306771322"/></text:h>
      <text:p text:style-name="P41">The On mode turns the Brick Status Light on. </text:p>
      <text:p text:style-name="P130"><text:span text:style-name="T141">You can choose the color of the light using the </text:span><text:span text:style-name="T106">c</text:span><text:span text:style-name="T90">olor</text:span><text:span text:style-name="T141"> input: <text:line-break/>BrickStatusLight.</text:span><text:span text:style-name="T174">COLOR_GREEN </text:span><text:span text:style-name="T184">(</text:span><text:span text:style-name="T174">= 0</text:span><text:span text:style-name="T184">)</text:span><text:span text:style-name="T174">: Green,</text:span><text:span text:style-name="T141"><text:line-break/>BrickStatusLight.</text:span><text:span text:style-name="T174">COLOR_ORANGE </text:span><text:span text:style-name="T184">(</text:span><text:span text:style-name="T174">= 1</text:span><text:span text:style-name="T184">)</text:span><text:span text:style-name="T174">: Orange,</text:span><text:span text:style-name="T141"><text:line-break/>BrickStatusLight.</text:span><text:span text:style-name="T174">COLOR_RED </text:span><text:span text:style-name="T184">(</text:span><text:span text:style-name="T174">= 2</text:span><text:span text:style-name="T184">)</text:span><text:span text:style-name="T174">: Red.</text:span><text:span text:style-name="T141"><text:line-break/>If </text:span><text:span text:style-name="T107">p</text:span><text:span text:style-name="T90">ulse</text:span><text:span text:style-name="T141"> is BrickStatusLight.</text:span><text:span text:style-name="T174">PULSE </text:span><text:span text:style-name="T184">(</text:span><text:span text:style-name="T174">=</text:span><text:span text:style-name="T141"> </text:span><text:span text:style-name="T107">t</text:span><text:span text:style-name="T90">rue</text:span><text:span text:style-name="T112">)</text:span><text:span text:style-name="T141">, the light will pulse on and off in a repeating pattern. <text:line-break/></text:span><text:span text:style-name="T174">If </text:span><text:span text:style-name="T107">pulse</text:span><text:span text:style-name="T174"> is </text:span><text:span text:style-name="T141">BrickStatusLight.</text:span><text:span text:style-name="T174">CONSTANT </text:span><text:span text:style-name="T184">(</text:span><text:span text:style-name="T174">= </text:span><text:span text:style-name="T107">false</text:span><text:span text:style-name="T112">)</text:span><text:span text:style-name="T174">, the light will be on continuously.</text:span></text:p>
      <text:p text:style-name="P42">After using the On mode, the light will stay on or pulse until another Brick Status Light block is executed, or until the program ends. </text:p>
      <text:p text:style-name="P129"><text:span text:style-name="T141">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on(</text:span><text:span text:style-name="T234">int</text:span><text:span text:style-name="T11"> </text:span><text:span text:style-name="T285">color</text:span><text:span text:style-name="T11">, </text:span><text:span text:style-name="T234">boolean</text:span><text:span text:style-name="T11"> </text:span><text:span text:style-name="T285">pulse</text:span><text:span text:style-name="T11">)</text:span></text:p>
      <text:p text:style-name="P129"><text:span text:style-name="T62">Example:<text:line-break/><text:tab/></text:span><text:span text:style-name="T28">BrickStatusLight.</text:span><text:span text:style-name="T43">on</text:span><text:span text:style-name="T11">(BrickStatusLight.</text:span><text:span text:style-name="T273">COLOR_GREEN</text:span><text:span text:style-name="T11">, BrickStatusLight.</text:span><text:span text:style-name="T273">CONSTANT</text:span><text:span text:style-name="T11">);</text:span></text:p>
      <text:p text:style-name="P43"/>
      <text:h text:style-name="Heading_20_4" text:outline-level="4"><text:bookmark-start text:name="__RefHeading___Toc5927_2306771322"/><text:soft-page-break/><text:span text:style-name="T2">Brick Status Light Mode </text:span>Off:<text:bookmark-end text:name="__RefHeading___Toc5927_2306771322"/></text:h>
      <text:p text:style-name="P41">The Off mode turns the Brick Status Light off. </text:p>
      <text:p text:style-name="P129"><text:span text:style-name="T141">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off()</text:span></text:p>
      <text:p text:style-name="P129"><text:span text:style-name="T62">Example:<text:line-break/><text:tab/></text:span><text:span text:style-name="T28">BrickStatusLight.</text:span><text:span text:style-name="T37">off</text:span><text:span text:style-name="T11">();</text:span></text:p>
      <text:p text:style-name="P43"/>
      <text:h text:style-name="Heading_20_4" text:outline-level="4"><text:bookmark-start text:name="__RefHeading___Toc5929_2306771322"/><text:span text:style-name="T2">Brick Status Light Mode </text:span>Reset:<text:bookmark-end text:name="__RefHeading___Toc5929_2306771322"/></text:h>
      <text:p text:style-name="P147"><text:span text:style-name="T141">The Reset mode returns the Brick Status Light to the standard green blinking pattern that indicates a program is running on the EV3 Brick. <text:line-break/></text:span><text:span text:style-name="T107">Note:</text:span><text:span text:style-name="T174"> The </text:span><text:span text:style-name="T190">original</text:span><text:span text:style-name="T174">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174"> option.” However, the </text:span><text:span text:style-name="T107">L</text:span><text:span text:style-name="T118">ego</text:span><text:span text:style-name="T107">2LeJ</text:span><text:span text:style-name="T118">os</text:span><text:span text:style-name="T107">E</text:span><text:span text:style-name="T118">v</text:span><text:span text:style-name="T107">3</text:span><text:span text:style-name="T174"> Library uses the same blinking pattern for the Reset mode as with the On mode.</text:span></text:p>
      <text:p text:style-name="P129"><text:span text:style-name="T141">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reset()</text:span></text:p>
      <text:p text:style-name="P129"><text:span text:style-name="T62">Example:<text:line-break/><text:tab/></text:span><text:span text:style-name="T28">BrickStatusLight.</text:span><text:span text:style-name="T37">reset</text:span><text:span text:style-name="T11">();</text:span></text:p>
      <text:p text:style-name="P42"/>
      <text:p text:style-name="P42"/>
      <text:p text:style-name="P41"/>
      <text:h text:style-name="P201" text:outline-level="3"><text:bookmark-start text:name="__RefHeading___Toc2168_108391516"/>Wait Block<text:bookmark-end text:name="__RefHeading___Toc2168_108391516"/></text:h>
      <text:p text:style-name="P75">The <text:span text:style-name="T195">Wait</text:span><text:span text:style-name="T191"> class</text:span> implements one mode of the LEGO<text:span text:style-name="T62">®</text:span> Wait Programming block only. The other modes can easily ported to simple Java wait loop constructs.</text:p>
      <text:p text:style-name="P74"/>
      <text:h text:style-name="Heading_20_4" text:outline-level="4"><text:bookmark-start text:name="__RefHeading___Toc5931_2306771322"/><text:span text:style-name="T2">Wait Mode </text:span>Time:<text:bookmark-end text:name="__RefHeading___Toc5931_2306771322"/></text:h>
      <text:p text:style-name="Text_20_body">In the Time mode, the Wait block waits for the amount of time you specify in the <text:span text:style-name="T204">period</text:span> input. The time is measured from the start of the Wait block. </text:p>
      <text:p text:style-name="P78">Signature:<text:line-break/><text:tab/><text:span text:style-name="T234">public</text:span><text:span text:style-name="T11"> </text:span><text:span text:style-name="T234">static</text:span><text:span text:style-name="T11"> </text:span><text:span text:style-name="T234">void</text:span><text:span text:style-name="T11"> time(</text:span><text:span text:style-name="T234">float</text:span><text:span text:style-name="T11"> </text:span><text:span text:style-name="T285">period</text:span><text:span text:style-name="T11">)</text:span></text:p>
      <text:p text:style-name="P147"><text:span text:style-name="T363">Example:<text:line-break/><text:tab/></text:span><text:span text:style-name="T43">Wait.time</text:span><text:span text:style-name="T11">(1</text:span><text:span text:style-name="T27">.</text:span><text:span text:style-name="T19">2</text:span><text:span text:style-name="T27">F);</text:span></text:p>
      <text:p text:style-name="P78"><text:soft-page-break/></text:p>
      <text:p text:style-name="P78"/>
      <text:p text:style-name="P78"/>
      <text:h text:style-name="Heading_20_3" text:outline-level="3"><text:bookmark-start text:name="__RefHeading___Toc2199_108391516"/>InfraredSensor Class<text:bookmark-end text:name="__RefHeading___Toc2199_108391516"/></text:h>
      <text:p text:style-name="Text_20_body">The Infrared Sensor block gets data from the Infrared Sensor. You can measure sensor data in the Proximity, Beacon, and Remote modes and get Numeric output. </text:p>
      <text:p text:style-name="P152">The <text:span text:style-name="T327">InfraredSensor</text:span> class that implements this block needs to be instantiated <text:span text:style-name="T233">before its methods can be used</text:span>, for example at the beginning of the program:</text:p>
      <text:p text:style-name="P173"><text:span text:style-name="T234">public</text:span><text:span text:style-name="T11"> </text:span><text:span text:style-name="T234">class</text:span><text:span text:style-name="T11"> Gripp3rM3 {</text:span></text:p>
      <text:p text:style-name="P171"><text:span text:style-name="T39"><text:tab/></text:span><text:span text:style-name="T244">static</text:span><text:span text:style-name="T39"> </text:span><text:span text:style-name="T244">final</text:span><text:span text:style-name="T39"> Port </text:span><text:span text:style-name="T271">irSensorPort</text:span><text:span text:style-name="T39"> = SensorPort.</text:span><text:span text:style-name="T271">S4</text:span><text:span text:style-name="T39">;</text:span></text:p>
      <text:p text:style-name="P164"/>
      <text:p text:style-name="P173"><text:span text:style-name="T38"><text:tab/></text:span><text:span text:style-name="T244">public</text:span><text:span text:style-name="T39"> </text:span><text:span text:style-name="T244">static</text:span><text:span text:style-name="T39"> </text:span><text:span text:style-name="T244">void</text:span><text:span text:style-name="T39"> main(String[] </text:span><text:span text:style-name="T300">args</text:span><text:span text:style-name="T39">) {</text:span></text:p>
      <text:p text:style-name="P173"><text:span text:style-name="T39"><text:tab/><text:tab/>InfraredSensor </text:span><text:span text:style-name="T300">irs</text:span><text:span text:style-name="T39"> = </text:span><text:span text:style-name="T244">new</text:span><text:span text:style-name="T39"> InfraredSensor(</text:span><text:span text:style-name="T271">irSensorPort</text:span><text:span text:style-name="T39">);</text:span></text:p>
      <text:p text:style-name="P173"><text:tab/><text:tab/><text:span text:style-name="T11">...</text:span></text:p>
      <text:p text:style-name="P173"><text:tab/><text:span text:style-name="T22">}</text:span></text:p>
      <text:p text:style-name="P163">}</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48">The Measure-Proximity mode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342">T</text:span>he Infrared Sensor cannot detect Proximity to an object that is very close to the sensor (closer than about 1 cm or half an inch). </text:p>
      <text:p text:style-name="P110"><text:span text:style-name="T228">Note:</text:span><text:span text:style-name="T342"> LeJOS EV3 returns 0 if the raw sensor value is below 5, and </text:span>Float.POSITIVE_INFINITY <text:span text:style-name="T342">if it is greater than 55. To circumvent these limitations the </text:span><text:span text:style-name="T223">Lego2LeJosEv3</text:span><text:span text:style-name="T342"> Library overwrites the standard LeJOS </text:span><text:span text:style-name="T198">EV3IRSensor</text:span> <text:span text:style-name="T357">class with its own one.</text:span></text:p>
      <text:p text:style-name="P110"><text:span text:style-name="T342">Signature:<text:line-break/><text:tab/></text:span><text:span text:style-name="T234">public</text:span><text:span text:style-name="T11"> </text:span><text:span text:style-name="T234">float</text:span><text:span text:style-name="T11"> measureProximity()</text:span></text:p>
      <text:p text:style-name="P110"><text:span text:style-name="T342">Example:<text:line-break/><text:tab/></text:span><text:span text:style-name="T234">float</text:span><text:span text:style-name="T11"> </text:span><text:span text:style-name="T285">prox</text:span><text:span text:style-name="T11"> = </text:span><text:span text:style-name="T285">irs</text:span><text:span text:style-name="T11">.measureProximity();</text:span><text:line-break/></text:p>
      <text:h text:style-name="Heading_20_4" text:outline-level="4"><text:bookmark-start text:name="__RefHeading___Toc5935_2306771322"/><text:soft-page-break/><text:span text:style-name="T2">Infrared Sensor Mode </text:span>Measure-Beacon:<text:bookmark-end text:name="__RefHeading___Toc5935_2306771322"/></text:h>
      <text:p text:style-name="P111">The Measure-Beacon mode uses the Infrared Sensor in Beacon mode. </text:p>
      <text:p text:style-name="P113">Set the <text:span text:style-name="T211">c</text:span><text:span text:style-name="T198">hannel</text:span> to the beacon channel that you want to detect. <text:line-break/>The <text:span text:style-name="T198">beacon</text:span> proximity is in <text:span text:style-name="T344">the 0</text:span><text:span text:style-name="T341">th</text:span><text:span text:style-name="T344"> element</text:span>, the beacon heading is in <text:span text:style-name="T344">the 1</text:span><text:span text:style-name="T341">st</text:span><text:span text:style-name="T344"> element, and the </text:span><text:span text:style-name="T211">d</text:span><text:span text:style-name="T212">etected</text:span><text:span text:style-name="T344"> status is in the 2</text:span><text:span text:style-name="T341">nd</text:span><text:span text:style-name="T344"> element of the integer result array</text:span>.<text:line-break/>The <text:span text:style-name="T211">d</text:span><text:span text:style-name="T198">etected</text:span> output is <text:span text:style-name="T212">1</text:span> if the beacon is detected. If the beacon is not detected, <text:span text:style-name="T343">d</text:span>etected will be <text:span text:style-name="T212">0</text:span>, <text:span text:style-name="T343">p</text:span>roximity will be 100, and <text:span text:style-name="T343">h</text:span>eading will be 0. </text:p>
      <text:p text:style-name="P112">Signature:<text:line-break/><text:tab/><text:span text:style-name="T234">public</text:span><text:span text:style-name="T11"> </text:span><text:span text:style-name="T234">int</text:span><text:span text:style-name="T11">[] measureBeacon(</text:span><text:span text:style-name="T234">int</text:span><text:span text:style-name="T11"> </text:span><text:span text:style-name="T285">channel</text:span><text:span text:style-name="T11">)</text:span></text:p>
      <text:p text:style-name="P113"><text:span text:style-name="T343">Example:<text:line-break/><text:tab/></text:span><text:span text:style-name="T241">int</text:span><text:span text:style-name="T23">[] </text:span><text:span text:style-name="T293">beac</text:span><text:span text:style-name="T23"> = </text:span><text:span text:style-name="T293">irs</text:span><text:span text:style-name="T23">.measureBeacon(</text:span><text:span text:style-name="T53">1</text:span><text:span text:style-name="T23">);</text:span></text:p>
      <text:p text:style-name="P34"/>
      <text:h text:style-name="Heading_20_4" text:outline-level="4"><text:bookmark-start text:name="__RefHeading___Toc5937_2306771322"/><text:span text:style-name="T2">Infrared Sensor Mode </text:span>Measure-Remote:<text:bookmark-end text:name="__RefHeading___Toc5937_2306771322"/></text:h>
      <text:p text:style-name="P114"><text:span text:style-name="T135">The Measure-Remote mode uses the Infrared Sensor in Remote mode. </text:span><text:span text:style-name="T346">In Remote mode, the Infrared Sensor can detect button presses on the IR Beacon. You can use the Remote mode to make a remote control for your robot, for example. </text:span><text:span text:style-name="T135"><text:s/></text:span><text:span text:style-name="T137">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37">.</text:span></text:p>
      <text:p text:style-name="P115"><text:span text:style-name="T135">Set </text:span><text:span text:style-name="T82">c</text:span><text:span text:style-name="T83">hannel</text:span><text:span text:style-name="T135"> to the channel used by the IR Beacon. The Button ID of the currently pressed button, or combination of buttons </text:span><text:span text:style-name="T136">is returned. The Library defines the following Button ID constants:<text:line-break/></text:span><text:span text:style-name="T62">InfraredSensor.</text:span>NONE <text:span text:style-name="T358">(</text:span>= 0<text:span text:style-name="T358">)</text:span>: No button (and Beacon Mode is off)<text:line-break/><text:span text:style-name="T62">InfraredSensor.</text:span>TOP_LEFT <text:span text:style-name="T358">(</text:span>= 1<text:span text:style-name="T358">)</text:span>: Button 1<text:line-break/><text:span text:style-name="T62">InfraredSensor.</text:span>BOTTOM_LEFT <text:span text:style-name="T358">(</text:span>= 2<text:span text:style-name="T358">)</text:span>: Button 2<text:line-break/><text:span text:style-name="T62">InfraredSensor.</text:span>TOP_RIGHT <text:span text:style-name="T358">(</text:span>= 3<text:span text:style-name="T358">)</text:span>: Button 3<text:line-break/><text:span text:style-name="T62">InfraredSensor.</text:span>BOTTOM_RIGHT <text:span text:style-name="T358">(</text:span>= 4<text:span text:style-name="T358">)</text:span>: Button 4<text:line-break/><text:span text:style-name="T62">InfraredSensor.</text:span>TOP_BOTH <text:span text:style-name="T358">(</text:span>= 5<text:span text:style-name="T358">)</text:span>: Both Button 1 and Button 3<text:line-break/><text:span text:style-name="T62">InfraredSensor.</text:span>TOP_LEFT_BOTTOM_RIGHT <text:span text:style-name="T358">(</text:span>= 6<text:span text:style-name="T358">)</text:span>: Both Button 1 and Button 4<text:line-break/><text:span text:style-name="T62">InfraredSensor.</text:span>TOP_RIGHT_BOTTOM_LEFT <text:span text:style-name="T358">(</text:span>= 7<text:span text:style-name="T358">)</text:span>: Both Button 2 and Button 3<text:line-break/><text:span text:style-name="T62">InfraredSensor.</text:span>BOTTOM_BOTH <text:span text:style-name="T358">(</text:span>= 8<text:span text:style-name="T358">)</text:span>: Both Button 2 and Button 4<text:line-break/><text:span text:style-name="T62">InfraredSensor.</text:span>BEACON <text:span text:style-name="T358">(</text:span>= 9<text:span text:style-name="T358">)</text:span>: Beacon Mode is on<text:line-break/><text:span text:style-name="T62">InfraredSensor.</text:span>LEFT_BOTH <text:span text:style-name="T358">(</text:span>= 10<text:span text:style-name="T358">)</text:span>: Both Button 1 and Button 2<text:line-break/><text:span text:style-name="T62">InfraredSensor.</text:span>RIGHT_BOTH <text:span text:style-name="T358">(</text:span>= 11<text:span text:style-name="T358">)</text:span>: Both Button 3 and Button 4</text:p>
      <text:p text:style-name="P116">Signature:<text:line-break/><text:tab/><text:span text:style-name="T234">public</text:span><text:span text:style-name="T11"> </text:span><text:span text:style-name="T234">int</text:span><text:span text:style-name="T11"> measureRemote(</text:span><text:span text:style-name="T234">int</text:span><text:span text:style-name="T11"> </text:span><text:span text:style-name="T285">channel</text:span><text:span text:style-name="T11">)</text:span></text:p>
      <text:p text:style-name="P117"><text:span text:style-name="T347">Example:<text:line-break/><text:tab/></text:span><text:span text:style-name="T242">int</text:span><text:span text:style-name="T24"> </text:span><text:span text:style-name="T294">rbutton</text:span><text:span text:style-name="T24"> = </text:span><text:span text:style-name="T294">irs</text:span><text:span text:style-name="T24">.measureRemote(</text:span><text:span text:style-name="T53">1</text:span><text:span text:style-name="T24">);</text:span></text:p>
      <text:p text:style-name="P155"/>
      <text:h text:style-name="P191" text:outline-level="4"><text:bookmark-start text:name="__RefHeading___Toc5939_2306771322"/><text:soft-page-break/><text:span text:style-name="T2">Infrared Sensor Mode </text:span><text:span text:style-name="T355">Wait for Change of Proximity</text:span>:<text:bookmark-end text:name="__RefHeading___Toc5939_2306771322"/></text:h>
      <text:p text:style-name="P142"><text:span text:style-name="T62">In </text:span><text:span text:style-name="T183">the</text:span><text:span text:style-name="T62"> sensor Change mode with an </text:span><text:span text:style-name="T111">a</text:span><text:span text:style-name="T84">mount</text:span><text:span text:style-name="T62"> input, the Wait block will read a starting value from the sensor at the start of the block, then continuously read data from the sensor and wait for the value to change by the specified </text:span><text:span text:style-name="T111">a</text:span><text:span text:style-name="T84">mount</text:span><text:span text:style-name="T62"> from the starting value. </text:span></text:p>
      <text:p text:style-name="P142"><text:span text:style-name="T62">You can choose the </text:span><text:span text:style-name="T111">d</text:span><text:span text:style-name="T84">irection</text:span><text:span text:style-name="T62"> of change that is required: <text:line-break/></text:span><text:span text:style-name="T183">Change.</text:span><text:span text:style-name="T62">I</text:span><text:span text:style-name="T183">NCREASE </text:span><text:span text:style-name="T185">(</text:span><text:span text:style-name="T183">= 0</text:span><text:span text:style-name="T185">): The sensor value has increased</text:span><text:span text:style-name="T62">, <text:line-break/></text:span><text:span text:style-name="T183">Change.</text:span><text:span text:style-name="T62">D</text:span><text:span text:style-name="T183">ECREASE </text:span><text:span text:style-name="T185">(</text:span><text:span text:style-name="T183">= 1</text:span><text:span text:style-name="T185">): The sensor value has decreased</text:span><text:span text:style-name="T62">, or <text:line-break/></text:span><text:span text:style-name="T183">Change.</text:span><text:span text:style-name="T62">A</text:span><text:span text:style-name="T183">NY </text:span><text:span text:style-name="T185">(</text:span><text:span text:style-name="T183">= 2</text:span><text:span text:style-name="T62">): </text:span><text:span text:style-name="T185">The sensor value has increased or decreased</text:span><text:span text:style-name="T62">.<text:line-break/>The </text:span><text:span text:style-name="T185">return value is the</text:span><text:span text:style-name="T62"> final sensor value</text:span><text:span text:style-name="T183">.</text:span></text:p>
      <text:p text:style-name="P139"><text:span text:style-name="T183">Signature:<text:line-break/><text:tab/></text:span><text:span text:style-name="T258">public</text:span><text:span text:style-name="T11"> </text:span><text:span text:style-name="T234">float</text:span><text:span text:style-name="T11"> waitChangeProximity(</text:span><text:span text:style-name="T234">int</text:span><text:span text:style-name="T11"> </text:span><text:span text:style-name="T285">direction</text:span><text:span text:style-name="T11">, </text:span><text:span text:style-name="T234">float</text:span><text:span text:style-name="T11"> </text:span><text:span text:style-name="T285">amount</text:span><text:span text:style-name="T11">)</text:span></text:p>
      <text:p text:style-name="P139"><text:span text:style-name="T183">Example:<text:line-break/><text:tab/></text:span><text:span text:style-name="T62"> </text:span></text:p>
      <text:p text:style-name="P35"/>
      <text:p text:style-name="P35"/>
      <text:h text:style-name="P194" text:outline-level="3"><text:bookmark-start text:name="__RefHeading___Toc4268_3568313896"/><text:span text:style-name="T337">Gyro</text:span>Sensor Class<text:bookmark-end text:name="__RefHeading___Toc4268_3568313896"/></text:h>
      <text:p text:style-name="P1">The Gyro Sensor block gets data from the Gyro Sensor. You can measure the rotation rate or rotation angle and get a 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Text_20_body"><text:span text:style-name="T62">The </text:span><text:span text:style-name="T170">Gyro</text:span><text:span text:style-name="T62">Sensor class that implements this block needs to be instantiated before its methods can be used, for example at the beginning of the program:</text:span></text:p>
      <text:p text:style-name="P154"><text:span text:style-name="T234">public</text:span><text:span text:style-name="T11"> </text:span><text:span text:style-name="T234">class</text:span><text:span text:style-name="T11"> GyroTest {</text:span></text:p>
      <text:p text:style-name="Standard"><text:span text:style-name="T62"><text:tab/></text:span><text:span text:style-name="T246">static</text:span><text:span text:style-name="T28"> </text:span><text:span text:style-name="T246">final</text:span><text:span text:style-name="T28"> Port </text:span><text:span text:style-name="T282">gyroSensorPort</text:span><text:span text:style-name="T28"> = SensorPort.</text:span><text:span text:style-name="T282">S2</text:span><text:span text:style-name="T28">;</text:span></text:p>
      <text:p text:style-name="P165"/>
      <text:p text:style-name="Standard"><text:span text:style-name="T62"><text:tab/></text:span><text:span text:style-name="T246">public</text:span><text:span text:style-name="T28"> </text:span><text:span text:style-name="T246">static</text:span><text:span text:style-name="T28"> </text:span><text:span text:style-name="T246">void</text:span><text:span text:style-name="T28"> main(String[] </text:span><text:span text:style-name="T297">args</text:span><text:span text:style-name="T28">) {</text:span></text:p>
      <text:p text:style-name="Standard"><text:span text:style-name="T62"><text:tab/><text:tab/></text:span><text:span text:style-name="T28">GyroSensor </text:span><text:span text:style-name="T297">gyroSensor</text:span><text:span text:style-name="T28"> = </text:span><text:span text:style-name="T246">new</text:span><text:span text:style-name="T28"> GyroSensor(</text:span><text:span text:style-name="T282">gyroSensorPort</text:span><text:span text:style-name="T28">);</text:span></text:p>
      <text:p text:style-name="P175"><text:tab/><text:tab/><text:span text:style-name="T11">...</text:span></text:p>
      <text:p text:style-name="P175"><text:span text:style-name="T62"><text:tab/></text:span><text:span text:style-name="T34">}</text:span></text:p>
      <text:p text:style-name="P166">}</text:p>
      <text:p text:style-name="Text_20_body"/>
      <text:h text:style-name="Heading_20_4" text:outline-level="4"><text:bookmark-start text:name="__RefHeading___Toc5941_2306771322"/><text:soft-page-break/><text:span text:style-name="T2">Gyro Sensor Mode </text:span>Measure-Angle:<text:bookmark-end text:name="__RefHeading___Toc5941_2306771322"/></text:h>
      <text:p text:style-name="P104">The Measure-Angle mode outputs the rotation angle in <text:span text:style-name="T339">degrees</text:span>. The angle is measured relative to the last time the sensor was reset. Use the Reset mode to reset the angle to 0. </text:p>
      <text:p text:style-name="P105">Signature:<text:line-break/><text:tab/><text:span text:style-name="T234">public</text:span><text:span text:style-name="T11"> </text:span><text:span text:style-name="T234">float</text:span><text:span text:style-name="T11"> measureAngle()</text:span></text:p>
      <text:p text:style-name="P108"><text:span text:style-name="T338">Example:<text:line-break/><text:tab/></text:span><text:span text:style-name="T234">float</text:span><text:span text:style-name="T11"> </text:span><text:span text:style-name="T291">value</text:span><text:span text:style-name="T20"> = </text:span><text:span text:style-name="T291">gyroSensor</text:span><text:span text:style-name="T20">.measureAngle();</text:span></text:p>
      <text:p text:style-name="P108"/>
      <text:h text:style-name="Heading_20_4" text:outline-level="4"><text:bookmark-start text:name="__RefHeading___Toc5943_2306771322"/><text:span text:style-name="T2">Gyro Sensor Mode </text:span>Measure-Rate:<text:bookmark-end text:name="__RefHeading___Toc5943_2306771322"/></text:h>
      <text:p text:style-name="P108">The Measure-<text:span text:style-name="T339">Rate</text:span> mode outputs the rotation <text:span text:style-name="T339">rate</text:span> in <text:span text:style-name="T339">degrees / second</text:span>. </text:p>
      <text:p text:style-name="P106">Signature:<text:line-break/><text:tab/><text:span text:style-name="T234">public</text:span><text:span text:style-name="T11"> </text:span><text:span text:style-name="T234">float</text:span><text:span text:style-name="T11"> measureAngle()</text:span></text:p>
      <text:p text:style-name="P108"><text:span text:style-name="T338">Example:<text:line-break/><text:tab/></text:span><text:span text:style-name="T234">float</text:span><text:span text:style-name="T11"> </text:span><text:span text:style-name="T291">value</text:span><text:span text:style-name="T20"> = </text:span><text:span text:style-name="T291">gyroSensor</text:span><text:span text:style-name="T20">.measureAngle();</text:span></text:p>
      <text:p text:style-name="P106"/>
      <text:h text:style-name="Heading_20_4" text:outline-level="4"><text:bookmark-start text:name="__RefHeading___Toc5945_2306771322"/><text:span text:style-name="T2">Gyro Sensor Mode </text:span>Measure-Angle and Rate:<text:bookmark-end text:name="__RefHeading___Toc5945_2306771322"/></text:h>
      <text:p text:style-name="P106">The Measure-Angle and Rate mode outputs the rotation rate in <text:span text:style-name="T339">degrees / second in the 0</text:span><text:span text:style-name="T340">th</text:span><text:span text:style-name="T339"> element and the </text:span>rotation angle in <text:span text:style-name="T339">degrees in the 1</text:span><text:span text:style-name="T340">st</text:span><text:span text:style-name="T339"> element of a float array</text:span>. </text:p>
      <text:p text:style-name="P109">Signature:<text:line-break/><text:tab/><text:span text:style-name="T234">public</text:span><text:span text:style-name="T11"> </text:span><text:span text:style-name="T234">float</text:span><text:span text:style-name="T11">[] measureAngleRate()</text:span></text:p>
      <text:p text:style-name="P108"><text:span text:style-name="T339">Example:<text:line-break/><text:tab/></text:span><text:span text:style-name="T234">float</text:span><text:span text:style-name="T11">[] </text:span><text:span text:style-name="T292">value</text:span><text:span text:style-name="T21"> = </text:span><text:span text:style-name="T292">gyroSensor</text:span><text:span text:style-name="T21">.measureAngleRate();</text:span></text:p>
      <text:p text:style-name="P68"/>
      <text:p text:style-name="P68"/>
      <text:p text:style-name="P68"/>
      <text:h text:style-name="P194" text:outline-level="3"><text:bookmark-start text:name="__RefHeading___Toc5044_3568313896"/>TouchSensor Class<text:bookmark-end text:name="__RefHeading___Toc5044_3568313896"/></text:h>
      <text:p text:style-name="P36">The Touch Sensor block gets data from the Touch Sensor. The Touch Sensor detects whether the button on the face of the sensor is pressed in. You can test whether the Touch Sensor is Pressed, Released, or Bumped, and get a Logic (<text:span text:style-name="T224">t</text:span><text:span text:style-name="T198">rue</text:span> or <text:span text:style-name="T224">f</text:span><text:span text:style-name="T198">alse</text:span>) output. You can use a Touch Sensor to detect, for example, when your robot drives into something. You could also use a finger press on a Touch Sensor to trigger an action. </text:p>
      <text:p text:style-name="P123"><text:soft-page-break/><text:span text:style-name="T62">The </text:span><text:span text:style-name="T171">Touch</text:span><text:span text:style-name="T62">Sensor class that implements this block needs to be instantiated before its methods can be used, for example at the beginning of the program:</text:span></text:p>
      <text:p text:style-name="P176"><text:span text:style-name="T246">public</text:span><text:span text:style-name="T39"> </text:span><text:span text:style-name="T244">class</text:span><text:span text:style-name="T39"> TouchTest {</text:span></text:p>
      <text:p text:style-name="P176"><text:span text:style-name="T62"><text:tab/></text:span><text:span text:style-name="T246">static</text:span><text:span text:style-name="T11"> </text:span><text:span text:style-name="T234">final</text:span><text:span text:style-name="T11"> Port </text:span><text:span text:style-name="T273">touchSensorPort</text:span><text:span text:style-name="T11"> = SensorPort.</text:span><text:span text:style-name="T273">S3</text:span><text:span text:style-name="T11">;</text:span></text:p>
      <text:p text:style-name="P168"/>
      <text:p text:style-name="P176"><text:span text:style-name="T62"><text:tab/></text:span><text:span text:style-name="T246">public</text:span><text:span text:style-name="T28"> </text:span><text:span text:style-name="T246">static</text:span><text:span text:style-name="T28"> </text:span><text:span text:style-name="T246">void</text:span><text:span text:style-name="T28"> main(String[] </text:span><text:span text:style-name="T297">args</text:span><text:span text:style-name="T28">) {</text:span></text:p>
      <text:p text:style-name="P176"><text:span text:style-name="T62"><text:tab/><text:tab/></text:span><text:span text:style-name="T28">TouchSensor </text:span><text:span text:style-name="T285">touchSensor</text:span><text:span text:style-name="T11"> = </text:span><text:span text:style-name="T234">new</text:span><text:span text:style-name="T11"> TouchSensor(</text:span><text:span text:style-name="T273">touchSensorPort</text:span><text:span text:style-name="T11">);</text:span></text:p>
      <text:p text:style-name="P176"><text:tab/><text:tab/><text:span text:style-name="T11">...</text:span></text:p>
      <text:p text:style-name="P176"><text:span text:style-name="T62"><text:tab/></text:span><text:span text:style-name="T34">}</text:span></text:p>
      <text:p text:style-name="P167">}</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07"><text:span text:style-name="T62">The Measure-State mode outputs the state of the Touch Sensor . The State is </text:span><text:span text:style-name="T103">t</text:span><text:span text:style-name="T84">rue</text:span><text:span text:style-name="T62"> if the Touch sensor is currently pressed in, and </text:span><text:span text:style-name="T103">f</text:span><text:span text:style-name="T84">alse</text:span><text:span text:style-name="T62"> if not. </text:span></text:p>
      <text:p text:style-name="P124"><text:span text:style-name="T62">Signature:<text:line-break/><text:tab/></text:span><text:span text:style-name="T246">public</text:span><text:span text:style-name="T11"> </text:span><text:span text:style-name="T234">boolean</text:span><text:span text:style-name="T11"> measureState()</text:span></text:p>
      <text:p text:style-name="P125"><text:span text:style-name="T62">Example:<text:line-break/><text:tab/></text:span><text:span text:style-name="T246">boolean</text:span><text:span text:style-name="T28"> </text:span><text:span text:style-name="T297">value</text:span><text:span text:style-name="T28"> = </text:span><text:span text:style-name="T297">touchSensor</text:span><text:span text:style-name="T28">.measureState();</text:span></text:p>
      <text:p text:style-name="P37"/>
      <text:h text:style-name="Heading_20_4" text:outline-level="4"><text:bookmark-start text:name="__RefHeading___Toc5949_2306771322"/><text:span text:style-name="T2">Touch Sensor Mode </text:span>Compare-State:<text:bookmark-end text:name="__RefHeading___Toc5949_2306771322"/></text:h>
      <text:p text:style-name="P148"><text:span text:style-name="T173">In the Compare-State mode, you can choose which state of the Touch Sensor to test in the </text:span><text:span text:style-name="T104">s</text:span><text:span text:style-name="T105">tate</text:span><text:span text:style-name="T173"> input: </text:span><text:span text:style-name="T172">TouchSensor.</text:span><text:span text:style-name="T173">R</text:span><text:span text:style-name="T172">ELEASED </text:span><text:span text:style-name="T185">(</text:span><text:span text:style-name="T172">= 0</text:span><text:span text:style-name="T185">): The button is released</text:span><text:span text:style-name="T173">,<text:line-break/></text:span><text:span text:style-name="T172">TouchSensor.</text:span><text:span text:style-name="T173">P</text:span><text:span text:style-name="T172">RESSED </text:span><text:span text:style-name="T185">(</text:span><text:span text:style-name="T172">= 1</text:span><text:span text:style-name="T185">): The button is pressed</text:span><text:span text:style-name="T173">, or <text:line-break/></text:span><text:span text:style-name="T172">TouchSensor.</text:span><text:span text:style-name="T173">B</text:span><text:span text:style-name="T172">UMPED </text:span><text:span text:style-name="T185">(</text:span><text:span text:style-name="T172">= 2</text:span><text:span text:style-name="T173">): The button has been pressed and released in the past. The next Bumped occurrence will then require a new press and release. <text:s/><text:line-break/>The </text:span><text:span text:style-name="T185">return value is</text:span><text:span text:style-name="T173"> </text:span><text:span text:style-name="T104">t</text:span><text:span text:style-name="T105">rue</text:span><text:span text:style-name="T173"> </text:span><text:span text:style-name="T185">i</text:span><text:span text:style-name="T173">f the selected state </text:span><text:span text:style-name="T185">was detected</text:span><text:span text:style-name="T172">.</text:span></text:p>
      <text:p text:style-name="P126"><text:span text:style-name="T172">Signature:<text:line-break/><text:tab/></text:span><text:span text:style-name="T254">public</text:span><text:span text:style-name="T11"> </text:span><text:span text:style-name="T234">boolean</text:span><text:span text:style-name="T11"> compareState(</text:span><text:span text:style-name="T234">int</text:span><text:span text:style-name="T11"> </text:span><text:span text:style-name="T285">state</text:span><text:span text:style-name="T11">)</text:span></text:p>
      <text:p text:style-name="P127"><text:span text:style-name="T62">Example:<text:line-break/><text:tab/></text:span><text:span text:style-name="T28">String </text:span><text:span text:style-name="T285">status</text:span><text:span text:style-name="T11"> = </text:span><text:span text:style-name="T28">(</text:span><text:span text:style-name="T285">touchSensor</text:span><text:span text:style-name="T11">.compareState(TouchSensor.</text:span><text:span text:style-name="T273">BUMPED</text:span><text:span text:style-name="T11">) ? </text:span><text:span text:style-name="T310">"BUMPED"</text:span><text:span text:style-name="T11"> : </text:span><text:span text:style-name="T310">" <text:s text:c="4"/>"</text:span><text:span text:style-name="T11">);</text:span></text:p>
      <text:p text:style-name="P38"/>
      <text:p text:style-name="P38"/>
      <text:p text:style-name="P38"/>
      <text:h text:style-name="P197" text:outline-level="3"><text:bookmark-start text:name="__RefHeading___Toc5370_2533640708"/><text:soft-page-break/>T<text:span text:style-name="T354">imer</text:span> Class<text:bookmark-end text:name="__RefHeading___Toc5370_2533640708"/></text:h>
      <text:p text:style-name="P134"><text:span text:style-name="T172">The Timer block gets timing data from the internal timer in the EV3 Brick. You can measure a time interval in seconds and get a </text:span><text:span text:style-name="T180">n</text:span><text:span text:style-name="T172">umeric output. <text:line-break/>Use the </text:span><text:span text:style-name="T110">t</text:span><text:span text:style-name="T104">imer</text:span><text:span text:style-name="T110">ID</text:span><text:span text:style-name="T172"> input to choose a timer number </text:span><text:span text:style-name="T181">(1..8)</text:span><text:span text:style-name="T172">. The EV3 Brick has eight timers, so you can time up to eight different things together. <text:line-break/></text:span><text:span text:style-name="T113">Note:</text:span><text:span text:style-name="T185"> The </text:span><text:span text:style-name="T119">Lego2LeJosEv3</text:span><text:span text:style-name="T185"> Java implementation could easily be expanded to more than 8 Timers.</text:span></text:p>
      <text:p text:style-name="P40"/>
      <text:h text:style-name="Heading_20_4" text:outline-level="4"><text:bookmark-start text:name="__RefHeading___Toc5951_2306771322"/><text:span text:style-name="T70">Timer Mode</text:span><text:span text:style-name="T62"> Measure:</text:span><text:bookmark-end text:name="__RefHeading___Toc5951_2306771322"/></text:h>
      <text:p text:style-name="P137"><text:span text:style-name="T62">The Measure mode outputs the </text:span><text:span text:style-name="T181">e</text:span><text:span text:style-name="T62">lapsed </text:span><text:span text:style-name="T181">t</text:span><text:span text:style-name="T62">ime </text:span><text:span text:style-name="T182">of </text:span><text:span text:style-name="T172">the timer specified by the </text:span><text:span text:style-name="T110">t</text:span><text:span text:style-name="T104">imerID</text:span><text:span text:style-name="T172"> input </text:span><text:span text:style-name="T62">in seconds, starting at the last time the timer was reset using the Reset mode (or from the beginning of the program if the timer has never been reset</text:span><text:span text:style-name="T181">)</text:span><text:span text:style-name="T62">.</text:span></text:p>
      <text:p text:style-name="P135"><text:span text:style-name="T62">Signature:<text:line-break/><text:tab/></text:span><text:span text:style-name="T246">public</text:span><text:span text:style-name="T11"> </text:span><text:span text:style-name="T234">static</text:span><text:span text:style-name="T11"> </text:span><text:span text:style-name="T234">float</text:span><text:span text:style-name="T11"> measure(</text:span><text:span text:style-name="T234">int</text:span><text:span text:style-name="T11"> </text:span><text:span text:style-name="T285">timerID</text:span><text:span text:style-name="T11">)</text:span></text:p>
      <text:p text:style-name="P136"><text:span text:style-name="T181">Example:<text:line-break/><text:tab/></text:span><text:span text:style-name="T257">float</text:span><text:span text:style-name="T26"> </text:span><text:span text:style-name="T296">measure</text:span><text:span text:style-name="T26"> = Timer.</text:span><text:span text:style-name="T49">measure</text:span><text:span text:style-name="T26">(</text:span><text:span text:style-name="T11">2</text:span><text:span text:style-name="T26">);</text:span></text:p>
      <text:p text:style-name="P40"/>
      <text:h text:style-name="P192" text:outline-level="4"><text:bookmark-start text:name="__RefHeading___Toc5953_2306771322"/><text:span text:style-name="T77">Timer Mode</text:span><text:span text:style-name="T172"> </text:span><text:span text:style-name="T181">Reset</text:span><text:span text:style-name="T172">:</text:span><text:bookmark-end text:name="__RefHeading___Toc5953_2306771322"/></text:h>
      <text:p text:style-name="P134"><text:span text:style-name="T172">The Reset mode resets the timer specified by the </text:span><text:span text:style-name="T110">t</text:span><text:span text:style-name="T104">imerID</text:span><text:span text:style-name="T172"> input. The timer starts timing again immediately.</text:span></text:p>
      <text:p text:style-name="P138"><text:span text:style-name="T172">S</text:span><text:span text:style-name="T62">ignature:<text:line-break/><text:tab/></text:span><text:span text:style-name="T246">public</text:span><text:span text:style-name="T11"> </text:span><text:span text:style-name="T234">static</text:span><text:span text:style-name="T11"> </text:span><text:span text:style-name="T234">void</text:span><text:span text:style-name="T11"> reset(</text:span><text:span text:style-name="T234">int</text:span><text:span text:style-name="T11"> </text:span><text:span text:style-name="T285">timerID</text:span><text:span text:style-name="T11">)</text:span></text:p>
      <text:p text:style-name="P138"><text:span text:style-name="T62">Example:<text:line-break/><text:tab/></text:span><text:span text:style-name="T28">Timer.</text:span><text:span text:style-name="T43">reset</text:span><text:span text:style-name="T11">(2);</text:span></text:p>
      <text:p text:style-name="P46"/>
      <text:p text:style-name="P46"/>
      <text:p text:style-name="P46"/>
      <text:h text:style-name="P198" text:outline-level="3"><text:bookmark-start text:name="__RefHeading___Toc5487_3994481132"/><text:span text:style-name="T353">Random</text:span> Class<text:bookmark-end text:name="__RefHeading___Toc5487_3994481132"/></text:h>
      <text:p text:style-name="P39">The Random block can output a random Numeric or Logic value. You can use the result of the Random block to make your robot randomly choose from different actions. </text:p>
      <text:p text:style-name="P39"/>
      <text:h text:style-name="Heading_20_4" text:outline-level="4"><text:bookmark-start text:name="__RefHeading___Toc5955_2306771322"/><text:soft-page-break/><text:span text:style-name="T77">R</text:span><text:span text:style-name="T70">andom Mode </text:span><text:span text:style-name="T62">Numeric:</text:span><text:bookmark-end text:name="__RefHeading___Toc5955_2306771322"/></text:h>
      <text:p text:style-name="P131"><text:span text:style-name="T62">The Numeric mode outputs a random </text:span><text:span text:style-name="T176">numeric</text:span><text:span text:style-name="T62"> value. The </text:span><text:span text:style-name="T176">v</text:span><text:span text:style-name="T62">alue will be set to a random </text:span><text:span text:style-name="T176">number</text:span><text:span text:style-name="T62"> that is within the range specified by the </text:span><text:span text:style-name="T108">l</text:span><text:span text:style-name="T84">owerBound</text:span><text:span text:style-name="T62"> and </text:span><text:span text:style-name="T108">u</text:span><text:span text:style-name="T84">pperBound</text:span><text:span text:style-name="T62">. Each </text:span><text:span text:style-name="T176">numeric</text:span><text:span text:style-name="T62"> value within this range is equally likely to be chosen.</text:span></text:p>
      <text:p text:style-name="P131"><text:span text:style-name="T176">Signature:<text:line-break/><text:tab/></text:span><text:span text:style-name="T255">public</text:span><text:span text:style-name="T11"> </text:span><text:span text:style-name="T234">static</text:span><text:span text:style-name="T11"> </text:span><text:span text:style-name="T234">float</text:span><text:span text:style-name="T11"> numeric(</text:span><text:span text:style-name="T234">float</text:span><text:span text:style-name="T11"> </text:span><text:span text:style-name="T285">lowerBound</text:span><text:span text:style-name="T11">, </text:span><text:span text:style-name="T234">float</text:span><text:span text:style-name="T11"> </text:span><text:span text:style-name="T285">upperBound</text:span><text:span text:style-name="T11">)</text:span></text:p>
      <text:p text:style-name="P142"><text:span text:style-name="T176">Example:<text:line-break/><text:tab/></text:span><text:span text:style-name="T255">float</text:span><text:span text:style-name="T11"> </text:span><text:span text:style-name="T285">number</text:span><text:span text:style-name="T11"> = </text:span><text:span text:style-name="T25">Random</text:span><text:span text:style-name="T11">.</text:span><text:span text:style-name="T43">numeric</text:span><text:span text:style-name="T11">(0.1F, 5.4F);</text:span></text:p>
      <text:p text:style-name="P44"/>
      <text:h text:style-name="Heading_20_4" text:outline-level="4"><text:bookmark-start text:name="__RefHeading___Toc5957_2306771322"/><text:span text:style-name="T70">Random Mode </text:span><text:span text:style-name="T62">Logic:</text:span><text:bookmark-end text:name="__RefHeading___Toc5957_2306771322"/></text:h>
      <text:p text:style-name="Text_20_body"><text:span text:style-name="T62">The Logic mode outputs a </text:span><text:span text:style-name="T109">t</text:span><text:span text:style-name="T84">rue</text:span><text:span text:style-name="T62"> or </text:span><text:span text:style-name="T109">f</text:span><text:span text:style-name="T84">alse</text:span><text:span text:style-name="T62"> value. The probability that a </text:span><text:span text:style-name="T109">t</text:span><text:span text:style-name="T84">rue</text:span><text:span text:style-name="T62"> value will be output is specified by the </text:span><text:span text:style-name="T109">p</text:span><text:span text:style-name="T84">robability</text:span><text:span text:style-name="T109">O</text:span><text:span text:style-name="T84">fTrue</text:span><text:span text:style-name="T62"> input. This input is a percentage value from 0 to 100. For example, a probability of 25 would result in a 25% chance that True is output and a 75% chance that False is output.</text:span></text:p>
      <text:p text:style-name="P132"><text:span text:style-name="T62">Signature:<text:line-break/><text:tab/></text:span><text:span text:style-name="T246">public</text:span><text:span text:style-name="T11"> </text:span><text:span text:style-name="T234">static</text:span><text:span text:style-name="T11"> </text:span><text:span text:style-name="T234">boolean</text:span><text:span text:style-name="T11"> logic(</text:span><text:span text:style-name="T234">int</text:span><text:span text:style-name="T11"> </text:span><text:span text:style-name="T285">probabilityOfTrue</text:span><text:span text:style-name="T11">)</text:span></text:p>
      <text:p text:style-name="P133"><text:span text:style-name="T177">Example:<text:line-break/><text:tab/></text:span><text:span text:style-name="T256">boolean</text:span><text:span text:style-name="T25"> </text:span><text:span text:style-name="T295">bool</text:span><text:span text:style-name="T25"> = Random.</text:span><text:span text:style-name="T48">logic</text:span><text:span text:style-name="T25">(</text:span><text:span text:style-name="T11">75</text:span><text:span text:style-name="T25">);</text:span></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Lego2LeJosEv3 Library</text:chapter><text:tab/><text:date style:data-style-name="N80" text:date-value="2018-12-22T09:18:24.703999729">22. Dec. 2018</text:date> <text:time style:data-style-name="N40" text:time-value="2018-12-22T09:18:24.703999729">09:18</text:time><text:s text:c="2"/><text:tab/><text:page-number text:select-page="current">27</text:page-number> <text:span text:style-name="MT1">of </text:span><text:span text:style-name="MT1"><text:page-count>2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90</meta:editing-cycles>
    <meta:editing-duration>PT14H44M14S</meta:editing-duration>
    <dc:date>2018-12-22T09:18:24.516000000</dc:date>
    <meta:document-statistic meta:table-count="0" meta:image-count="0" meta:object-count="0" meta:page-count="27" meta:paragraph-count="435" meta:word-count="6608" meta:character-count="41360" meta:non-whitespace-character-count="34844"/>
  </office:meta>
</office:document-meta>
</file>